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Georgia" svg:font-family="Georgia"/>
    <style:font-face style:name="Tahoma" svg:font-family="Tahom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fo:margin-left="1.259cm" style:writing-mode="lr-tb">
        <style:tab-stops>
          <style:tab-stop style:type="left" style:leader-style="none" style:position="-0.009cm"/>
        </style:tab-stops>
      </style:paragraph-properties>
    </style:style>
    <style:style style:name="P2" style:family="paragraph" style:parent-style-name="Standard">
      <style:paragraph-properties fo:text-align="justify" fo:break-before="auto" fo:text-indent="0cm" fo:line-height="100%" fo:margin-top="0cm" fo:margin-left="0.494cm" style:writing-mode="lr-tb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justify" fo:break-before="auto" fo:line-height="100%" fo:margin-top="0cm" style:writing-mode="lr-tb"/>
    </style:style>
    <style:style style:name="T3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6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7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8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8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8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8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8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8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_8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" style:family="paragraph" style:parent-style-name="Standard">
      <style:paragraph-properties fo:text-align="justify" fo:break-before="auto" fo:text-indent="0cm" fo:line-height="100%" fo:margin-top="0cm" fo:margin-bottom="0.212cm" fo:margin-left="0.501cm" style:writing-mode="lr-tb">
        <style:tab-stops>
          <style:tab-stop style:type="left" style:leader-style="none" style:position="0.499cm"/>
          <style:tab-stop style:type="left" style:leader-style="none" style:position="2.499cm"/>
          <style:tab-stop style:type="left" style:leader-style="none" style:position="4.5cm"/>
          <style:tab-stop style:type="left" style:leader-style="none" style:position="6.5cm"/>
        </style:tab-stops>
      </style:paragraph-properties>
    </style:style>
    <style:style style:name="T4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" style:family="paragraph" style:parent-style-name="Standard">
      <style:paragraph-properties fo:text-align="justify" fo:break-before="auto" fo:text-indent="0cm" fo:line-height="100%" fo:margin-top="0cm" fo:margin-left="0.494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" style:family="paragraph" style:parent-style-name="Standard">
      <style:paragraph-properties fo:text-align="justify" fo:break-before="auto" fo:line-height="100%" fo:margin-top="0cm" style:writing-mode="lr-tb"/>
    </style:style>
    <style:style style:name="T6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5" style:family="text">
      <style:text-properties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7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8" style:family="paragraph" style:parent-style-name="Standard">
      <style:paragraph-properties fo:text-align="justify" fo:break-before="auto" fo:text-indent="0.619cm" fo:line-height="125%" fo:margin-left="1.145cm" style:writing-mode="lr-tb">
        <style:tab-stops>
          <style:tab-stop style:type="left" style:leader-style="none" style:position="0.607cm"/>
          <style:tab-stop style:type="left" style:leader-style="none" style:position="2.607cm"/>
          <style:tab-stop style:type="left" style:leader-style="none" style:position="4.607cm"/>
          <style:tab-stop style:type="left" style:leader-style="none" style:position="6.608cm"/>
          <style:tab-stop style:type="left" style:leader-style="none" style:position="8.856cm"/>
          <style:tab-stop style:type="left" style:leader-style="none" style:position="11.107cm"/>
        </style:tab-stops>
      </style:paragraph-properties>
    </style:style>
    <style:style style:name="T8_1" style:family="text">
      <style:text-properties style:font-name="Arial" fo:font-size="10pt" style:font-name-asian="Arial" style:font-size-asian="10pt" style:font-name-complex="Arial" style:font-size-complex="10pt"/>
    </style:style>
    <style:style style:name="T8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8_3" style:family="text">
      <style:text-properties style:font-name="Arial" fo:font-size="10pt" style:font-name-asian="Arial" style:font-size-asian="10pt" style:font-name-complex="Arial" style:font-size-complex="10pt"/>
    </style:style>
    <style:style style:name="T8_4" style:family="text"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justify" fo:break-before="auto" fo:line-height="100%" fo:margin-top="0cm" style:writing-mode="lr-tb">
        <style:tab-stops>
          <style:tab-stop style:type="left" style:leader-style="none" style:position="9.751cm"/>
          <style:tab-stop style:type="left" style:leader-style="none" style:position="13.503cm"/>
        </style:tab-stops>
      </style:paragraph-properties>
    </style:style>
    <style:style style:name="T9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6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6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6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_6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" style:family="paragraph" style:parent-style-name="Standard">
      <style:paragraph-properties fo:text-align="justify" fo:break-before="auto" fo:text-indent="0cm" fo:line-height="100%" fo:margin-top="0cm" fo:margin-left="1.764cm" style:writing-mode="lr-tb"/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1" style:family="paragraph" style:parent-style-name="Standard">
      <style:paragraph-properties fo:text-align="justify" fo:break-before="auto" fo:line-height="100%" fo:margin-top="0cm" style:writing-mode="lr-tb"/>
    </style:style>
    <style:style style:name="T11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4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5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6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79" style:family="text">
      <style:text-properties style:text-position="super 58%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8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8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8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8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_8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2" style:family="paragraph" style:parent-style-name="Standard">
      <style:paragraph-properties fo:text-align="justify" fo:break-before="auto" fo:line-height="100%" fo:margin-top="0cm" style:writing-mode="lr-tb"/>
    </style:style>
    <style:style style:name="T12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2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2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3" style:family="paragraph" style:parent-style-name="Standard">
      <style:paragraph-properties fo:text-align="justify" fo:break-before="auto" fo:line-height="100%" fo:margin-top="0cm" style:writing-mode="lr-tb"/>
    </style:style>
    <style:style style:name="T13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3" style:family="text">
      <style:text-properties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3_40" style:family="text" style:parent-style-name="Standard"/>
    <style:style style:name="P14" style:family="paragraph" style:parent-style-name="Standard">
      <style:paragraph-properties fo:break-before="auto" fo:text-indent="0cm" fo:line-height="100%" fo:margin-top="0cm" fo:margin-bottom="0cm" fo:margin-left="0.63cm" style:writing-mode="lr-tb"/>
    </style:style>
    <style:style style:name="T14_1" style:family="text">
      <style:text-properties style:font-name="Calibri" fo:font-size="10pt" style:font-name-asian="Calibri" style:font-size-asian="10pt" style:font-name-complex="Calibri" style:font-size-complex="10pt" fo:font-weight="normal" style:font-weight-asian="normal" style:font-weight-complex="normal"/>
    </style:style>
    <style:style style:name="T14_2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3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4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5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6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7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8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9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10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11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12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13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14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15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16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17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18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19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20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21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22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23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24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25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26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27" style:family="text">
      <style:text-properties fo:color="#000000" style:font-name="Arial" fo:font-size="9pt" style:font-name-asian="Arial" style:font-size-asian="9pt" style:font-name-complex="Arial" style:font-size-complex="9pt" fo:font-weight="normal" style:font-weight-asian="normal" style:font-weight-complex="normal"/>
    </style:style>
    <style:style style:name="T14_28" style:family="text">
      <style:text-properties fo:background-color="#fafafa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5" style:family="paragraph" style:parent-style-name="Standard">
      <style:paragraph-properties fo:text-align="justify" fo:break-before="auto" fo:text-indent="0cm" fo:line-height="125%" fo:margin-top="0cm" fo:margin-left="1.251cm" style:writing-mode="lr-tb">
        <style:tab-stops>
          <style:tab-stop style:type="left" style:leader-style="none" style:position="0.501cm"/>
        </style:tab-stops>
      </style:paragraph-properties>
    </style:style>
    <style:style style:name="T15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5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6" style:family="paragraph" style:parent-style-name="Standard">
      <style:paragraph-properties fo:text-align="justify" fo:break-before="auto" fo:text-indent="0cm" fo:line-height="125%" fo:margin-top="0cm" fo:margin-left="1.251cm" style:writing-mode="lr-tb">
        <style:tab-stops>
          <style:tab-stop style:type="left" style:leader-style="none" style:position="0.501cm"/>
        </style:tab-stops>
      </style:paragraph-properties>
    </style:style>
    <style:style style:name="T16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6_13" style:family="text">
      <style:text-properties fo:background-color="#fafafa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7" style:family="paragraph" style:parent-style-name="Standard">
      <style:paragraph-properties fo:text-align="justify" fo:break-before="auto" fo:text-indent="0cm" fo:line-height="125%" fo:margin-top="0cm" fo:margin-left="1.251cm" style:writing-mode="lr-tb">
        <style:tab-stops>
          <style:tab-stop style:type="left" style:leader-style="none" style:position="0.501cm"/>
        </style:tab-stops>
      </style:paragraph-properties>
    </style:style>
    <style:style style:name="T17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7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8" style:family="paragraph" style:parent-style-name="Standard">
      <style:paragraph-properties fo:text-align="justify" fo:break-before="auto" fo:text-indent="0cm" fo:line-height="100%" fo:margin-top="0cm" fo:margin-left="0.494cm" style:writing-mode="lr-tb"/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9" style:family="paragraph" style:parent-style-name="Standard">
      <style:paragraph-properties fo:text-align="justify" fo:break-before="auto" fo:line-height="100%" fo:margin-top="0cm" style:writing-mode="lr-tb"/>
    </style:style>
    <style:style style:name="T19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9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0" style:family="paragraph" style:parent-style-name="Standard">
      <style:paragraph-properties fo:text-align="justify" fo:break-before="auto" fo:text-indent="0cm" fo:line-height="100%" fo:margin-top="0cm" fo:margin-left="0.494cm" style:writing-mode="lr-tb"/>
    </style:style>
    <style:style style:name="T20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0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1" style:family="paragraph" style:parent-style-name="Standard">
      <style:paragraph-properties fo:text-align="justify" fo:break-before="auto" fo:text-indent="0cm" fo:line-height="100%" fo:margin-top="0cm" fo:margin-left="0.494cm" style:writing-mode="lr-tb"/>
    </style:style>
    <style:style style:name="T21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1_9" style:family="text">
      <style:text-properties style:font-name="Arial" fo:font-size="10pt" style:font-name-asian="Arial" style:font-size-asian="10pt" style:font-name-complex="Arial" style:font-size-complex="10pt"/>
    </style:style>
    <style:style style:name="T21_10" style:family="text">
      <style:text-properties style:font-name="Arial" fo:font-size="10pt" style:font-name-asian="Arial" style:font-size-asian="10pt" style:font-name-complex="Arial" style:font-size-complex="10pt"/>
    </style:style>
    <style:style style:name="T21_11" style:family="text">
      <style:text-properties style:font-name="Arial" fo:font-size="10pt" style:font-name-asian="Arial" style:font-size-asian="10pt" style:font-name-complex="Arial" style:font-size-complex="10pt"/>
    </style:style>
    <style:style style:name="T21_12" style:family="text">
      <style:text-properties style:font-name="Arial" fo:font-size="10pt" style:font-name-asian="Arial" style:font-size-asian="10pt" style:font-name-complex="Arial" style:font-size-complex="10pt"/>
    </style:style>
    <style:style style:name="T21_13" style:family="text">
      <style:text-properties style:font-name="Arial" fo:font-size="10pt" style:font-name-asian="Arial" style:font-size-asian="10pt" style:font-name-complex="Arial" style:font-size-complex="10pt"/>
    </style:style>
    <style:style style:name="T21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2" style:family="paragraph" style:parent-style-name="Standard">
      <style:paragraph-properties fo:text-align="justify" fo:break-before="auto" fo:text-indent="0cm" fo:line-height="100%" fo:margin-top="0cm" fo:margin-left="0.494cm" style:writing-mode="lr-tb"/>
    </style:style>
    <style:style style:name="T22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2_1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3" style:family="paragraph" style:parent-style-name="Standard">
      <style:paragraph-properties fo:text-align="justify" fo:break-before="auto" fo:text-indent="0cm" fo:line-height="100%" fo:margin-top="0cm" fo:margin-bottom="0cm" fo:margin-left="0.494cm" style:writing-mode="lr-tb"/>
    </style:style>
    <style:style style:name="T23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3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3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3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3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3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3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3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3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3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3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3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4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Standard">
      <style:paragraph-properties fo:text-align="justify" fo:break-before="auto" fo:line-height="100%" fo:margin-top="0cm" style:writing-mode="lr-tb"/>
    </style:style>
    <style:style style:name="T25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5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6" style:family="paragraph" style:parent-style-name="Standard">
      <style:paragraph-properties fo:text-align="justify" fo:break-before="auto" fo:line-height="115%" fo:margin-top="0cm" style:writing-mode="lr-tb"/>
    </style:style>
    <style:style style:name="T26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2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6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7" style:family="paragraph" style:parent-style-name="Standard">
      <style:paragraph-properties fo:text-align="justify" fo:break-before="auto" fo:line-height="115%" fo:margin-top="0cm" style:writing-mode="lr-tb"/>
    </style:style>
    <style:style style:name="T27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9" style:family="text">
      <style:text-properties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7_4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8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28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5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6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6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6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6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6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6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6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7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7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7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7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7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7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7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7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28_7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29" style:family="paragraph" style:parent-style-name="Standard">
      <style:paragraph-properties fo:text-align="justify" fo:break-before="auto" fo:line-height="100%" style:writing-mode="lr-tb"/>
    </style:style>
    <style:style style:name="T29_1" style:family="text">
      <style:text-properties style:font-name="Arial" fo:font-size="10pt" style:font-name-asian="Arial" style:font-size-asian="10pt" style:font-name-complex="Arial" style:font-size-complex="10pt"/>
    </style:style>
    <style:style style:name="T29_2" style:family="text">
      <style:text-properties style:font-name="Arial" fo:font-size="10pt" style:font-name-asian="Arial" style:font-size-asian="10pt" style:font-name-complex="Arial" style:font-size-complex="10pt"/>
    </style:style>
    <style:style style:name="T29_3" style:family="text">
      <style:text-properties style:font-name="Arial" fo:font-size="10pt" style:font-name-asian="Arial" style:font-size-asian="10pt" style:font-name-complex="Arial" style:font-size-complex="10pt"/>
    </style:style>
    <style:style style:name="T29_4" style:family="text">
      <style:text-properties style:font-name="Arial" fo:font-size="10pt" style:font-name-asian="Arial" style:font-size-asian="10pt" style:font-name-complex="Arial" style:font-size-complex="10pt"/>
    </style:style>
    <style:style style:name="T29_5" style:family="text">
      <style:text-properties style:font-name="Arial" fo:font-size="10pt" style:font-name-asian="Arial" style:font-size-asian="10pt" style:font-name-complex="Arial" style:font-size-complex="10pt"/>
    </style:style>
    <style:style style:name="T29_6" style:family="text">
      <style:text-properties style:font-name="Arial" fo:font-size="10pt" style:font-name-asian="Arial" style:font-size-asian="10pt" style:font-name-complex="Arial" style:font-size-complex="10pt"/>
    </style:style>
    <style:style style:name="T29_7" style:family="text">
      <style:text-properties style:font-name="Arial" fo:font-size="10pt" style:font-name-asian="Arial" style:font-size-asian="10pt" style:font-name-complex="Arial" style:font-size-complex="10pt"/>
    </style:style>
    <style:style style:name="T29_8" style:family="text">
      <style:text-properties style:font-name="Arial" fo:font-size="10pt" style:font-name-asian="Arial" style:font-size-asian="10pt" style:font-name-complex="Arial" style:font-size-complex="10pt"/>
    </style:style>
    <style:style style:name="T29_9" style:family="text">
      <style:text-properties style:font-name="Arial" fo:font-size="10pt" style:font-name-asian="Arial" style:font-size-asian="10pt" style:font-name-complex="Arial" style:font-size-complex="10pt"/>
    </style:style>
    <style:style style:name="T29_10" style:family="text">
      <style:text-properties style:font-name="Arial" fo:font-size="10pt" style:font-name-asian="Arial" style:font-size-asian="10pt" style:font-name-complex="Arial" style:font-size-complex="10pt"/>
    </style:style>
    <style:style style:name="T29_11" style:family="text">
      <style:text-properties style:font-name="Arial" fo:font-size="10pt" style:font-name-asian="Arial" style:font-size-asian="10pt" style:font-name-complex="Arial" style:font-size-complex="10pt"/>
    </style:style>
    <style:style style:name="T29_12" style:family="text">
      <style:text-properties style:font-name="Arial" fo:font-size="10pt" style:font-name-asian="Arial" style:font-size-asian="10pt" style:font-name-complex="Arial" style:font-size-complex="10pt"/>
    </style:style>
    <style:style style:name="T29_13" style:family="text">
      <style:text-properties style:font-name="Arial" fo:font-size="10pt" style:font-name-asian="Arial" style:font-size-asian="10pt" style:font-name-complex="Arial" style:font-size-complex="10pt"/>
    </style:style>
    <style:style style:name="T29_14" style:family="text">
      <style:text-properties style:font-name="Arial" fo:font-size="10pt" style:font-name-asian="Arial" style:font-size-asian="10pt" style:font-name-complex="Arial" style:font-size-complex="10pt"/>
    </style:style>
    <style:style style:name="T29_15" style:family="text">
      <style:text-properties style:font-name="Arial" fo:font-size="10pt" style:font-name-asian="Arial" style:font-size-asian="10pt" style:font-name-complex="Arial" style:font-size-complex="10pt"/>
    </style:style>
    <style:style style:name="T29_16" style:family="text">
      <style:text-properties style:font-name="Arial" fo:font-size="10pt" style:font-name-asian="Arial" style:font-size-asian="10pt" style:font-name-complex="Arial" style:font-size-complex="10pt"/>
    </style:style>
    <style:style style:name="T29_17" style:family="text">
      <style:text-properties style:font-name="Arial" fo:font-size="10pt" style:font-name-asian="Arial" style:font-size-asian="10pt" style:font-name-complex="Arial" style:font-size-complex="10pt"/>
    </style:style>
    <style:style style:name="T29_18" style:family="text">
      <style:text-properties style:font-name="Arial" fo:font-size="10pt" style:font-name-asian="Arial" style:font-size-asian="10pt" style:font-name-complex="Arial" style:font-size-complex="10pt"/>
    </style:style>
    <style:style style:name="T29_19" style:family="text">
      <style:text-properties style:font-name="Arial" fo:font-size="10pt" style:font-name-asian="Arial" style:font-size-asian="10pt" style:font-name-complex="Arial" style:font-size-complex="10pt"/>
    </style:style>
    <style:style style:name="T29_20" style:family="text">
      <style:text-properties style:font-name="Arial" fo:font-size="10pt" style:font-name-asian="Arial" style:font-size-asian="10pt" style:font-name-complex="Arial" style:font-size-complex="10pt"/>
    </style:style>
    <style:style style:name="T29_21" style:family="text">
      <style:text-properties style:font-name="Arial" fo:font-size="10pt" style:font-name-asian="Arial" style:font-size-asian="10pt" style:font-name-complex="Arial" style:font-size-complex="10pt"/>
    </style:style>
    <style:style style:name="T29_22" style:family="text">
      <style:text-properties style:font-name="Arial" fo:font-size="10pt" style:font-name-asian="Arial" style:font-size-asian="10pt" style:font-name-complex="Arial" style:font-size-complex="10pt"/>
    </style:style>
    <style:style style:name="T29_23" style:family="text">
      <style:text-properties style:font-name="Arial" fo:font-size="10pt" style:font-name-asian="Arial" style:font-size-asian="10pt" style:font-name-complex="Arial" style:font-size-complex="10pt"/>
    </style:style>
    <style:style style:name="T29_24" style:family="text">
      <style:text-properties style:font-name="Arial" fo:font-size="10pt" style:font-name-asian="Arial" style:font-size-asian="10pt" style:font-name-complex="Arial" style:font-size-complex="10pt"/>
    </style:style>
    <style:style style:name="T29_25" style:family="text">
      <style:text-properties style:font-name="Arial" fo:font-size="10pt" style:font-name-asian="Arial" style:font-size-asian="10pt" style:font-name-complex="Arial" style:font-size-complex="10pt"/>
    </style:style>
    <style:style style:name="T29_26" style:family="text">
      <style:text-properties style:font-name="Arial" fo:font-size="10pt" style:font-name-asian="Arial" style:font-size-asian="10pt" style:font-name-complex="Arial" style:font-size-complex="10pt"/>
    </style:style>
    <style:style style:name="T29_27" style:family="text">
      <style:text-properties style:font-name="Arial" fo:font-size="10pt" style:font-name-asian="Arial" style:font-size-asian="10pt" style:font-name-complex="Arial" style:font-size-complex="10pt"/>
    </style:style>
    <style:style style:name="T29_28" style:family="text">
      <style:text-properties style:font-name="Arial" fo:font-size="10pt" style:font-name-asian="Arial" style:font-size-asian="10pt" style:font-name-complex="Arial" style:font-size-complex="10pt"/>
    </style:style>
    <style:style style:name="T29_29" style:family="text">
      <style:text-properties style:font-name="Arial" fo:font-size="10pt" style:font-name-asian="Arial" style:font-size-asian="10pt" style:font-name-complex="Arial" style:font-size-complex="10pt"/>
    </style:style>
    <style:style style:name="T29_30" style:family="text">
      <style:text-properties style:font-name="Arial" fo:font-size="10pt" style:font-name-asian="Arial" style:font-size-asian="10pt" style:font-name-complex="Arial" style:font-size-complex="10pt"/>
    </style:style>
    <style:style style:name="T29_31" style:family="text">
      <style:text-properties style:font-name="Arial" fo:font-size="10pt" style:font-name-asian="Arial" style:font-size-asian="10pt" style:font-name-complex="Arial" style:font-size-complex="10pt"/>
    </style:style>
    <style:style style:name="P30" style:family="paragraph" style:parent-style-name="Standard">
      <style:paragraph-properties fo:text-align="justify" fo:break-before="auto" fo:line-height="100%" style:writing-mode="lr-tb"/>
    </style:style>
    <style:style style:name="T30_1" style:family="text">
      <style:text-properties style:font-name="Arial" fo:font-size="10pt" style:font-name-asian="Arial" style:font-size-asian="10pt" style:font-name-complex="Arial" style:font-size-complex="10pt"/>
    </style:style>
    <style:style style:name="T30_2" style:family="text">
      <style:text-properties style:font-name="Arial" fo:font-size="10pt" style:font-name-asian="Arial" style:font-size-asian="10pt" style:font-name-complex="Arial" style:font-size-complex="10pt"/>
    </style:style>
    <style:style style:name="T30_3" style:family="text">
      <style:text-properties style:font-name="Arial" fo:font-size="10pt" style:font-name-asian="Arial" style:font-size-asian="10pt" style:font-name-complex="Arial" style:font-size-complex="10pt"/>
    </style:style>
    <style:style style:name="T30_4" style:family="text">
      <style:text-properties style:font-name="Arial" fo:font-size="10pt" style:font-name-asian="Arial" style:font-size-asian="10pt" style:font-name-complex="Arial" style:font-size-complex="10pt"/>
    </style:style>
    <style:style style:name="T30_5" style:family="text">
      <style:text-properties style:font-name="Arial" fo:font-size="10pt" style:font-name-asian="Arial" style:font-size-asian="10pt" style:font-name-complex="Arial" style:font-size-complex="10pt"/>
    </style:style>
    <style:style style:name="T30_6" style:family="text">
      <style:text-properties style:font-name="Arial" fo:font-size="10pt" style:font-name-asian="Arial" style:font-size-asian="10pt" style:font-name-complex="Arial" style:font-size-complex="10pt"/>
    </style:style>
    <style:style style:name="T30_7" style:family="text">
      <style:text-properties style:font-name="Arial" fo:font-size="10pt" style:font-name-asian="Arial" style:font-size-asian="10pt" style:font-name-complex="Arial" style:font-size-complex="10pt"/>
    </style:style>
    <style:style style:name="T30_8" style:family="text">
      <style:text-properties style:font-name="Arial" fo:font-size="10pt" style:font-name-asian="Arial" style:font-size-asian="10pt" style:font-name-complex="Arial" style:font-size-complex="10pt"/>
    </style:style>
    <style:style style:name="T30_9" style:family="text">
      <style:text-properties style:font-name="Arial" fo:font-size="10pt" style:font-name-asian="Arial" style:font-size-asian="10pt" style:font-name-complex="Arial" style:font-size-complex="10pt"/>
    </style:style>
    <style:style style:name="T30_10" style:family="text">
      <style:text-properties style:font-name="Arial" fo:font-size="10pt" style:font-name-asian="Arial" style:font-size-asian="10pt" style:font-name-complex="Arial" style:font-size-complex="10pt"/>
    </style:style>
    <style:style style:name="T30_11" style:family="text">
      <style:text-properties style:font-name="Arial" fo:font-size="10pt" style:font-name-asian="Arial" style:font-size-asian="10pt" style:font-name-complex="Arial" style:font-size-complex="10pt"/>
    </style:style>
    <style:style style:name="T30_12" style:family="text">
      <style:text-properties style:font-name="Arial" fo:font-size="10pt" style:font-name-asian="Arial" style:font-size-asian="10pt" style:font-name-complex="Arial" style:font-size-complex="10pt"/>
    </style:style>
    <style:style style:name="T30_13" style:family="text">
      <style:text-properties style:font-name="Arial" fo:font-size="10pt" style:font-name-asian="Arial" style:font-size-asian="10pt" style:font-name-complex="Arial" style:font-size-complex="10pt"/>
    </style:style>
    <style:style style:name="T30_14" style:family="text">
      <style:text-properties style:font-name="Arial" fo:font-size="10pt" style:font-name-asian="Arial" style:font-size-asian="10pt" style:font-name-complex="Arial" style:font-size-complex="10pt"/>
    </style:style>
    <style:style style:name="T30_15" style:family="text">
      <style:text-properties style:font-name="Arial" fo:font-size="10pt" style:font-name-asian="Arial" style:font-size-asian="10pt" style:font-name-complex="Arial" style:font-size-complex="10pt"/>
    </style:style>
    <style:style style:name="T30_16" style:family="text">
      <style:text-properties style:font-name="Arial" fo:font-size="10pt" style:font-name-asian="Arial" style:font-size-asian="10pt" style:font-name-complex="Arial" style:font-size-complex="10pt"/>
    </style:style>
    <style:style style:name="T30_17" style:family="text">
      <style:text-properties style:font-name="Arial" fo:font-size="10pt" style:font-name-asian="Arial" style:font-size-asian="10pt" style:font-name-complex="Arial" style:font-size-complex="10pt"/>
    </style:style>
    <style:style style:name="T30_18" style:family="text">
      <style:text-properties style:font-name="Arial" fo:font-size="10pt" style:font-name-asian="Arial" style:font-size-asian="10pt" style:font-name-complex="Arial" style:font-size-complex="10pt"/>
    </style:style>
    <style:style style:name="T30_19" style:family="text">
      <style:text-properties style:font-name="Arial" fo:font-size="10pt" style:font-name-asian="Arial" style:font-size-asian="10pt" style:font-name-complex="Arial" style:font-size-complex="10pt"/>
    </style:style>
    <style:style style:name="T30_20" style:family="text">
      <style:text-properties style:font-name="Arial" fo:font-size="10pt" style:font-name-asian="Arial" style:font-size-asian="10pt" style:font-name-complex="Arial" style:font-size-complex="10pt"/>
    </style:style>
    <style:style style:name="T30_21" style:family="text">
      <style:text-properties style:font-name="Arial" fo:font-size="10pt" style:font-name-asian="Arial" style:font-size-asian="10pt" style:font-name-complex="Arial" style:font-size-complex="10pt"/>
    </style:style>
    <style:style style:name="T30_22" style:family="text">
      <style:text-properties style:font-name="Arial" fo:font-size="10pt" style:font-name-asian="Arial" style:font-size-asian="10pt" style:font-name-complex="Arial" style:font-size-complex="10pt"/>
    </style:style>
    <style:style style:name="T30_23" style:family="text">
      <style:text-properties style:font-name="Arial" fo:font-size="10pt" style:font-name-asian="Arial" style:font-size-asian="10pt" style:font-name-complex="Arial" style:font-size-complex="10pt"/>
    </style:style>
    <style:style style:name="T30_24" style:family="text">
      <style:text-properties style:font-name="Arial" fo:font-size="10pt" style:font-name-asian="Arial" style:font-size-asian="10pt" style:font-name-complex="Arial" style:font-size-complex="10pt"/>
    </style:style>
    <style:style style:name="T30_25" style:family="text">
      <style:text-properties style:font-name="Arial" fo:font-size="10pt" style:font-name-asian="Arial" style:font-size-asian="10pt" style:font-name-complex="Arial" style:font-size-complex="10pt"/>
    </style:style>
    <style:style style:name="T30_26" style:family="text">
      <style:text-properties style:font-name="Arial" fo:font-size="10pt" style:font-name-asian="Arial" style:font-size-asian="10pt" style:font-name-complex="Arial" style:font-size-complex="10pt"/>
    </style:style>
    <style:style style:name="T30_27" style:family="text">
      <style:text-properties style:font-name="Arial" fo:font-size="10pt" style:font-name-asian="Arial" style:font-size-asian="10pt" style:font-name-complex="Arial" style:font-size-complex="10pt"/>
    </style:style>
    <style:style style:name="T30_28" style:family="text">
      <style:text-properties style:font-name="Arial" fo:font-size="10pt" style:font-name-asian="Arial" style:font-size-asian="10pt" style:font-name-complex="Arial" style:font-size-complex="10pt"/>
    </style:style>
    <style:style style:name="T30_29" style:family="text">
      <style:text-properties style:font-name="Arial" fo:font-size="10pt" style:font-name-asian="Arial" style:font-size-asian="10pt" style:font-name-complex="Arial" style:font-size-complex="10pt"/>
    </style:style>
    <style:style style:name="T30_30" style:family="text">
      <style:text-properties style:font-name="Arial" fo:font-size="10pt" style:font-name-asian="Arial" style:font-size-asian="10pt" style:font-name-complex="Arial" style:font-size-complex="10pt"/>
    </style:style>
    <style:style style:name="T30_31" style:family="text">
      <style:text-properties style:font-name="Arial" fo:font-size="10pt" style:font-name-asian="Arial" style:font-size-asian="10pt" style:font-name-complex="Arial" style:font-size-complex="10pt"/>
    </style:style>
    <style:style style:name="T30_32" style:family="text">
      <style:text-properties style:font-name="Arial" fo:font-size="10pt" style:font-name-asian="Arial" style:font-size-asian="10pt" style:font-name-complex="Arial" style:font-size-complex="10pt"/>
    </style:style>
    <style:style style:name="T30_33" style:family="text">
      <style:text-properties style:font-name="Arial" fo:font-size="10pt" style:font-name-asian="Arial" style:font-size-asian="10pt" style:font-name-complex="Arial" style:font-size-complex="10pt"/>
    </style:style>
    <style:style style:name="T30_34" style:family="text">
      <style:text-properties style:font-name="Arial" fo:font-size="10pt" style:font-name-asian="Arial" style:font-size-asian="10pt" style:font-name-complex="Arial" style:font-size-complex="10pt"/>
    </style:style>
    <style:style style:name="T30_35" style:family="text">
      <style:text-properties style:font-name="Arial" fo:font-size="10pt" style:font-name-asian="Arial" style:font-size-asian="10pt" style:font-name-complex="Arial" style:font-size-complex="10pt"/>
    </style:style>
    <style:style style:name="T30_36" style:family="text">
      <style:text-properties style:font-name="Arial" fo:font-size="10pt" style:font-name-asian="Arial" style:font-size-asian="10pt" style:font-name-complex="Arial" style:font-size-complex="10pt"/>
    </style:style>
    <style:style style:name="T30_37" style:family="text">
      <style:text-properties style:font-name="Arial" fo:font-size="10pt" style:font-name-asian="Arial" style:font-size-asian="10pt" style:font-name-complex="Arial" style:font-size-complex="10pt"/>
    </style:style>
    <style:style style:name="T30_38" style:family="text">
      <style:text-properties style:font-name="Arial" fo:font-size="10pt" style:font-name-asian="Arial" style:font-size-asian="10pt" style:font-name-complex="Arial" style:font-size-complex="10pt"/>
    </style:style>
    <style:style style:name="T30_39" style:family="text">
      <style:text-properties style:font-name="Arial" fo:font-size="10pt" style:font-name-asian="Arial" style:font-size-asian="10pt" style:font-name-complex="Arial" style:font-size-complex="10pt"/>
    </style:style>
    <style:style style:name="T30_40" style:family="text">
      <style:text-properties style:font-name="Arial" fo:font-size="10pt" style:font-name-asian="Arial" style:font-size-asian="10pt" style:font-name-complex="Arial" style:font-size-complex="10pt"/>
    </style:style>
    <style:style style:name="T30_41" style:family="text">
      <style:text-properties style:font-name="Arial" fo:font-size="10pt" style:font-name-asian="Arial" style:font-size-asian="10pt" style:font-name-complex="Arial" style:font-size-complex="10pt"/>
    </style:style>
    <style:style style:name="T30_42" style:family="text">
      <style:text-properties style:font-name="Arial" fo:font-size="10pt" style:font-name-asian="Arial" style:font-size-asian="10pt" style:font-name-complex="Arial" style:font-size-complex="10pt"/>
    </style:style>
    <style:style style:name="T30_43" style:family="text">
      <style:text-properties style:font-name="Arial" fo:font-size="10pt" style:font-name-asian="Arial" style:font-size-asian="10pt" style:font-name-complex="Arial" style:font-size-complex="10pt"/>
    </style:style>
    <style:style style:name="T30_44" style:family="text">
      <style:text-properties style:font-name="Arial" fo:font-size="10pt" style:font-name-asian="Arial" style:font-size-asian="10pt" style:font-name-complex="Arial" style:font-size-complex="10pt"/>
    </style:style>
    <style:style style:name="T30_45" style:family="text">
      <style:text-properties style:font-name="Arial" fo:font-size="10pt" style:font-name-asian="Arial" style:font-size-asian="10pt" style:font-name-complex="Arial" style:font-size-complex="10pt"/>
    </style:style>
    <style:style style:name="T30_46" style:family="text">
      <style:text-properties style:font-name="Arial" fo:font-size="10pt" style:font-name-asian="Arial" style:font-size-asian="10pt" style:font-name-complex="Arial" style:font-size-complex="10pt"/>
    </style:style>
    <style:style style:name="T30_47" style:family="text">
      <style:text-properties style:font-name="Arial" fo:font-size="10pt" style:font-name-asian="Arial" style:font-size-asian="10pt" style:font-name-complex="Arial" style:font-size-complex="10pt"/>
    </style:style>
    <style:style style:name="T30_48" style:family="text">
      <style:text-properties style:font-name="Arial" fo:font-size="10pt" style:font-name-asian="Arial" style:font-size-asian="10pt" style:font-name-complex="Arial" style:font-size-complex="10pt"/>
    </style:style>
    <style:style style:name="T30_49" style:family="text">
      <style:text-properties style:font-name="Arial" fo:font-size="10pt" style:font-name-asian="Arial" style:font-size-asian="10pt" style:font-name-complex="Arial" style:font-size-complex="10pt"/>
    </style:style>
    <style:style style:name="T30_50" style:family="text">
      <style:text-properties style:font-name="Arial" fo:font-size="10pt" style:font-name-asian="Arial" style:font-size-asian="10pt" style:font-name-complex="Arial" style:font-size-complex="10pt"/>
    </style:style>
    <style:style style:name="T30_51" style:family="text">
      <style:text-properties style:font-name="Arial" fo:font-size="10pt" style:font-name-asian="Arial" style:font-size-asian="10pt" style:font-name-complex="Arial" style:font-size-complex="10pt"/>
    </style:style>
    <style:style style:name="T30_52" style:family="text">
      <style:text-properties style:font-name="Arial" fo:font-size="10pt" style:font-name-asian="Arial" style:font-size-asian="10pt" style:font-name-complex="Arial" style:font-size-complex="10pt"/>
    </style:style>
    <style:style style:name="T30_53" style:family="text">
      <style:text-properties style:font-name="Arial" fo:font-size="10pt" style:font-name-asian="Arial" style:font-size-asian="10pt" style:font-name-complex="Arial" style:font-size-complex="10pt"/>
    </style:style>
    <style:style style:name="T30_54" style:family="text">
      <style:text-properties style:font-name="Arial" fo:font-size="10pt" style:font-name-asian="Arial" style:font-size-asian="10pt" style:font-name-complex="Arial" style:font-size-complex="10pt"/>
    </style:style>
    <style:style style:name="T30_55" style:family="text">
      <style:text-properties style:font-name="Arial" fo:font-size="10pt" style:font-name-asian="Arial" style:font-size-asian="10pt" style:font-name-complex="Arial" style:font-size-complex="10pt"/>
    </style:style>
    <style:style style:name="T30_56" style:family="text">
      <style:text-properties style:font-name="Arial" fo:font-size="10pt" style:font-name-asian="Arial" style:font-size-asian="10pt" style:font-name-complex="Arial" style:font-size-complex="10pt"/>
    </style:style>
    <style:style style:name="T30_57" style:family="text">
      <style:text-properties style:font-name="Arial" fo:font-size="10pt" style:font-name-asian="Arial" style:font-size-asian="10pt" style:font-name-complex="Arial" style:font-size-complex="10pt"/>
    </style:style>
    <style:style style:name="T30_58" style:family="text">
      <style:text-properties style:font-name="Arial" fo:font-size="10pt" style:font-name-asian="Arial" style:font-size-asian="10pt" style:font-name-complex="Arial" style:font-size-complex="10pt"/>
    </style:style>
    <style:style style:name="T30_59" style:family="text">
      <style:text-properties style:font-name="Arial" fo:font-size="10pt" style:font-name-asian="Arial" style:font-size-asian="10pt" style:font-name-complex="Arial" style:font-size-complex="10pt"/>
    </style:style>
    <style:style style:name="T30_60" style:family="text">
      <style:text-properties style:font-name="Arial" fo:font-size="10pt" style:font-name-asian="Arial" style:font-size-asian="10pt" style:font-name-complex="Arial" style:font-size-complex="10pt"/>
    </style:style>
    <style:style style:name="T30_61" style:family="text">
      <style:text-properties style:font-name="Arial" fo:font-size="10pt" style:font-name-asian="Arial" style:font-size-asian="10pt" style:font-name-complex="Arial" style:font-size-complex="10pt"/>
    </style:style>
    <style:style style:name="T30_62" style:family="text">
      <style:text-properties style:font-name="Arial" fo:font-size="10pt" style:font-name-asian="Arial" style:font-size-asian="10pt" style:font-name-complex="Arial" style:font-size-complex="10pt"/>
    </style:style>
    <style:style style:name="T30_63" style:family="text">
      <style:text-properties style:font-name="Arial" fo:font-size="10pt" style:font-name-asian="Arial" style:font-size-asian="10pt" style:font-name-complex="Arial" style:font-size-complex="10pt"/>
    </style:style>
    <style:style style:name="T30_64" style:family="text">
      <style:text-properties style:font-name="Arial" fo:font-size="10pt" style:font-name-asian="Arial" style:font-size-asian="10pt" style:font-name-complex="Arial" style:font-size-complex="10pt"/>
    </style:style>
    <style:style style:name="T30_65" style:family="text">
      <style:text-properties style:font-name="Arial" fo:font-size="10pt" style:font-name-asian="Arial" style:font-size-asian="10pt" style:font-name-complex="Arial" style:font-size-complex="10pt"/>
    </style:style>
    <style:style style:name="P31" style:family="paragraph" style:parent-style-name="Standard">
      <style:paragraph-properties fo:text-align="justify" fo:break-before="auto" fo:line-height="100%" style:writing-mode="lr-tb"/>
    </style:style>
    <style:style style:name="T31_1" style:family="text">
      <style:text-properties style:font-name="Arial" fo:font-size="10pt" style:font-name-asian="Arial" style:font-size-asian="10pt" style:font-name-complex="Arial" style:font-size-complex="10pt"/>
    </style:style>
    <style:style style:name="T31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1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1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1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1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1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1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1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1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1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1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2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2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2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2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2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2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2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2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2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2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3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3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3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3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3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3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3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3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3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1_39" style:family="text">
      <style:text-properties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text-align="justify" fo:break-before="auto" fo:line-height="100%" style:writing-mode="lr-tb"/>
    </style:style>
    <style:style style:name="T32_1" style:family="text">
      <style:text-properties style:font-name="Arial" fo:font-size="10pt" style:font-name-asian="Arial" style:font-size-asian="10pt" style:font-name-complex="Arial" style:font-size-complex="10pt"/>
    </style:style>
    <style:style style:name="T32_2" style:family="text">
      <style:text-properties style:font-name="Arial" fo:font-size="10pt" style:font-name-asian="Arial" style:font-size-asian="10pt" style:font-name-complex="Arial" style:font-size-complex="10pt"/>
    </style:style>
    <style:style style:name="T32_3" style:family="text">
      <style:text-properties style:font-name="Arial" fo:font-size="10pt" style:font-name-asian="Arial" style:font-size-asian="10pt" style:font-name-complex="Arial" style:font-size-complex="10pt"/>
    </style:style>
    <style:style style:name="T32_4" style:family="text">
      <style:text-properties style:font-name="Arial" fo:font-size="10pt" style:font-name-asian="Arial" style:font-size-asian="10pt" style:font-name-complex="Arial" style:font-size-complex="10pt"/>
    </style:style>
    <style:style style:name="T32_5" style:family="text">
      <style:text-properties style:font-name="Arial" fo:font-size="10pt" style:font-name-asian="Arial" style:font-size-asian="10pt" style:font-name-complex="Arial" style:font-size-complex="10pt"/>
    </style:style>
    <style:style style:name="T32_6" style:family="text">
      <style:text-properties style:font-name="Arial" fo:font-size="10pt" style:font-name-asian="Arial" style:font-size-asian="10pt" style:font-name-complex="Arial" style:font-size-complex="10pt"/>
    </style:style>
    <style:style style:name="T32_7" style:family="text">
      <style:text-properties style:font-name="Arial" fo:font-size="10pt" style:font-name-asian="Arial" style:font-size-asian="10pt" style:font-name-complex="Arial" style:font-size-complex="10pt"/>
    </style:style>
    <style:style style:name="T32_8" style:family="text">
      <style:text-properties style:font-name="Arial" fo:font-size="10pt" style:font-name-asian="Arial" style:font-size-asian="10pt" style:font-name-complex="Arial" style:font-size-complex="10pt"/>
    </style:style>
    <style:style style:name="T32_9" style:family="text">
      <style:text-properties style:font-name="Arial" fo:font-size="10pt" style:font-name-asian="Arial" style:font-size-asian="10pt" style:font-name-complex="Arial" style:font-size-complex="10pt"/>
    </style:style>
    <style:style style:name="T32_10" style:family="text">
      <style:text-properties style:font-name="Arial" fo:font-size="10pt" style:font-name-asian="Arial" style:font-size-asian="10pt" style:font-name-complex="Arial" style:font-size-complex="10pt"/>
    </style:style>
    <style:style style:name="T32_11" style:family="text">
      <style:text-properties style:font-name="Arial" fo:font-size="10pt" style:font-name-asian="Arial" style:font-size-asian="10pt" style:font-name-complex="Arial" style:font-size-complex="10pt"/>
    </style:style>
    <style:style style:name="T32_12" style:family="text">
      <style:text-properties style:font-name="Arial" fo:font-size="10pt" style:font-name-asian="Arial" style:font-size-asian="10pt" style:font-name-complex="Arial" style:font-size-complex="10pt"/>
    </style:style>
    <style:style style:name="T32_13" style:family="text">
      <style:text-properties style:font-name="Arial" fo:font-size="10pt" style:font-name-asian="Arial" style:font-size-asian="10pt" style:font-name-complex="Arial" style:font-size-complex="10pt"/>
    </style:style>
    <style:style style:name="T32_14" style:family="text">
      <style:text-properties style:font-name="Arial" fo:font-size="10pt" style:font-name-asian="Arial" style:font-size-asian="10pt" style:font-name-complex="Arial" style:font-size-complex="10pt"/>
    </style:style>
    <style:style style:name="T32_15" style:family="text">
      <style:text-properties style:font-name="Arial" fo:font-size="10pt" style:font-name-asian="Arial" style:font-size-asian="10pt" style:font-name-complex="Arial" style:font-size-complex="10pt"/>
    </style:style>
    <style:style style:name="T32_16" style:family="text">
      <style:text-properties style:font-name="Arial" fo:font-size="10pt" style:font-name-asian="Arial" style:font-size-asian="10pt" style:font-name-complex="Arial" style:font-size-complex="10pt"/>
    </style:style>
    <style:style style:name="T32_17" style:family="text">
      <style:text-properties style:font-name="Arial" fo:font-size="10pt" style:font-name-asian="Arial" style:font-size-asian="10pt" style:font-name-complex="Arial" style:font-size-complex="10pt"/>
    </style:style>
    <style:style style:name="T32_18" style:family="text">
      <style:text-properties style:font-name="Arial" fo:font-size="10pt" style:font-name-asian="Arial" style:font-size-asian="10pt" style:font-name-complex="Arial" style:font-size-complex="10pt"/>
    </style:style>
    <style:style style:name="T32_19" style:family="text">
      <style:text-properties style:font-name="Arial" fo:font-size="10pt" style:font-name-asian="Arial" style:font-size-asian="10pt" style:font-name-complex="Arial" style:font-size-complex="10pt"/>
    </style:style>
    <style:style style:name="T32_20" style:family="text">
      <style:text-properties style:font-name="Arial" fo:font-size="10pt" style:font-name-asian="Arial" style:font-size-asian="10pt" style:font-name-complex="Arial" style:font-size-complex="10pt"/>
    </style:style>
    <style:style style:name="T32_21" style:family="text">
      <style:text-properties style:font-name="Arial" fo:font-size="10pt" style:font-name-asian="Arial" style:font-size-asian="10pt" style:font-name-complex="Arial" style:font-size-complex="10pt"/>
    </style:style>
    <style:style style:name="T32_22" style:family="text">
      <style:text-properties style:font-name="Arial" fo:font-size="10pt" style:font-name-asian="Arial" style:font-size-asian="10pt" style:font-name-complex="Arial" style:font-size-complex="10pt"/>
    </style:style>
    <style:style style:name="T32_23" style:family="text">
      <style:text-properties style:font-name="Arial" fo:font-size="10pt" style:font-name-asian="Arial" style:font-size-asian="10pt" style:font-name-complex="Arial" style:font-size-complex="10pt"/>
    </style:style>
    <style:style style:name="T32_24" style:family="text">
      <style:text-properties style:font-name="Arial" fo:font-size="10pt" style:font-name-asian="Arial" style:font-size-asian="10pt" style:font-name-complex="Arial" style:font-size-complex="10pt"/>
    </style:style>
    <style:style style:name="T32_25" style:family="text">
      <style:text-properties style:font-name="Arial" fo:font-size="10pt" style:font-name-asian="Arial" style:font-size-asian="10pt" style:font-name-complex="Arial" style:font-size-complex="10pt"/>
    </style:style>
    <style:style style:name="T32_26" style:family="text">
      <style:text-properties style:font-name="Arial" fo:font-size="10pt" style:font-name-asian="Arial" style:font-size-asian="10pt" style:font-name-complex="Arial" style:font-size-complex="10pt"/>
    </style:style>
    <style:style style:name="T32_27" style:family="text">
      <style:text-properties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  <style:style style:name="P34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34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34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35" style:family="paragraph" style:parent-style-name="Standard">
      <style:paragraph-properties fo:text-align="justify" fo:break-before="auto" fo:line-height="100%" style:writing-mode="lr-tb"/>
    </style:style>
    <style:style style:name="T35_1" style:family="text">
      <style:text-properties style:font-name="Arial" fo:font-size="10pt" style:font-name-asian="Arial" style:font-size-asian="10pt" style:font-name-complex="Arial" style:font-size-complex="10pt"/>
    </style:style>
    <style:style style:name="T35_2" style:family="text">
      <style:text-properties style:font-name="Arial" fo:font-size="10pt" style:font-name-asian="Arial" style:font-size-asian="10pt" style:font-name-complex="Arial" style:font-size-complex="10pt"/>
    </style:style>
    <style:style style:name="T35_3" style:family="text">
      <style:text-properties style:font-name="Arial" fo:font-size="10pt" style:font-name-asian="Arial" style:font-size-asian="10pt" style:font-name-complex="Arial" style:font-size-complex="10pt"/>
    </style:style>
    <style:style style:name="T35_4" style:family="text">
      <style:text-properties style:font-name="Arial" fo:font-size="10pt" style:font-name-asian="Arial" style:font-size-asian="10pt" style:font-name-complex="Arial" style:font-size-complex="10pt"/>
    </style:style>
    <style:style style:name="T35_5" style:family="text">
      <style:text-properties style:font-name="Arial" fo:font-size="10pt" style:font-name-asian="Arial" style:font-size-asian="10pt" style:font-name-complex="Arial" style:font-size-complex="10pt"/>
    </style:style>
    <style:style style:name="T35_6" style:family="text">
      <style:text-properties style:font-name="Arial" fo:font-size="10pt" style:font-name-asian="Arial" style:font-size-asian="10pt" style:font-name-complex="Arial" style:font-size-complex="10pt"/>
    </style:style>
    <style:style style:name="T35_7" style:family="text">
      <style:text-properties style:font-name="Arial" fo:font-size="10pt" style:font-name-asian="Arial" style:font-size-asian="10pt" style:font-name-complex="Arial" style:font-size-complex="10pt"/>
    </style:style>
    <style:style style:name="T35_8" style:family="text">
      <style:text-properties style:font-name="Arial" fo:font-size="10pt" style:font-name-asian="Arial" style:font-size-asian="10pt" style:font-name-complex="Arial" style:font-size-complex="10pt"/>
    </style:style>
    <style:style style:name="T35_9" style:family="text">
      <style:text-properties style:font-name="Arial" fo:font-size="10pt" style:font-name-asian="Arial" style:font-size-asian="10pt" style:font-name-complex="Arial" style:font-size-complex="10pt"/>
    </style:style>
    <style:style style:name="T35_10" style:family="text">
      <style:text-properties style:font-name="Arial" fo:font-size="10pt" style:font-name-asian="Arial" style:font-size-asian="10pt" style:font-name-complex="Arial" style:font-size-complex="10pt"/>
    </style:style>
    <style:style style:name="T35_11" style:family="text">
      <style:text-properties style:font-name="Arial" fo:font-size="10pt" style:font-name-asian="Arial" style:font-size-asian="10pt" style:font-name-complex="Arial" style:font-size-complex="10pt"/>
    </style:style>
    <style:style style:name="T35_12" style:family="text">
      <style:text-properties style:font-name="Arial" fo:font-size="10pt" style:font-name-asian="Arial" style:font-size-asian="10pt" style:font-name-complex="Arial" style:font-size-complex="10pt"/>
    </style:style>
    <style:style style:name="T35_13" style:family="text">
      <style:text-properties style:font-name="Arial" fo:font-size="10pt" style:font-name-asian="Arial" style:font-size-asian="10pt" style:font-name-complex="Arial" style:font-size-complex="10pt"/>
    </style:style>
    <style:style style:name="T35_14" style:family="text">
      <style:text-properties style:font-name="Arial" fo:font-size="10pt" style:font-name-asian="Arial" style:font-size-asian="10pt" style:font-name-complex="Arial" style:font-size-complex="10pt"/>
    </style:style>
    <style:style style:name="T35_15" style:family="text">
      <style:text-properties style:font-name="Arial" fo:font-size="10pt" style:font-name-asian="Arial" style:font-size-asian="10pt" style:font-name-complex="Arial" style:font-size-complex="10pt"/>
    </style:style>
    <style:style style:name="T35_16" style:family="text">
      <style:text-properties style:font-name="Arial" fo:font-size="10pt" style:font-name-asian="Arial" style:font-size-asian="10pt" style:font-name-complex="Arial" style:font-size-complex="10pt"/>
    </style:style>
    <style:style style:name="T35_17" style:family="text">
      <style:text-properties style:font-name="Arial" fo:font-size="10pt" style:font-name-asian="Arial" style:font-size-asian="10pt" style:font-name-complex="Arial" style:font-size-complex="10pt"/>
    </style:style>
    <style:style style:name="T35_18" style:family="text">
      <style:text-properties style:font-name="Arial" fo:font-size="10pt" style:font-name-asian="Arial" style:font-size-asian="10pt" style:font-name-complex="Arial" style:font-size-complex="10pt"/>
    </style:style>
    <style:style style:name="T35_19" style:family="text">
      <style:text-properties style:font-name="Arial" fo:font-size="10pt" style:font-name-asian="Arial" style:font-size-asian="10pt" style:font-name-complex="Arial" style:font-size-complex="10pt"/>
    </style:style>
    <style:style style:name="T35_20" style:family="text">
      <style:text-properties style:font-name="Arial" fo:font-size="10pt" style:font-name-asian="Arial" style:font-size-asian="10pt" style:font-name-complex="Arial" style:font-size-complex="10pt"/>
    </style:style>
    <style:style style:name="T35_21" style:family="text">
      <style:text-properties style:font-name="Arial" fo:font-size="10pt" style:font-name-asian="Arial" style:font-size-asian="10pt" style:font-name-complex="Arial" style:font-size-complex="10pt"/>
    </style:style>
    <style:style style:name="T35_22" style:family="text">
      <style:text-properties style:font-name="Arial" fo:font-size="10pt" style:font-name-asian="Arial" style:font-size-asian="10pt" style:font-name-complex="Arial" style:font-size-complex="10pt"/>
    </style:style>
    <style:style style:name="T35_23" style:family="text">
      <style:text-properties style:font-name="Arial" fo:font-size="10pt" style:font-name-asian="Arial" style:font-size-asian="10pt" style:font-name-complex="Arial" style:font-size-complex="10pt"/>
    </style:style>
    <style:style style:name="T35_24" style:family="text">
      <style:text-properties style:font-name="Arial" fo:font-size="10pt" style:font-name-asian="Arial" style:font-size-asian="10pt" style:font-name-complex="Arial" style:font-size-complex="10pt"/>
    </style:style>
    <style:style style:name="T35_25" style:family="text">
      <style:text-properties style:font-name="Arial" fo:font-size="10pt" style:font-name-asian="Arial" style:font-size-asian="10pt" style:font-name-complex="Arial" style:font-size-complex="10pt"/>
    </style:style>
    <style:style style:name="T35_26" style:family="text">
      <style:text-properties style:font-name="Arial" fo:font-size="10pt" style:font-name-asian="Arial" style:font-size-asian="10pt" style:font-name-complex="Arial" style:font-size-complex="10pt"/>
    </style:style>
    <style:style style:name="T35_27" style:family="text">
      <style:text-properties style:font-name="Arial" fo:font-size="10pt" style:font-name-asian="Arial" style:font-size-asian="10pt" style:font-name-complex="Arial" style:font-size-complex="10pt"/>
    </style:style>
    <style:style style:name="T35_28" style:family="text">
      <style:text-properties style:font-name="Arial" fo:font-size="10pt" style:font-name-asian="Arial" style:font-size-asian="10pt" style:font-name-complex="Arial" style:font-size-complex="10pt"/>
    </style:style>
    <style:style style:name="T35_29" style:family="text">
      <style:text-properties style:font-name="Arial" fo:font-size="10pt" style:font-name-asian="Arial" style:font-size-asian="10pt" style:font-name-complex="Arial" style:font-size-complex="10pt"/>
    </style:style>
    <style:style style:name="T35_30" style:family="text">
      <style:text-properties style:font-name="Arial" fo:font-size="10pt" style:font-name-asian="Arial" style:font-size-asian="10pt" style:font-name-complex="Arial" style:font-size-complex="10pt"/>
    </style:style>
    <style:style style:name="T35_31" style:family="text">
      <style:text-properties style:font-name="Arial" fo:font-size="10pt" style:font-name-asian="Arial" style:font-size-asian="10pt" style:font-name-complex="Arial" style:font-size-complex="10pt"/>
    </style:style>
    <style:style style:name="T35_32" style:family="text">
      <style:text-properties style:font-name="Arial" fo:font-size="10pt" style:font-name-asian="Arial" style:font-size-asian="10pt" style:font-name-complex="Arial" style:font-size-complex="10pt"/>
    </style:style>
    <style:style style:name="T35_33" style:family="text">
      <style:text-properties style:font-name="Arial" fo:font-size="10pt" style:font-name-asian="Arial" style:font-size-asian="10pt" style:font-name-complex="Arial" style:font-size-complex="10pt"/>
    </style:style>
    <style:style style:name="T35_34" style:family="text">
      <style:text-properties style:font-name="Arial" fo:font-size="10pt" style:font-name-asian="Arial" style:font-size-asian="10pt" style:font-name-complex="Arial" style:font-size-complex="10pt"/>
    </style:style>
    <style:style style:name="T35_35" style:family="text">
      <style:text-properties style:font-name="Arial" fo:font-size="10pt" style:font-name-asian="Arial" style:font-size-asian="10pt" style:font-name-complex="Arial" style:font-size-complex="10pt"/>
    </style:style>
    <style:style style:name="T35_36" style:family="text">
      <style:text-properties style:font-name="Arial" fo:font-size="10pt" style:font-name-asian="Arial" style:font-size-asian="10pt" style:font-name-complex="Arial" style:font-size-complex="10pt"/>
    </style:style>
    <style:style style:name="T35_37" style:family="text">
      <style:text-properties style:font-name="Arial" fo:font-size="10pt" style:font-name-asian="Arial" style:font-size-asian="10pt" style:font-name-complex="Arial" style:font-size-complex="10pt"/>
    </style:style>
    <style:style style:name="T35_38" style:family="text">
      <style:text-properties style:font-name="Arial" fo:font-size="10pt" style:font-name-asian="Arial" style:font-size-asian="10pt" style:font-name-complex="Arial" style:font-size-complex="10pt"/>
    </style:style>
    <style:style style:name="T35_39" style:family="text">
      <style:text-properties style:font-name="Arial" fo:font-size="10pt" style:font-name-asian="Arial" style:font-size-asian="10pt" style:font-name-complex="Arial" style:font-size-complex="10pt"/>
    </style:style>
    <style:style style:name="T35_40" style:family="text">
      <style:text-properties style:font-name="Arial" fo:font-size="10pt" style:font-name-asian="Arial" style:font-size-asian="10pt" style:font-name-complex="Arial" style:font-size-complex="10pt"/>
    </style:style>
    <style:style style:name="T35_41" style:family="text">
      <style:text-properties style:font-name="Arial" fo:font-size="10pt" style:font-name-asian="Arial" style:font-size-asian="10pt" style:font-name-complex="Arial" style:font-size-complex="10pt"/>
    </style:style>
    <style:style style:name="T35_42" style:family="text">
      <style:text-properties style:font-name="Arial" fo:font-size="10pt" style:font-name-asian="Arial" style:font-size-asian="10pt" style:font-name-complex="Arial" style:font-size-complex="10pt"/>
    </style:style>
    <style:style style:name="T35_43" style:family="text">
      <style:text-properties style:font-name="Arial" fo:font-size="10pt" style:font-name-asian="Arial" style:font-size-asian="10pt" style:font-name-complex="Arial" style:font-size-complex="10pt"/>
    </style:style>
    <style:style style:name="T35_44" style:family="text">
      <style:text-properties style:font-name="Arial" fo:font-size="10pt" style:font-name-asian="Arial" style:font-size-asian="10pt" style:font-name-complex="Arial" style:font-size-complex="10pt"/>
    </style:style>
    <style:style style:name="T35_45" style:family="text">
      <style:text-properties style:font-name="Arial" fo:font-size="10pt" style:font-name-asian="Arial" style:font-size-asian="10pt" style:font-name-complex="Arial" style:font-size-complex="10pt"/>
    </style:style>
    <style:style style:name="T35_46" style:family="text">
      <style:text-properties style:font-name="Arial" fo:font-size="10pt" style:font-name-asian="Arial" style:font-size-asian="10pt" style:font-name-complex="Arial" style:font-size-complex="10pt"/>
    </style:style>
    <style:style style:name="T35_47" style:family="text">
      <style:text-properties style:font-name="Arial" fo:font-size="10pt" style:font-name-asian="Arial" style:font-size-asian="10pt" style:font-name-complex="Arial" style:font-size-complex="10pt"/>
    </style:style>
    <style:style style:name="T35_48" style:family="text">
      <style:text-properties style:font-name="Arial" fo:font-size="10pt" style:font-name-asian="Arial" style:font-size-asian="10pt" style:font-name-complex="Arial" style:font-size-complex="10pt"/>
    </style:style>
    <style:style style:name="T35_49" style:family="text">
      <style:text-properties style:font-name="Arial" fo:font-size="10pt" style:font-name-asian="Arial" style:font-size-asian="10pt" style:font-name-complex="Arial" style:font-size-complex="10pt"/>
    </style:style>
    <style:style style:name="T35_50" style:family="text">
      <style:text-properties style:font-name="Arial" fo:font-size="10pt" style:font-name-asian="Arial" style:font-size-asian="10pt" style:font-name-complex="Arial" style:font-size-complex="10pt"/>
    </style:style>
    <style:style style:name="T35_51" style:family="text">
      <style:text-properties style:font-name="Arial" fo:font-size="10pt" style:font-name-asian="Arial" style:font-size-asian="10pt" style:font-name-complex="Arial" style:font-size-complex="10pt"/>
    </style:style>
    <style:style style:name="T35_52" style:family="text">
      <style:text-properties style:font-name="Arial" fo:font-size="10pt" style:font-name-asian="Arial" style:font-size-asian="10pt" style:font-name-complex="Arial" style:font-size-complex="10pt"/>
    </style:style>
    <style:style style:name="T35_53" style:family="text">
      <style:text-properties style:font-name="Arial" fo:font-size="10pt" style:font-name-asian="Arial" style:font-size-asian="10pt" style:font-name-complex="Arial" style:font-size-complex="10pt"/>
    </style:style>
    <style:style style:name="T35_54" style:family="text">
      <style:text-properties style:font-name="Arial" fo:font-size="10pt" style:font-name-asian="Arial" style:font-size-asian="10pt" style:font-name-complex="Arial" style:font-size-complex="10pt"/>
    </style:style>
    <style:style style:name="T35_55" style:family="text">
      <style:text-properties style:font-name="Arial" fo:font-size="10pt" style:font-name-asian="Arial" style:font-size-asian="10pt" style:font-name-complex="Arial" style:font-size-complex="10pt"/>
    </style:style>
    <style:style style:name="T35_56" style:family="text">
      <style:text-properties style:font-name="Arial" fo:font-size="10pt" style:font-name-asian="Arial" style:font-size-asian="10pt" style:font-name-complex="Arial" style:font-size-complex="10pt"/>
    </style:style>
    <style:style style:name="T35_57" style:family="text">
      <style:text-properties style:font-name="Arial" fo:font-size="10pt" style:font-name-asian="Arial" style:font-size-asian="10pt" style:font-name-complex="Arial" style:font-size-complex="10pt"/>
    </style:style>
    <style:style style:name="T35_58" style:family="text">
      <style:text-properties style:font-name="Arial" fo:font-size="10pt" style:font-name-asian="Arial" style:font-size-asian="10pt" style:font-name-complex="Arial" style:font-size-complex="10pt"/>
    </style:style>
    <style:style style:name="T35_59" style:family="text">
      <style:text-properties style:font-name="Arial" fo:font-size="10pt" style:font-name-asian="Arial" style:font-size-asian="10pt" style:font-name-complex="Arial" style:font-size-complex="10pt"/>
    </style:style>
    <style:style style:name="T35_60" style:family="text">
      <style:text-properties style:font-name="Arial" fo:font-size="10pt" style:font-name-asian="Arial" style:font-size-asian="10pt" style:font-name-complex="Arial" style:font-size-complex="10pt"/>
    </style:style>
    <style:style style:name="T35_61" style:family="text">
      <style:text-properties style:font-name="Arial" fo:font-size="10pt" style:font-name-asian="Arial" style:font-size-asian="10pt" style:font-name-complex="Arial" style:font-size-complex="10pt"/>
    </style:style>
    <style:style style:name="T35_62" style:family="text">
      <style:text-properties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>
      <style:paragraph-properties fo:text-align="justify" fo:break-before="auto" fo:line-height="100%" style:writing-mode="lr-tb"/>
    </style:style>
    <style:style style:name="T36_1" style:family="text">
      <style:text-properties style:font-name="Arial" fo:font-size="10pt" style:font-name-asian="Arial" style:font-size-asian="10pt" style:font-name-complex="Arial" style:font-size-complex="10pt"/>
    </style:style>
    <style:style style:name="T36_2" style:family="text">
      <style:text-properties style:font-name="Arial" fo:font-size="10pt" style:font-name-asian="Arial" style:font-size-asian="10pt" style:font-name-complex="Arial" style:font-size-complex="10pt"/>
    </style:style>
    <style:style style:name="T36_3" style:family="text">
      <style:text-properties style:font-name="Arial" fo:font-size="10pt" style:font-name-asian="Arial" style:font-size-asian="10pt" style:font-name-complex="Arial" style:font-size-complex="10pt"/>
    </style:style>
    <style:style style:name="T36_4" style:family="text">
      <style:text-properties style:font-name="Arial" fo:font-size="10pt" style:font-name-asian="Arial" style:font-size-asian="10pt" style:font-name-complex="Arial" style:font-size-complex="10pt"/>
    </style:style>
    <style:style style:name="T36_5" style:family="text">
      <style:text-properties style:font-name="Arial" fo:font-size="10pt" style:font-name-asian="Arial" style:font-size-asian="10pt" style:font-name-complex="Arial" style:font-size-complex="10pt"/>
    </style:style>
    <style:style style:name="T36_6" style:family="text">
      <style:text-properties style:font-name="Arial" fo:font-size="10pt" style:font-name-asian="Arial" style:font-size-asian="10pt" style:font-name-complex="Arial" style:font-size-complex="10pt"/>
    </style:style>
    <style:style style:name="T36_7" style:family="text">
      <style:text-properties style:font-name="Arial" fo:font-size="10pt" style:font-name-asian="Arial" style:font-size-asian="10pt" style:font-name-complex="Arial" style:font-size-complex="10pt"/>
    </style:style>
    <style:style style:name="T36_8" style:family="text">
      <style:text-properties style:font-name="Arial" fo:font-size="10pt" style:font-name-asian="Arial" style:font-size-asian="10pt" style:font-name-complex="Arial" style:font-size-complex="10pt"/>
    </style:style>
    <style:style style:name="T36_9" style:family="text">
      <style:text-properties style:font-name="Arial" fo:font-size="10pt" style:font-name-asian="Arial" style:font-size-asian="10pt" style:font-name-complex="Arial" style:font-size-complex="10pt"/>
    </style:style>
    <style:style style:name="T36_10" style:family="text">
      <style:text-properties style:font-name="Arial" fo:font-size="10pt" style:font-name-asian="Arial" style:font-size-asian="10pt" style:font-name-complex="Arial" style:font-size-complex="10pt"/>
    </style:style>
    <style:style style:name="T36_11" style:family="text">
      <style:text-properties style:font-name="Arial" fo:font-size="10pt" style:font-name-asian="Arial" style:font-size-asian="10pt" style:font-name-complex="Arial" style:font-size-complex="10pt"/>
    </style:style>
    <style:style style:name="T36_12" style:family="text">
      <style:text-properties style:font-name="Arial" fo:font-size="10pt" style:font-name-asian="Arial" style:font-size-asian="10pt" style:font-name-complex="Arial" style:font-size-complex="10pt"/>
    </style:style>
    <style:style style:name="T36_13" style:family="text">
      <style:text-properties style:font-name="Arial" fo:font-size="10pt" style:font-name-asian="Arial" style:font-size-asian="10pt" style:font-name-complex="Arial" style:font-size-complex="10pt"/>
    </style:style>
    <style:style style:name="T36_14" style:family="text">
      <style:text-properties style:font-name="Arial" fo:font-size="10pt" style:font-name-asian="Arial" style:font-size-asian="10pt" style:font-name-complex="Arial" style:font-size-complex="10pt"/>
    </style:style>
    <style:style style:name="T36_15" style:family="text">
      <style:text-properties style:font-name="Arial" fo:font-size="10pt" style:font-name-asian="Arial" style:font-size-asian="10pt" style:font-name-complex="Arial" style:font-size-complex="10pt"/>
    </style:style>
    <style:style style:name="T36_16" style:family="text">
      <style:text-properties style:font-name="Arial" fo:font-size="10pt" style:font-name-asian="Arial" style:font-size-asian="10pt" style:font-name-complex="Arial" style:font-size-complex="10pt"/>
    </style:style>
    <style:style style:name="T36_17" style:family="text">
      <style:text-properties style:font-name="Arial" fo:font-size="10pt" style:font-name-asian="Arial" style:font-size-asian="10pt" style:font-name-complex="Arial" style:font-size-complex="10pt"/>
    </style:style>
    <style:style style:name="T36_18" style:family="text">
      <style:text-properties style:font-name="Arial" fo:font-size="10pt" style:font-name-asian="Arial" style:font-size-asian="10pt" style:font-name-complex="Arial" style:font-size-complex="10pt"/>
    </style:style>
    <style:style style:name="T36_19" style:family="text">
      <style:text-properties style:font-name="Arial" fo:font-size="10pt" style:font-name-asian="Arial" style:font-size-asian="10pt" style:font-name-complex="Arial" style:font-size-complex="10pt"/>
    </style:style>
    <style:style style:name="T36_20" style:family="text">
      <style:text-properties style:font-name="Arial" fo:font-size="10pt" style:font-name-asian="Arial" style:font-size-asian="10pt" style:font-name-complex="Arial" style:font-size-complex="10pt"/>
    </style:style>
    <style:style style:name="T36_21" style:family="text">
      <style:text-properties style:font-name="Arial" fo:font-size="10pt" style:font-name-asian="Arial" style:font-size-asian="10pt" style:font-name-complex="Arial" style:font-size-complex="10pt"/>
    </style:style>
    <style:style style:name="T36_22" style:family="text">
      <style:text-properties style:font-name="Arial" fo:font-size="10pt" style:font-name-asian="Arial" style:font-size-asian="10pt" style:font-name-complex="Arial" style:font-size-complex="10pt"/>
    </style:style>
    <style:style style:name="T36_23" style:family="text">
      <style:text-properties style:font-name="Arial" fo:font-size="10pt" style:font-name-asian="Arial" style:font-size-asian="10pt" style:font-name-complex="Arial" style:font-size-complex="10pt"/>
    </style:style>
    <style:style style:name="T36_24" style:family="text">
      <style:text-properties style:font-name="Arial" fo:font-size="10pt" style:font-name-asian="Arial" style:font-size-asian="10pt" style:font-name-complex="Arial" style:font-size-complex="10pt"/>
    </style:style>
    <style:style style:name="T36_25" style:family="text">
      <style:text-properties style:font-name="Arial" fo:font-size="10pt" style:font-name-asian="Arial" style:font-size-asian="10pt" style:font-name-complex="Arial" style:font-size-complex="10pt"/>
    </style:style>
    <style:style style:name="T36_26" style:family="text">
      <style:text-properties style:font-name="Arial" fo:font-size="10pt" style:font-name-asian="Arial" style:font-size-asian="10pt" style:font-name-complex="Arial" style:font-size-complex="10pt"/>
    </style:style>
    <style:style style:name="T36_27" style:family="text">
      <style:text-properties style:font-name="Arial" fo:font-size="10pt" style:font-name-asian="Arial" style:font-size-asian="10pt" style:font-name-complex="Arial" style:font-size-complex="10pt"/>
    </style:style>
    <style:style style:name="T36_28" style:family="text">
      <style:text-properties style:font-name="Arial" fo:font-size="10pt" style:font-name-asian="Arial" style:font-size-asian="10pt" style:font-name-complex="Arial" style:font-size-complex="10pt"/>
    </style:style>
    <style:style style:name="T36_29" style:family="text">
      <style:text-properties style:font-name="Arial" fo:font-size="10pt" style:font-name-asian="Arial" style:font-size-asian="10pt" style:font-name-complex="Arial" style:font-size-complex="10pt"/>
    </style:style>
    <style:style style:name="T36_30" style:family="text">
      <style:text-properties style:font-name="Arial" fo:font-size="10pt" style:font-name-asian="Arial" style:font-size-asian="10pt" style:font-name-complex="Arial" style:font-size-complex="10pt"/>
    </style:style>
    <style:style style:name="T36_31" style:family="text">
      <style:text-properties style:font-name="Arial" fo:font-size="10pt" style:font-name-asian="Arial" style:font-size-asian="10pt" style:font-name-complex="Arial" style:font-size-complex="10pt"/>
    </style:style>
    <style:style style:name="T36_32" style:family="text">
      <style:text-properties style:font-name="Arial" fo:font-size="10pt" style:font-name-asian="Arial" style:font-size-asian="10pt" style:font-name-complex="Arial" style:font-size-complex="10pt"/>
    </style:style>
    <style:style style:name="T36_33" style:family="text">
      <style:text-properties style:font-name="Arial" fo:font-size="10pt" style:font-name-asian="Arial" style:font-size-asian="10pt" style:font-name-complex="Arial" style:font-size-complex="10pt"/>
    </style:style>
    <style:style style:name="T36_34" style:family="text">
      <style:text-properties style:font-name="Arial" fo:font-size="10pt" style:font-name-asian="Arial" style:font-size-asian="10pt" style:font-name-complex="Arial" style:font-size-complex="10pt"/>
    </style:style>
    <style:style style:name="T36_35" style:family="text">
      <style:text-properties style:font-name="Arial" fo:font-size="10pt" style:font-name-asian="Arial" style:font-size-asian="10pt" style:font-name-complex="Arial" style:font-size-complex="10pt"/>
    </style:style>
    <style:style style:name="T36_36" style:family="text">
      <style:text-properties style:font-name="Arial" fo:font-size="10pt" style:font-name-asian="Arial" style:font-size-asian="10pt" style:font-name-complex="Arial" style:font-size-complex="10pt"/>
    </style:style>
    <style:style style:name="T36_37" style:family="text">
      <style:text-properties style:font-name="Arial" fo:font-size="10pt" style:font-name-asian="Arial" style:font-size-asian="10pt" style:font-name-complex="Arial" style:font-size-complex="10pt"/>
    </style:style>
    <style:style style:name="T36_38" style:family="text">
      <style:text-properties style:font-name="Arial" fo:font-size="10pt" style:font-name-asian="Arial" style:font-size-asian="10pt" style:font-name-complex="Arial" style:font-size-complex="10pt"/>
    </style:style>
    <style:style style:name="T36_39" style:family="text">
      <style:text-properties style:font-name="Arial" fo:font-size="10pt" style:font-name-asian="Arial" style:font-size-asian="10pt" style:font-name-complex="Arial" style:font-size-complex="10pt"/>
    </style:style>
    <style:style style:name="T36_40" style:family="text">
      <style:text-properties style:font-name="Arial" fo:font-size="10pt" style:font-name-asian="Arial" style:font-size-asian="10pt" style:font-name-complex="Arial" style:font-size-complex="10pt"/>
    </style:style>
    <style:style style:name="T36_41" style:family="text">
      <style:text-properties style:font-name="Arial" fo:font-size="10pt" style:font-name-asian="Arial" style:font-size-asian="10pt" style:font-name-complex="Arial" style:font-size-complex="10pt"/>
    </style:style>
    <style:style style:name="T36_42" style:family="text">
      <style:text-properties style:font-name="Arial" fo:font-size="10pt" style:font-name-asian="Arial" style:font-size-asian="10pt" style:font-name-complex="Arial" style:font-size-complex="10pt"/>
    </style:style>
    <style:style style:name="T36_43" style:family="text">
      <style:text-properties style:font-name="Arial" fo:font-size="10pt" style:font-name-asian="Arial" style:font-size-asian="10pt" style:font-name-complex="Arial" style:font-size-complex="10pt"/>
    </style:style>
    <style:style style:name="T36_44" style:family="text">
      <style:text-properties style:font-name="Arial" fo:font-size="10pt" style:font-name-asian="Arial" style:font-size-asian="10pt" style:font-name-complex="Arial" style:font-size-complex="10pt"/>
    </style:style>
    <style:style style:name="T36_45" style:family="text">
      <style:text-properties style:font-name="Arial" fo:font-size="10pt" style:font-name-asian="Arial" style:font-size-asian="10pt" style:font-name-complex="Arial" style:font-size-complex="10pt"/>
    </style:style>
    <style:style style:name="T36_46" style:family="text">
      <style:text-properties style:font-name="Arial" fo:font-size="10pt" style:font-name-asian="Arial" style:font-size-asian="10pt" style:font-name-complex="Arial" style:font-size-complex="10pt"/>
    </style:style>
    <style:style style:name="T36_47" style:family="text">
      <style:text-properties style:font-name="Arial" fo:font-size="10pt" style:font-name-asian="Arial" style:font-size-asian="10pt" style:font-name-complex="Arial" style:font-size-complex="10pt"/>
    </style:style>
    <style:style style:name="T36_48" style:family="text">
      <style:text-properties style:font-name="Arial" fo:font-size="10pt" style:font-name-asian="Arial" style:font-size-asian="10pt" style:font-name-complex="Arial" style:font-size-complex="10pt"/>
    </style:style>
    <style:style style:name="T36_49" style:family="text">
      <style:text-properties style:font-name="Arial" fo:font-size="10pt" style:font-name-asian="Arial" style:font-size-asian="10pt" style:font-name-complex="Arial" style:font-size-complex="10pt"/>
    </style:style>
    <style:style style:name="T36_50" style:family="text">
      <style:text-properties style:font-name="Arial" fo:font-size="10pt" style:font-name-asian="Arial" style:font-size-asian="10pt" style:font-name-complex="Arial" style:font-size-complex="10pt"/>
    </style:style>
    <style:style style:name="T36_51" style:family="text">
      <style:text-properties style:font-name="Arial" fo:font-size="10pt" style:font-name-asian="Arial" style:font-size-asian="10pt" style:font-name-complex="Arial" style:font-size-complex="10pt"/>
    </style:style>
    <style:style style:name="T36_52" style:family="text">
      <style:text-properties style:font-name="Arial" fo:font-size="10pt" style:font-name-asian="Arial" style:font-size-asian="10pt" style:font-name-complex="Arial" style:font-size-complex="10pt"/>
    </style:style>
    <style:style style:name="T36_53" style:family="text">
      <style:text-properties style:font-name="Arial" fo:font-size="10pt" style:font-name-asian="Arial" style:font-size-asian="10pt" style:font-name-complex="Arial" style:font-size-complex="10pt"/>
    </style:style>
    <style:style style:name="T36_54" style:family="text">
      <style:text-properties style:font-name="Arial" fo:font-size="10pt" style:font-name-asian="Arial" style:font-size-asian="10pt" style:font-name-complex="Arial" style:font-size-complex="10pt"/>
    </style:style>
    <style:style style:name="P37" style:family="paragraph" style:parent-style-name="Standard">
      <style:paragraph-properties fo:text-align="justify" fo:break-before="auto" fo:line-height="100%" style:writing-mode="lr-tb"/>
    </style:style>
    <style:style style:name="T37_1" style:family="text">
      <style:text-properties style:font-name="Arial" fo:font-size="10pt" style:font-name-asian="Arial" style:font-size-asian="10pt" style:font-name-complex="Arial" style:font-size-complex="10pt"/>
    </style:style>
    <style:style style:name="T37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1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1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1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1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1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1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1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1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1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1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2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2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2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2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2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2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2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2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2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2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37_3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P38" style:family="paragraph" style:parent-style-name="Standard">
      <style:paragraph-properties fo:text-align="justify" fo:break-before="auto" fo:line-height="100%" style:writing-mode="lr-tb"/>
    </style:style>
    <style:style style:name="T38_1" style:family="text">
      <style:text-properties style:font-name="Arial" fo:font-size="10pt" style:font-name-asian="Arial" style:font-size-asian="10pt" style:font-name-complex="Arial" style:font-size-complex="10pt"/>
    </style:style>
    <style:style style:name="T38_2" style:family="text">
      <style:text-properties style:font-name="Arial" fo:font-size="10pt" style:font-name-asian="Arial" style:font-size-asian="10pt" style:font-name-complex="Arial" style:font-size-complex="10pt"/>
    </style:style>
    <style:style style:name="T38_3" style:family="text">
      <style:text-properties style:font-name="Arial" fo:font-size="10pt" style:font-name-asian="Arial" style:font-size-asian="10pt" style:font-name-complex="Arial" style:font-size-complex="10pt"/>
    </style:style>
    <style:style style:name="T38_4" style:family="text">
      <style:text-properties style:font-name="Arial" fo:font-size="10pt" style:font-name-asian="Arial" style:font-size-asian="10pt" style:font-name-complex="Arial" style:font-size-complex="10pt"/>
    </style:style>
    <style:style style:name="T38_5" style:family="text">
      <style:text-properties style:font-name="Arial" fo:font-size="10pt" style:font-name-asian="Arial" style:font-size-asian="10pt" style:font-name-complex="Arial" style:font-size-complex="10pt"/>
    </style:style>
    <style:style style:name="T38_6" style:family="text">
      <style:text-properties style:font-name="Arial" fo:font-size="10pt" style:font-name-asian="Arial" style:font-size-asian="10pt" style:font-name-complex="Arial" style:font-size-complex="10pt"/>
    </style:style>
    <style:style style:name="T38_7" style:family="text">
      <style:text-properties style:font-name="Arial" fo:font-size="10pt" style:font-name-asian="Arial" style:font-size-asian="10pt" style:font-name-complex="Arial" style:font-size-complex="10pt"/>
    </style:style>
    <style:style style:name="T38_8" style:family="text">
      <style:text-properties style:font-name="Arial" fo:font-size="10pt" style:font-name-asian="Arial" style:font-size-asian="10pt" style:font-name-complex="Arial" style:font-size-complex="10pt"/>
    </style:style>
    <style:style style:name="T38_9" style:family="text">
      <style:text-properties style:font-name="Arial" fo:font-size="10pt" style:font-name-asian="Arial" style:font-size-asian="10pt" style:font-name-complex="Arial" style:font-size-complex="10pt"/>
    </style:style>
    <style:style style:name="T38_10" style:family="text">
      <style:text-properties style:font-name="Arial" fo:font-size="10pt" style:font-name-asian="Arial" style:font-size-asian="10pt" style:font-name-complex="Arial" style:font-size-complex="10pt"/>
    </style:style>
    <style:style style:name="T38_11" style:family="text">
      <style:text-properties style:font-name="Arial" fo:font-size="10pt" style:font-name-asian="Arial" style:font-size-asian="10pt" style:font-name-complex="Arial" style:font-size-complex="10pt"/>
    </style:style>
    <style:style style:name="T38_12" style:family="text">
      <style:text-properties style:font-name="Arial" fo:font-size="10pt" style:font-name-asian="Arial" style:font-size-asian="10pt" style:font-name-complex="Arial" style:font-size-complex="10pt"/>
    </style:style>
    <style:style style:name="T38_13" style:family="text">
      <style:text-properties style:font-name="Arial" fo:font-size="10pt" style:font-name-asian="Arial" style:font-size-asian="10pt" style:font-name-complex="Arial" style:font-size-complex="10pt"/>
    </style:style>
    <style:style style:name="T38_14" style:family="text">
      <style:text-properties style:font-name="Arial" fo:font-size="10pt" style:font-name-asian="Arial" style:font-size-asian="10pt" style:font-name-complex="Arial" style:font-size-complex="10pt"/>
    </style:style>
    <style:style style:name="T38_15" style:family="text">
      <style:text-properties style:font-name="Arial" fo:font-size="10pt" style:font-name-asian="Arial" style:font-size-asian="10pt" style:font-name-complex="Arial" style:font-size-complex="10pt"/>
    </style:style>
    <style:style style:name="T38_16" style:family="text">
      <style:text-properties style:font-name="Arial" fo:font-size="10pt" style:font-name-asian="Arial" style:font-size-asian="10pt" style:font-name-complex="Arial" style:font-size-complex="10pt"/>
    </style:style>
    <style:style style:name="T38_17" style:family="text">
      <style:text-properties style:font-name="Arial" fo:font-size="10pt" style:font-name-asian="Arial" style:font-size-asian="10pt" style:font-name-complex="Arial" style:font-size-complex="10pt"/>
    </style:style>
    <style:style style:name="T38_18" style:family="text">
      <style:text-properties style:font-name="Arial" fo:font-size="10pt" style:font-name-asian="Arial" style:font-size-asian="10pt" style:font-name-complex="Arial" style:font-size-complex="10pt"/>
    </style:style>
    <style:style style:name="T38_19" style:family="text">
      <style:text-properties style:font-name="Arial" fo:font-size="10pt" style:font-name-asian="Arial" style:font-size-asian="10pt" style:font-name-complex="Arial" style:font-size-complex="10pt"/>
    </style:style>
    <style:style style:name="T38_20" style:family="text">
      <style:text-properties style:font-name="Arial" fo:font-size="10pt" style:font-name-asian="Arial" style:font-size-asian="10pt" style:font-name-complex="Arial" style:font-size-complex="10pt"/>
    </style:style>
    <style:style style:name="T38_21" style:family="text">
      <style:text-properties style:font-name="Arial" fo:font-size="10pt" style:font-name-asian="Arial" style:font-size-asian="10pt" style:font-name-complex="Arial" style:font-size-complex="10pt"/>
    </style:style>
    <style:style style:name="T38_22" style:family="text">
      <style:text-properties style:font-name="Arial" fo:font-size="10pt" style:font-name-asian="Arial" style:font-size-asian="10pt" style:font-name-complex="Arial" style:font-size-complex="10pt"/>
    </style:style>
    <style:style style:name="T38_23" style:family="text">
      <style:text-properties style:font-name="Arial" fo:font-size="10pt" style:font-name-asian="Arial" style:font-size-asian="10pt" style:font-name-complex="Arial" style:font-size-complex="10pt"/>
    </style:style>
    <style:style style:name="T38_24" style:family="text">
      <style:text-properties style:font-name="Arial" fo:font-size="10pt" style:font-name-asian="Arial" style:font-size-asian="10pt" style:font-name-complex="Arial" style:font-size-complex="10pt"/>
    </style:style>
    <style:style style:name="T38_25" style:family="text">
      <style:text-properties style:font-name="Arial" fo:font-size="10pt" style:font-name-asian="Arial" style:font-size-asian="10pt" style:font-name-complex="Arial" style:font-size-complex="10pt"/>
    </style:style>
    <style:style style:name="T38_26" style:family="text">
      <style:text-properties style:font-name="Arial" fo:font-size="10pt" style:font-name-asian="Arial" style:font-size-asian="10pt" style:font-name-complex="Arial" style:font-size-complex="10pt"/>
    </style:style>
    <style:style style:name="T38_27" style:family="text">
      <style:text-properties style:font-name="Arial" fo:font-size="10pt" style:font-name-asian="Arial" style:font-size-asian="10pt" style:font-name-complex="Arial" style:font-size-complex="10pt"/>
    </style:style>
    <style:style style:name="T38_28" style:family="text">
      <style:text-properties style:font-name="Arial" fo:font-size="10pt" style:font-name-asian="Arial" style:font-size-asian="10pt" style:font-name-complex="Arial" style:font-size-complex="10pt"/>
    </style:style>
    <style:style style:name="T38_29" style:family="text">
      <style:text-properties style:font-name="Arial" fo:font-size="10pt" style:font-name-asian="Arial" style:font-size-asian="10pt" style:font-name-complex="Arial" style:font-size-complex="10pt"/>
    </style:style>
    <style:style style:name="T38_30" style:family="text">
      <style:text-properties style:font-name="Arial" fo:font-size="10pt" style:font-name-asian="Arial" style:font-size-asian="10pt" style:font-name-complex="Arial" style:font-size-complex="10pt"/>
    </style:style>
    <style:style style:name="T38_31" style:family="text">
      <style:text-properties style:font-name="Arial" fo:font-size="10pt" style:font-name-asian="Arial" style:font-size-asian="10pt" style:font-name-complex="Arial" style:font-size-complex="10pt"/>
    </style:style>
    <style:style style:name="T38_32" style:family="text">
      <style:text-properties style:font-name="Arial" fo:font-size="10pt" style:font-name-asian="Arial" style:font-size-asian="10pt" style:font-name-complex="Arial" style:font-size-complex="10pt"/>
    </style:style>
    <style:style style:name="T38_33" style:family="text">
      <style:text-properties style:font-name="Arial" fo:font-size="10pt" style:font-name-asian="Arial" style:font-size-asian="10pt" style:font-name-complex="Arial" style:font-size-complex="10pt"/>
    </style:style>
    <style:style style:name="T38_34" style:family="text">
      <style:text-properties style:font-name="Arial" fo:font-size="10pt" style:font-name-asian="Arial" style:font-size-asian="10pt" style:font-name-complex="Arial" style:font-size-complex="10pt"/>
    </style:style>
    <style:style style:name="T38_35" style:family="text">
      <style:text-properties style:font-name="Arial" fo:font-size="10pt" style:font-name-asian="Arial" style:font-size-asian="10pt" style:font-name-complex="Arial" style:font-size-complex="10pt"/>
    </style:style>
    <style:style style:name="T38_36" style:family="text">
      <style:text-properties style:font-name="Arial" fo:font-size="10pt" style:font-name-asian="Arial" style:font-size-asian="10pt" style:font-name-complex="Arial" style:font-size-complex="10pt"/>
    </style:style>
    <style:style style:name="T38_37" style:family="text">
      <style:text-properties style:font-name="Arial" fo:font-size="10pt" style:font-name-asian="Arial" style:font-size-asian="10pt" style:font-name-complex="Arial" style:font-size-complex="10pt"/>
    </style:style>
    <style:style style:name="T38_38" style:family="text">
      <style:text-properties style:font-name="Arial" fo:font-size="10pt" style:font-name-asian="Arial" style:font-size-asian="10pt" style:font-name-complex="Arial" style:font-size-complex="10pt"/>
    </style:style>
    <style:style style:name="P39" style:family="paragraph" style:parent-style-name="Standard">
      <style:paragraph-properties fo:text-align="justify"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  <style:style style:name="P40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  <style:style style:name="P41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41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4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4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4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5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5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5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5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5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5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5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5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5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5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6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6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6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6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6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6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1_6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2" style:family="paragraph" style:parent-style-name="Standard">
      <style:paragraph-properties fo:text-align="justify" fo:break-before="auto" fo:text-indent="-0.75cm" fo:line-height="100%" fo:margin-bottom="0.212cm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42_1" style:family="text">
      <style:text-properties style:font-name="Arial" fo:font-size="10pt" style:font-name-asian="Arial" style:font-size-asian="10pt" style:font-name-complex="Arial" style:font-size-complex="10pt"/>
    </style:style>
    <style:style style:name="T42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2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2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3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3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3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2_3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43" style:family="paragraph" style:parent-style-name="Standard">
      <style:paragraph-properties fo:text-align="justify" fo:break-before="auto" fo:text-indent="-0.75cm" fo:line-height="100%" fo:margin-bottom="0.212cm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43_1" style:family="text">
      <style:text-properties style:font-name="Arial" fo:font-size="10pt" style:font-name-asian="Arial" style:font-size-asian="10pt" style:font-name-complex="Arial" style:font-size-complex="10pt"/>
    </style:style>
    <style:style style:name="T43_2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3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4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5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6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7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8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9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10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11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12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13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14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15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16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17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18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19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20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21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22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23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24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25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26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27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28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29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30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31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32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33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34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35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36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37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38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39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40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41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42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43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44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45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46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47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48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49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50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51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52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53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54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55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43_5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44" style:family="paragraph" style:parent-style-name="Standard">
      <style:paragraph-properties fo:text-align="justify" fo:break-before="auto" fo:text-indent="-0.75cm" fo:line-height="100%" fo:margin-bottom="0.212cm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44_1" style:family="text">
      <style:text-properties style:font-name="Arial" fo:font-size="10pt" style:font-name-asian="Arial" style:font-size-asian="10pt" style:font-name-complex="Arial" style:font-size-complex="10pt"/>
    </style:style>
    <style:style style:name="T44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2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2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3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3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3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3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3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3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3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3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3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3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4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4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4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4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4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4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4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4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4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4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5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5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5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5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5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4_5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45" style:family="paragraph" style:parent-style-name="Standard">
      <style:paragraph-properties fo:text-align="justify" fo:break-before="auto" fo:text-indent="0cm" fo:line-height="100%" fo:margin-top="0cm" fo:margin-left="0.494cm" style:writing-mode="lr-tb"/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6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46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53" style:family="text">
      <style:text-properties fo:color="#000000"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T46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5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6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6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6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6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6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6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6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7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7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7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7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7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7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7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7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7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7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8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8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8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8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8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8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8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8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8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8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9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9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9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9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9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9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9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9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9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9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0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0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0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0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0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0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0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0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0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0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46_1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47" style:family="paragraph" style:parent-style-name="Standard">
      <style:paragraph-properties fo:text-align="justify" fo:break-before="auto" fo:text-indent="-0.757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47_1" style:family="text">
      <style:text-properties style:font-name="Arial" fo:font-size="10pt" style:font-name-asian="Arial" style:font-size-asian="10pt" style:font-name-complex="Arial" style:font-size-complex="10pt"/>
    </style:style>
    <style:style style:name="T47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7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48" style:family="paragraph" style:parent-style-name="Standard">
      <style:paragraph-properties fo:text-align="justify" fo:break-before="auto" fo:text-indent="-0.757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48_1" style:family="text">
      <style:text-properties style:font-name="Arial" fo:font-size="10pt" style:font-name-asian="Arial" style:font-size-asian="10pt" style:font-name-complex="Arial" style:font-size-complex="10pt"/>
    </style:style>
    <style:style style:name="T48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9" style:family="text">
      <style:text-properties style:font-name="Arial" fo:font-size="10pt" style:font-name-asian="Arial" style:font-size-asian="10pt" style:font-name-complex="Arial" style:font-size-complex="10pt"/>
    </style:style>
    <style:style style:name="T48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2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2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3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3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3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3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3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3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3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3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3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8_3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49" style:family="paragraph" style:parent-style-name="Standard">
      <style:paragraph-properties fo:text-align="justify" fo:break-before="auto" fo:text-indent="-0.757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49_1" style:family="text">
      <style:text-properties style:font-name="Arial" fo:font-size="10pt" style:font-name-asian="Arial" style:font-size-asian="10pt" style:font-name-complex="Arial" style:font-size-complex="10pt"/>
    </style:style>
    <style:style style:name="T49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2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2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3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3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3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3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3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49_3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50" style:family="paragraph" style:parent-style-name="Standard">
      <style:paragraph-properties fo:text-align="justify" fo:break-before="auto" fo:text-indent="-0.757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50_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1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1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1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1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1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1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1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1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1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1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2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2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2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2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2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2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2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2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2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2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3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3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3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3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3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3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3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3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3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39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50_4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4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0_4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51" style:family="paragraph" style:parent-style-name="Standard">
      <style:paragraph-properties fo:text-align="justify" fo:break-before="auto" fo:text-indent="-0.757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51_1" style:family="text">
      <style:text-properties style:font-name="Arial" fo:font-size="10pt" style:font-name-asian="Arial" style:font-size-asian="10pt" style:font-name-complex="Arial" style:font-size-complex="10pt"/>
    </style:style>
    <style:style style:name="T51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1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1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1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1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1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2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2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2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2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2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2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2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2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2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2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3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3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3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33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3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3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3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3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3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3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4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51_4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52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  <style:style style:name="P53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53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3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54" style:family="paragraph" style:parent-style-name="Standard">
      <style:paragraph-properties fo:text-align="justify" fo:break-before="auto" fo:text-indent="-0.75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54_1" style:family="text">
      <style:text-properties style:font-name="Arial" fo:font-size="10pt" style:font-name-asian="Arial" style:font-size-asian="10pt" style:font-name-complex="Arial" style:font-size-complex="10pt"/>
    </style:style>
    <style:style style:name="T54_2" style:family="text">
      <style:text-properties style:font-name="Arial" fo:font-size="10pt" style:font-name-asian="Arial" style:font-size-asian="10pt" style:font-name-complex="Arial" style:font-size-complex="10pt"/>
    </style:style>
    <style:style style:name="T54_3" style:family="text">
      <style:text-properties style:font-name="Arial" fo:font-size="10pt" style:font-name-asian="Arial" style:font-size-asian="10pt" style:font-name-complex="Arial" style:font-size-complex="10pt"/>
    </style:style>
    <style:style style:name="T54_4" style:family="text">
      <style:text-properties style:font-name="Arial" fo:font-size="10pt" style:font-name-asian="Arial" style:font-size-asian="10pt" style:font-name-complex="Arial" style:font-size-complex="10pt"/>
    </style:style>
    <style:style style:name="T54_5" style:family="text">
      <style:text-properties style:font-name="Arial" fo:font-size="10pt" style:font-name-asian="Arial" style:font-size-asian="10pt" style:font-name-complex="Arial" style:font-size-complex="10pt"/>
    </style:style>
    <style:style style:name="T54_6" style:family="text">
      <style:text-properties style:font-name="Arial" fo:font-size="10pt" style:font-name-asian="Arial" style:font-size-asian="10pt" style:font-name-complex="Arial" style:font-size-complex="10pt"/>
    </style:style>
    <style:style style:name="T54_7" style:family="text">
      <style:text-properties style:font-name="Arial" fo:font-size="10pt" style:font-name-asian="Arial" style:font-size-asian="10pt" style:font-name-complex="Arial" style:font-size-complex="10pt"/>
    </style:style>
    <style:style style:name="T54_8" style:family="text">
      <style:text-properties style:font-name="Arial" fo:font-size="10pt" style:font-name-asian="Arial" style:font-size-asian="10pt" style:font-name-complex="Arial" style:font-size-complex="10pt"/>
    </style:style>
    <style:style style:name="T54_9" style:family="text">
      <style:text-properties style:font-name="Arial" fo:font-size="10pt" style:font-name-asian="Arial" style:font-size-asian="10pt" style:font-name-complex="Arial" style:font-size-complex="10pt"/>
    </style:style>
    <style:style style:name="P55" style:family="paragraph" style:parent-style-name="Standard">
      <style:paragraph-properties fo:text-align="justify" fo:break-before="auto" fo:text-indent="-0.75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55_1" style:family="text">
      <style:text-properties style:font-name="Arial" fo:font-size="10pt" style:font-name-asian="Arial" style:font-size-asian="10pt" style:font-name-complex="Arial" style:font-size-complex="10pt"/>
    </style:style>
    <style:style style:name="T55_2" style:family="text">
      <style:text-properties style:font-name="Arial" fo:font-size="10pt" style:font-name-asian="Arial" style:font-size-asian="10pt" style:font-name-complex="Arial" style:font-size-complex="10pt"/>
    </style:style>
    <style:style style:name="T55_3" style:family="text">
      <style:text-properties style:font-name="Arial" fo:font-size="10pt" style:font-name-asian="Arial" style:font-size-asian="10pt" style:font-name-complex="Arial" style:font-size-complex="10pt"/>
    </style:style>
    <style:style style:name="T55_4" style:family="text">
      <style:text-properties style:font-name="Arial" fo:font-size="10pt" style:font-name-asian="Arial" style:font-size-asian="10pt" style:font-name-complex="Arial" style:font-size-complex="10pt"/>
    </style:style>
    <style:style style:name="T55_5" style:family="text">
      <style:text-properties style:font-name="Arial" fo:font-size="10pt" style:font-name-asian="Arial" style:font-size-asian="10pt" style:font-name-complex="Arial" style:font-size-complex="10pt"/>
    </style:style>
    <style:style style:name="T55_6" style:family="text">
      <style:text-properties style:font-name="Arial" fo:font-size="10pt" style:font-name-asian="Arial" style:font-size-asian="10pt" style:font-name-complex="Arial" style:font-size-complex="10pt"/>
    </style:style>
    <style:style style:name="T55_7" style:family="text">
      <style:text-properties style:font-name="Arial" fo:font-size="10pt" style:font-name-asian="Arial" style:font-size-asian="10pt" style:font-name-complex="Arial" style:font-size-complex="10pt"/>
    </style:style>
    <style:style style:name="T55_8" style:family="text">
      <style:text-properties style:font-name="Arial" fo:font-size="10pt" style:font-name-asian="Arial" style:font-size-asian="10pt" style:font-name-complex="Arial" style:font-size-complex="10pt"/>
    </style:style>
    <style:style style:name="T55_9" style:family="text">
      <style:text-properties style:font-name="Arial" fo:font-size="10pt" style:font-name-asian="Arial" style:font-size-asian="10pt" style:font-name-complex="Arial" style:font-size-complex="10pt"/>
    </style:style>
    <style:style style:name="T55_10" style:family="text">
      <style:text-properties style:font-name="Arial" fo:font-size="10pt" style:font-name-asian="Arial" style:font-size-asian="10pt" style:font-name-complex="Arial" style:font-size-complex="10pt"/>
    </style:style>
    <style:style style:name="T55_11" style:family="text">
      <style:text-properties style:font-name="Arial" fo:font-size="10pt" style:font-name-asian="Arial" style:font-size-asian="10pt" style:font-name-complex="Arial" style:font-size-complex="10pt"/>
    </style:style>
    <style:style style:name="T55_12" style:family="text">
      <style:text-properties style:font-name="Arial" fo:font-size="10pt" style:font-name-asian="Arial" style:font-size-asian="10pt" style:font-name-complex="Arial" style:font-size-complex="10pt"/>
    </style:style>
    <style:style style:name="T55_13" style:family="text">
      <style:text-properties style:font-name="Arial" fo:font-size="10pt" style:font-name-asian="Arial" style:font-size-asian="10pt" style:font-name-complex="Arial" style:font-size-complex="10pt"/>
    </style:style>
    <style:style style:name="T55_14" style:family="text">
      <style:text-properties style:font-name="Arial" fo:font-size="10pt" style:font-name-asian="Arial" style:font-size-asian="10pt" style:font-name-complex="Arial" style:font-size-complex="10pt"/>
    </style:style>
    <style:style style:name="T55_15" style:family="text">
      <style:text-properties style:font-name="Arial" fo:font-size="10pt" style:font-name-asian="Arial" style:font-size-asian="10pt" style:font-name-complex="Arial" style:font-size-complex="10pt"/>
    </style:style>
    <style:style style:name="T55_16" style:family="text">
      <style:text-properties style:font-name="Arial" fo:font-size="10pt" style:font-name-asian="Arial" style:font-size-asian="10pt" style:font-name-complex="Arial" style:font-size-complex="10pt"/>
    </style:style>
    <style:style style:name="T55_17" style:family="text">
      <style:text-properties style:font-name="Arial" fo:font-size="10pt" style:font-name-asian="Arial" style:font-size-asian="10pt" style:font-name-complex="Arial" style:font-size-complex="10pt"/>
    </style:style>
    <style:style style:name="T55_18" style:family="text">
      <style:text-properties style:font-name="Arial" fo:font-size="10pt" style:font-name-asian="Arial" style:font-size-asian="10pt" style:font-name-complex="Arial" style:font-size-complex="10pt"/>
    </style:style>
    <style:style style:name="T55_19" style:family="text">
      <style:text-properties style:font-name="Arial" fo:font-size="10pt" style:font-name-asian="Arial" style:font-size-asian="10pt" style:font-name-complex="Arial" style:font-size-complex="10pt"/>
    </style:style>
    <style:style style:name="T55_20" style:family="text">
      <style:text-properties style:font-name="Arial" fo:font-size="10pt" style:font-name-asian="Arial" style:font-size-asian="10pt" style:font-name-complex="Arial" style:font-size-complex="10pt"/>
    </style:style>
    <style:style style:name="T55_21" style:family="text">
      <style:text-properties style:font-name="Arial" fo:font-size="10pt" style:font-name-asian="Arial" style:font-size-asian="10pt" style:font-name-complex="Arial" style:font-size-complex="10pt"/>
    </style:style>
    <style:style style:name="T55_22" style:family="text">
      <style:text-properties style:font-name="Arial" fo:font-size="10pt" style:font-name-asian="Arial" style:font-size-asian="10pt" style:font-name-complex="Arial" style:font-size-complex="10pt"/>
    </style:style>
    <style:style style:name="T55_23" style:family="text">
      <style:text-properties style:font-name="Arial" fo:font-size="10pt" style:font-name-asian="Arial" style:font-size-asian="10pt" style:font-name-complex="Arial" style:font-size-complex="10pt"/>
    </style:style>
    <style:style style:name="T55_24" style:family="text">
      <style:text-properties style:font-name="Arial" fo:font-size="10pt" style:font-name-asian="Arial" style:font-size-asian="10pt" style:font-name-complex="Arial" style:font-size-complex="10pt"/>
    </style:style>
    <style:style style:name="T55_25" style:family="text">
      <style:text-properties style:font-name="Arial" fo:font-size="10pt" style:font-name-asian="Arial" style:font-size-asian="10pt" style:font-name-complex="Arial" style:font-size-complex="10pt"/>
    </style:style>
    <style:style style:name="T55_26" style:family="text">
      <style:text-properties style:font-name="Arial" fo:font-size="10pt" style:font-name-asian="Arial" style:font-size-asian="10pt" style:font-name-complex="Arial" style:font-size-complex="10pt"/>
    </style:style>
    <style:style style:name="T55_27" style:family="text">
      <style:text-properties style:font-name="Arial" fo:font-size="10pt" style:font-name-asian="Arial" style:font-size-asian="10pt" style:font-name-complex="Arial" style:font-size-complex="10pt"/>
    </style:style>
    <style:style style:name="T55_28" style:family="text">
      <style:text-properties style:font-name="Arial" fo:font-size="10pt" style:font-name-asian="Arial" style:font-size-asian="10pt" style:font-name-complex="Arial" style:font-size-complex="10pt"/>
    </style:style>
    <style:style style:name="T55_29" style:family="text">
      <style:text-properties style:font-name="Arial" fo:font-size="10pt" style:font-name-asian="Arial" style:font-size-asian="10pt" style:font-name-complex="Arial" style:font-size-complex="10pt"/>
    </style:style>
    <style:style style:name="T55_30" style:family="text">
      <style:text-properties style:font-name="Arial" fo:font-size="10pt" style:font-name-asian="Arial" style:font-size-asian="10pt" style:font-name-complex="Arial" style:font-size-complex="10pt"/>
    </style:style>
    <style:style style:name="T55_31" style:family="text">
      <style:text-properties style:font-name="Arial" fo:font-size="10pt" style:font-name-asian="Arial" style:font-size-asian="10pt" style:font-name-complex="Arial" style:font-size-complex="10pt"/>
    </style:style>
    <style:style style:name="T55_32" style:family="text">
      <style:text-properties style:font-name="Arial" fo:font-size="10pt" style:font-name-asian="Arial" style:font-size-asian="10pt" style:font-name-complex="Arial" style:font-size-complex="10pt"/>
    </style:style>
    <style:style style:name="T55_33" style:family="text">
      <style:text-properties style:font-name="Arial" fo:font-size="10pt" style:font-name-asian="Arial" style:font-size-asian="10pt" style:font-name-complex="Arial" style:font-size-complex="10pt"/>
    </style:style>
    <style:style style:name="T55_34" style:family="text">
      <style:text-properties style:font-name="Arial" fo:font-size="10pt" style:font-name-asian="Arial" style:font-size-asian="10pt" style:font-name-complex="Arial" style:font-size-complex="10pt"/>
    </style:style>
    <style:style style:name="T55_35" style:family="text">
      <style:text-properties style:font-name="Arial" fo:font-size="10pt" style:font-name-asian="Arial" style:font-size-asian="10pt" style:font-name-complex="Arial" style:font-size-complex="10pt"/>
    </style:style>
    <style:style style:name="T55_36" style:family="text">
      <style:text-properties style:font-name="Arial" fo:font-size="10pt" style:font-name-asian="Arial" style:font-size-asian="10pt" style:font-name-complex="Arial" style:font-size-complex="10pt"/>
    </style:style>
    <style:style style:name="T55_37" style:family="text">
      <style:text-properties style:font-name="Arial" fo:font-size="10pt" style:font-name-asian="Arial" style:font-size-asian="10pt" style:font-name-complex="Arial" style:font-size-complex="10pt"/>
    </style:style>
    <style:style style:name="T55_38" style:family="text">
      <style:text-properties style:font-name="Arial" fo:font-size="10pt" style:font-name-asian="Arial" style:font-size-asian="10pt" style:font-name-complex="Arial" style:font-size-complex="10pt"/>
    </style:style>
    <style:style style:name="T55_39" style:family="text">
      <style:text-properties style:font-name="Arial" fo:font-size="10pt" style:font-name-asian="Arial" style:font-size-asian="10pt" style:font-name-complex="Arial" style:font-size-complex="10pt"/>
    </style:style>
    <style:style style:name="T55_40" style:family="text">
      <style:text-properties style:font-name="Arial" fo:font-size="10pt" style:font-name-asian="Arial" style:font-size-asian="10pt" style:font-name-complex="Arial" style:font-size-complex="10pt"/>
    </style:style>
    <style:style style:name="T55_41" style:family="text">
      <style:text-properties style:font-name="Arial" fo:font-size="10pt" style:font-name-asian="Arial" style:font-size-asian="10pt" style:font-name-complex="Arial" style:font-size-complex="10pt"/>
    </style:style>
    <style:style style:name="T55_42" style:family="text">
      <style:text-properties style:font-name="Arial" fo:font-size="10pt" style:font-name-asian="Arial" style:font-size-asian="10pt" style:font-name-complex="Arial" style:font-size-complex="10pt"/>
    </style:style>
    <style:style style:name="P56" style:family="paragraph" style:parent-style-name="Standard">
      <style:paragraph-properties fo:text-align="justify" fo:break-before="auto" fo:text-indent="-0.75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56_1" style:family="text">
      <style:text-properties style:font-name="Arial" fo:font-size="10pt" style:font-name-asian="Arial" style:font-size-asian="10pt" style:font-name-complex="Arial" style:font-size-complex="10pt"/>
    </style:style>
    <style:style style:name="T56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1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1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1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1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1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1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1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1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1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1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2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2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2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2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2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2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2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2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2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2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3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3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56_3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P57" style:family="paragraph" style:parent-style-name="Standard">
      <style:paragraph-properties fo:text-align="justify" fo:break-before="auto" fo:text-indent="-0.75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57_1" style:family="text">
      <style:text-properties style:font-name="Arial" fo:font-size="10pt" style:font-name-asian="Arial" style:font-size-asian="10pt" style:font-name-complex="Arial" style:font-size-complex="10pt"/>
    </style:style>
    <style:style style:name="T57_2" style:family="text">
      <style:text-properties style:font-name="Arial" fo:font-size="10pt" style:font-name-asian="Arial" style:font-size-asian="10pt" style:font-name-complex="Arial" style:font-size-complex="10pt"/>
    </style:style>
    <style:style style:name="T57_3" style:family="text">
      <style:text-properties style:font-name="Arial" fo:font-size="10pt" style:font-name-asian="Arial" style:font-size-asian="10pt" style:font-name-complex="Arial" style:font-size-complex="10pt"/>
    </style:style>
    <style:style style:name="T57_4" style:family="text">
      <style:text-properties style:font-name="Arial" fo:font-size="10pt" style:font-name-asian="Arial" style:font-size-asian="10pt" style:font-name-complex="Arial" style:font-size-complex="10pt"/>
    </style:style>
    <style:style style:name="T57_5" style:family="text">
      <style:text-properties style:font-name="Arial" fo:font-size="10pt" style:font-name-asian="Arial" style:font-size-asian="10pt" style:font-name-complex="Arial" style:font-size-complex="10pt"/>
    </style:style>
    <style:style style:name="T57_6" style:family="text">
      <style:text-properties style:font-name="Arial" fo:font-size="10pt" style:font-name-asian="Arial" style:font-size-asian="10pt" style:font-name-complex="Arial" style:font-size-complex="10pt"/>
    </style:style>
    <style:style style:name="T57_7" style:family="text">
      <style:text-properties style:font-name="Arial" fo:font-size="10pt" style:font-name-asian="Arial" style:font-size-asian="10pt" style:font-name-complex="Arial" style:font-size-complex="10pt"/>
    </style:style>
    <style:style style:name="T57_8" style:family="text">
      <style:text-properties style:font-name="Arial" fo:font-size="10pt" style:font-name-asian="Arial" style:font-size-asian="10pt" style:font-name-complex="Arial" style:font-size-complex="10pt"/>
    </style:style>
    <style:style style:name="T57_9" style:family="text">
      <style:text-properties style:font-name="Arial" fo:font-size="10pt" style:font-name-asian="Arial" style:font-size-asian="10pt" style:font-name-complex="Arial" style:font-size-complex="10pt"/>
    </style:style>
    <style:style style:name="T57_10" style:family="text">
      <style:text-properties style:font-name="Arial" fo:font-size="10pt" style:font-name-asian="Arial" style:font-size-asian="10pt" style:font-name-complex="Arial" style:font-size-complex="10pt"/>
    </style:style>
    <style:style style:name="T57_11" style:family="text">
      <style:text-properties style:font-name="Arial" fo:font-size="10pt" style:font-name-asian="Arial" style:font-size-asian="10pt" style:font-name-complex="Arial" style:font-size-complex="10pt"/>
    </style:style>
    <style:style style:name="T57_12" style:family="text">
      <style:text-properties style:font-name="Arial" fo:font-size="10pt" style:font-name-asian="Arial" style:font-size-asian="10pt" style:font-name-complex="Arial" style:font-size-complex="10pt"/>
    </style:style>
    <style:style style:name="T57_13" style:family="text">
      <style:text-properties style:font-name="Arial" fo:font-size="10pt" style:font-name-asian="Arial" style:font-size-asian="10pt" style:font-name-complex="Arial" style:font-size-complex="10pt"/>
    </style:style>
    <style:style style:name="T57_14" style:family="text">
      <style:text-properties style:font-name="Arial" fo:font-size="10pt" style:font-name-asian="Arial" style:font-size-asian="10pt" style:font-name-complex="Arial" style:font-size-complex="10pt"/>
    </style:style>
    <style:style style:name="T57_15" style:family="text">
      <style:text-properties style:font-name="Arial" fo:font-size="10pt" style:font-name-asian="Arial" style:font-size-asian="10pt" style:font-name-complex="Arial" style:font-size-complex="10pt"/>
    </style:style>
    <style:style style:name="T57_16" style:family="text">
      <style:text-properties style:font-name="Arial" fo:font-size="10pt" style:font-name-asian="Arial" style:font-size-asian="10pt" style:font-name-complex="Arial" style:font-size-complex="10pt"/>
    </style:style>
    <style:style style:name="T57_17" style:family="text">
      <style:text-properties style:font-name="Arial" fo:font-size="10pt" style:font-name-asian="Arial" style:font-size-asian="10pt" style:font-name-complex="Arial" style:font-size-complex="10pt"/>
    </style:style>
    <style:style style:name="T57_18" style:family="text">
      <style:text-properties style:font-name="Arial" fo:font-size="10pt" style:font-name-asian="Arial" style:font-size-asian="10pt" style:font-name-complex="Arial" style:font-size-complex="10pt"/>
    </style:style>
    <style:style style:name="T57_19" style:family="text">
      <style:text-properties style:font-name="Arial" fo:font-size="10pt" style:font-name-asian="Arial" style:font-size-asian="10pt" style:font-name-complex="Arial" style:font-size-complex="10pt"/>
    </style:style>
    <style:style style:name="T57_20" style:family="text">
      <style:text-properties style:font-name="Arial" fo:font-size="10pt" style:font-name-asian="Arial" style:font-size-asian="10pt" style:font-name-complex="Arial" style:font-size-complex="10pt"/>
    </style:style>
    <style:style style:name="T57_21" style:family="text">
      <style:text-properties style:font-name="Arial" fo:font-size="10pt" style:font-name-asian="Arial" style:font-size-asian="10pt" style:font-name-complex="Arial" style:font-size-complex="10pt"/>
    </style:style>
    <style:style style:name="T57_22" style:family="text">
      <style:text-properties style:font-name="Arial" fo:font-size="10pt" style:font-name-asian="Arial" style:font-size-asian="10pt" style:font-name-complex="Arial" style:font-size-complex="10pt"/>
    </style:style>
    <style:style style:name="T57_23" style:family="text">
      <style:text-properties style:font-name="Arial" fo:font-size="10pt" style:font-name-asian="Arial" style:font-size-asian="10pt" style:font-name-complex="Arial" style:font-size-complex="10pt"/>
    </style:style>
    <style:style style:name="T57_24" style:family="text">
      <style:text-properties style:font-name="Arial" fo:font-size="10pt" style:font-name-asian="Arial" style:font-size-asian="10pt" style:font-name-complex="Arial" style:font-size-complex="10pt"/>
    </style:style>
    <style:style style:name="T57_25" style:family="text">
      <style:text-properties style:font-name="Arial" fo:font-size="10pt" style:font-name-asian="Arial" style:font-size-asian="10pt" style:font-name-complex="Arial" style:font-size-complex="10pt"/>
    </style:style>
    <style:style style:name="T57_26" style:family="text">
      <style:text-properties style:font-name="Arial" fo:font-size="10pt" style:font-name-asian="Arial" style:font-size-asian="10pt" style:font-name-complex="Arial" style:font-size-complex="10pt"/>
    </style:style>
    <style:style style:name="T57_27" style:family="text">
      <style:text-properties style:font-name="Arial" fo:font-size="10pt" style:font-name-asian="Arial" style:font-size-asian="10pt" style:font-name-complex="Arial" style:font-size-complex="10pt"/>
    </style:style>
    <style:style style:name="T57_28" style:family="text">
      <style:text-properties style:font-name="Arial" fo:font-size="10pt" style:font-name-asian="Arial" style:font-size-asian="10pt" style:font-name-complex="Arial" style:font-size-complex="10pt"/>
    </style:style>
    <style:style style:name="T57_29" style:family="text">
      <style:text-properties style:font-name="Arial" fo:font-size="10pt" style:font-name-asian="Arial" style:font-size-asian="10pt" style:font-name-complex="Arial" style:font-size-complex="10pt"/>
    </style:style>
    <style:style style:name="T57_30" style:family="text">
      <style:text-properties style:font-name="Arial" fo:font-size="10pt" style:font-name-asian="Arial" style:font-size-asian="10pt" style:font-name-complex="Arial" style:font-size-complex="10pt"/>
    </style:style>
    <style:style style:name="T57_31" style:family="text">
      <style:text-properties style:font-name="Arial" fo:font-size="10pt" style:font-name-asian="Arial" style:font-size-asian="10pt" style:font-name-complex="Arial" style:font-size-complex="10pt"/>
    </style:style>
    <style:style style:name="P58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  <style:style style:name="P59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59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59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0" style:family="paragraph" style:parent-style-name="Standard">
      <style:paragraph-properties fo:text-align="justify" fo:break-before="auto" fo:text-indent="-0.75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60_1" style:family="text">
      <style:text-properties style:font-name="Arial" fo:font-size="10pt" style:font-name-asian="Arial" style:font-size-asian="10pt" style:font-name-complex="Arial" style:font-size-complex="10pt"/>
    </style:style>
    <style:style style:name="T60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0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0_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0_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0_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0_7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P61" style:family="paragraph" style:parent-style-name="Standard">
      <style:paragraph-properties fo:text-align="justify" fo:break-before="auto" fo:text-indent="-0.75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61_1" style:family="text">
      <style:text-properties style:font-name="Arial" fo:font-size="10pt" style:font-name-asian="Arial" style:font-size-asian="10pt" style:font-name-complex="Arial" style:font-size-complex="10pt"/>
    </style:style>
    <style:style style:name="T61_2" style:family="text">
      <style:text-properties style:font-name="Arial" fo:font-size="10pt" style:font-name-asian="Arial" style:font-size-asian="10pt" style:font-name-complex="Arial" style:font-size-complex="10pt"/>
    </style:style>
    <style:style style:name="T61_3" style:family="text">
      <style:text-properties style:font-name="Arial" fo:font-size="10pt" style:font-name-asian="Arial" style:font-size-asian="10pt" style:font-name-complex="Arial" style:font-size-complex="10pt"/>
    </style:style>
    <style:style style:name="T61_4" style:family="text">
      <style:text-properties style:font-name="Arial" fo:font-size="10pt" style:font-name-asian="Arial" style:font-size-asian="10pt" style:font-name-complex="Arial" style:font-size-complex="10pt"/>
    </style:style>
    <style:style style:name="P62" style:family="paragraph" style:parent-style-name="Standard">
      <style:paragraph-properties fo:text-align="justify" fo:break-before="auto" fo:text-indent="-0.75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62_1" style:family="text">
      <style:text-properties style:font-name="Arial" fo:font-size="10pt" style:font-name-asian="Arial" style:font-size-asian="10pt" style:font-name-complex="Arial" style:font-size-complex="10pt"/>
    </style:style>
    <style:style style:name="T62_2" style:family="text">
      <style:text-properties style:font-name="Arial" fo:font-size="10pt" style:font-name-asian="Arial" style:font-size-asian="10pt" style:font-name-complex="Arial" style:font-size-complex="10pt"/>
    </style:style>
    <style:style style:name="T62_3" style:family="text">
      <style:text-properties style:font-name="Arial" fo:font-size="10pt" style:font-name-asian="Arial" style:font-size-asian="10pt" style:font-name-complex="Arial" style:font-size-complex="10pt"/>
    </style:style>
    <style:style style:name="T62_4" style:family="text">
      <style:text-properties style:font-name="Arial" fo:font-size="10pt" style:font-name-asian="Arial" style:font-size-asian="10pt" style:font-name-complex="Arial" style:font-size-complex="10pt"/>
    </style:style>
    <style:style style:name="T62_5" style:family="text">
      <style:text-properties style:font-name="Arial" fo:font-size="10pt" style:font-name-asian="Arial" style:font-size-asian="10pt" style:font-name-complex="Arial" style:font-size-complex="10pt"/>
    </style:style>
    <style:style style:name="T62_6" style:family="text">
      <style:text-properties style:font-name="Arial" fo:font-size="10pt" style:font-name-asian="Arial" style:font-size-asian="10pt" style:font-name-complex="Arial" style:font-size-complex="10pt"/>
    </style:style>
    <style:style style:name="P63" style:family="paragraph" style:parent-style-name="Standard">
      <style:paragraph-properties fo:text-align="justify" fo:break-before="auto" fo:text-indent="-0.75cm" fo:line-height="100%" fo:margin-left="1.251cm" style:writing-mode="lr-tb">
        <style:tab-stops>
          <style:tab-stop style:type="left" style:leader-style="none" style:position="0cm"/>
        </style:tab-stops>
      </style:paragraph-properties>
    </style:style>
    <style:style style:name="T63_1" style:family="text">
      <style:text-properties style:font-name="Arial" fo:font-size="10pt" style:font-name-asian="Arial" style:font-size-asian="10pt" style:font-name-complex="Arial" style:font-size-complex="10pt"/>
    </style:style>
    <style:style style:name="T63_2" style:family="text">
      <style:text-properties style:font-name="Arial" fo:font-size="10pt" style:font-name-asian="Arial" style:font-size-asian="10pt" style:font-name-complex="Arial" style:font-size-complex="10pt"/>
    </style:style>
    <style:style style:name="T63_3" style:family="text">
      <style:text-properties style:font-name="Arial" fo:font-size="10pt" style:font-name-asian="Arial" style:font-size-asian="10pt" style:font-name-complex="Arial" style:font-size-complex="10pt"/>
    </style:style>
    <style:style style:name="T63_4" style:family="text">
      <style:text-properties style:font-name="Arial" fo:font-size="10pt" style:font-name-asian="Arial" style:font-size-asian="10pt" style:font-name-complex="Arial" style:font-size-complex="10pt"/>
    </style:style>
    <style:style style:name="T63_5" style:family="text">
      <style:text-properties style:font-name="Arial" fo:font-size="10pt" style:font-name-asian="Arial" style:font-size-asian="10pt" style:font-name-complex="Arial" style:font-size-complex="10pt"/>
    </style:style>
    <style:style style:name="T63_6" style:family="text">
      <style:text-properties style:font-name="Arial" fo:font-size="10pt" style:font-name-asian="Arial" style:font-size-asian="10pt" style:font-name-complex="Arial" style:font-size-complex="10pt"/>
    </style:style>
    <style:style style:name="P64" style:family="paragraph" style:parent-style-name="Standard">
      <style:paragraph-properties fo:break-before="auto" fo:line-height="100%" style:writing-mode="lr-tb"/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P65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65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65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66" style:family="paragraph" style:parent-style-name="Standard">
      <style:paragraph-properties fo:break-before="auto" fo:line-height="100%" style:writing-mode="lr-tb"/>
    </style:style>
    <style:style style:name="T66_1" style:family="text">
      <style:text-properties style:font-name="Arial" fo:font-size="10pt" style:font-name-asian="Arial" style:font-size-asian="10pt" style:font-name-complex="Arial" style:font-size-complex="10pt"/>
    </style:style>
    <style:style style:name="T66_2" style:family="text">
      <style:text-properties style:font-name="Arial" fo:font-size="10pt" style:font-name-asian="Arial" style:font-size-asian="10pt" style:font-name-complex="Arial" style:font-size-complex="10pt"/>
    </style:style>
    <style:style style:name="T66_3" style:family="text">
      <style:text-properties style:font-name="Arial" fo:font-size="10pt" style:font-name-asian="Arial" style:font-size-asian="10pt" style:font-name-complex="Arial" style:font-size-complex="10pt"/>
    </style:style>
    <style:style style:name="T66_4" style:family="text">
      <style:text-properties style:font-name="Arial" fo:font-size="10pt" style:font-name-asian="Arial" style:font-size-asian="10pt" style:font-name-complex="Arial" style:font-size-complex="10pt"/>
    </style:style>
    <style:style style:name="T66_5" style:family="text">
      <style:text-properties style:font-name="Arial" fo:font-size="10pt" style:font-name-asian="Arial" style:font-size-asian="10pt" style:font-name-complex="Arial" style:font-size-complex="10pt"/>
    </style:style>
    <style:style style:name="T66_6" style:family="text">
      <style:text-properties style:font-name="Arial" fo:font-size="10pt" style:font-name-asian="Arial" style:font-size-asian="10pt" style:font-name-complex="Arial" style:font-size-complex="10pt"/>
    </style:style>
    <style:style style:name="T66_7" style:family="text">
      <style:text-properties style:font-name="Arial" fo:font-size="10pt" style:font-name-asian="Arial" style:font-size-asian="10pt" style:font-name-complex="Arial" style:font-size-complex="10pt"/>
    </style:style>
    <style:style style:name="T66_8" style:family="text">
      <style:text-properties style:font-name="Arial" fo:font-size="10pt" style:font-name-asian="Arial" style:font-size-asian="10pt" style:font-name-complex="Arial" style:font-size-complex="10pt"/>
    </style:style>
    <style:style style:name="T66_9" style:family="text">
      <style:text-properties style:font-name="Arial" fo:font-size="10pt" style:font-name-asian="Arial" style:font-size-asian="10pt" style:font-name-complex="Arial" style:font-size-complex="10pt"/>
    </style:style>
    <style:style style:name="T66_10" style:family="text">
      <style:text-properties style:font-name="Arial" fo:font-size="10pt" style:font-name-asian="Arial" style:font-size-asian="10pt" style:font-name-complex="Arial" style:font-size-complex="10pt"/>
    </style:style>
    <style:style style:name="T66_11" style:family="text">
      <style:text-properties style:font-name="Arial" fo:font-size="10pt" style:font-name-asian="Arial" style:font-size-asian="10pt" style:font-name-complex="Arial" style:font-size-complex="10pt"/>
    </style:style>
    <style:style style:name="T66_12" style:family="text">
      <style:text-properties style:font-name="Arial" fo:font-size="10pt" style:font-name-asian="Arial" style:font-size-asian="10pt" style:font-name-complex="Arial" style:font-size-complex="10pt"/>
    </style:style>
    <style:style style:name="T66_13" style:family="text">
      <style:text-properties style:font-name="Arial" fo:font-size="10pt" style:font-name-asian="Arial" style:font-size-asian="10pt" style:font-name-complex="Arial" style:font-size-complex="10pt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>
      <style:text-properties style:font-name="Arial" fo:font-size="10pt" style:font-name-asian="Arial" style:font-size-asian="10pt" style:font-name-complex="Arial" style:font-size-complex="10pt"/>
    </style:style>
    <style:style style:name="T67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5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6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10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11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1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1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14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15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67_16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67_17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1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19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67_20" style:family="text">
      <style:text-properties style:font-name="Arial" fo:font-size="10pt" style:font-name-asian="Arial" style:font-size-asian="10pt" style:font-name-complex="Arial" style:font-size-complex="10pt"/>
    </style:style>
    <style:style style:name="P68" style:family="paragraph" style:parent-style-name="Standard">
      <style:paragraph-properties fo:break-before="auto" fo:line-height="100%" style:writing-mode="lr-tb"/>
    </style:style>
    <style:style style:name="T68_1" style:family="text">
      <style:text-properties style:font-name="Arial" fo:font-size="10pt" style:font-name-asian="Arial" style:font-size-asian="10pt" style:font-name-complex="Arial" style:font-size-complex="10pt"/>
    </style:style>
    <style:style style:name="T68_2" style:family="text">
      <style:text-properties style:font-name="Arial" fo:font-size="10pt" style:font-name-asian="Arial" style:font-size-asian="10pt" style:font-name-complex="Arial" style:font-size-complex="10pt"/>
    </style:style>
    <style:style style:name="T68_3" style:family="text">
      <style:text-properties style:font-name="Arial" fo:font-size="10pt" style:font-name-asian="Arial" style:font-size-asian="10pt" style:font-name-complex="Arial" style:font-size-complex="10pt"/>
    </style:style>
    <style:style style:name="T68_4" style:family="text">
      <style:text-properties style:font-name="Arial" fo:font-size="10pt" style:font-name-asian="Arial" style:font-size-asian="10pt" style:font-name-complex="Arial" style:font-size-complex="10pt"/>
    </style:style>
    <style:style style:name="T68_5" style:family="text">
      <style:text-properties style:font-name="Arial" fo:font-size="10pt" style:font-name-asian="Arial" style:font-size-asian="10pt" style:font-name-complex="Arial" style:font-size-complex="10pt"/>
    </style:style>
    <style:style style:name="T68_6" style:family="text">
      <style:text-properties style:font-name="Arial" fo:font-size="10pt" style:font-name-asian="Arial" style:font-size-asian="10pt" style:font-name-complex="Arial" style:font-size-complex="10pt"/>
    </style:style>
    <style:style style:name="T68_7" style:family="text">
      <style:text-properties style:font-name="Arial" fo:font-size="10pt" style:font-name-asian="Arial" style:font-size-asian="10pt" style:font-name-complex="Arial" style:font-size-complex="10pt"/>
    </style:style>
    <style:style style:name="T68_8" style:family="text">
      <style:text-properties style:font-name="Arial" fo:font-size="10pt" style:font-name-asian="Arial" style:font-size-asian="10pt" style:font-name-complex="Arial" style:font-size-complex="10pt"/>
    </style:style>
    <style:style style:name="T68_9" style:family="text">
      <style:text-properties style:font-name="Arial" fo:font-size="10pt" style:font-name-asian="Arial" style:font-size-asian="10pt" style:font-name-complex="Arial" style:font-size-complex="10pt"/>
    </style:style>
    <style:style style:name="T68_10" style:family="text">
      <style:text-properties style:font-name="Arial" fo:font-size="10pt" style:font-name-asian="Arial" style:font-size-asian="10pt" style:font-name-complex="Arial" style:font-size-complex="10pt"/>
    </style:style>
    <style:style style:name="T68_11" style:family="text">
      <style:text-properties style:font-name="Arial" fo:font-size="10pt" style:font-name-asian="Arial" style:font-size-asian="10pt" style:font-name-complex="Arial" style:font-size-complex="10pt"/>
    </style:style>
    <style:style style:name="T68_12" style:family="text">
      <style:text-properties style:font-name="Arial" fo:font-size="10pt" style:font-name-asian="Arial" style:font-size-asian="10pt" style:font-name-complex="Arial" style:font-size-complex="10pt"/>
    </style:style>
    <style:style style:name="T68_13" style:family="text">
      <style:text-properties style:font-name="Arial" fo:font-size="10pt" style:font-name-asian="Arial" style:font-size-asian="10pt" style:font-name-complex="Arial" style:font-size-complex="10pt"/>
    </style:style>
    <style:style style:name="T68_14" style:family="text">
      <style:text-properties style:font-name="Arial" fo:font-size="10pt" style:font-name-asian="Arial" style:font-size-asian="10pt" style:font-name-complex="Arial" style:font-size-complex="10pt"/>
    </style:style>
    <style:style style:name="T68_15" style:family="text">
      <style:text-properties style:font-name="Arial" fo:font-size="10pt" style:font-name-asian="Arial" style:font-size-asian="10pt" style:font-name-complex="Arial" style:font-size-complex="10pt"/>
    </style:style>
    <style:style style:name="T68_16" style:family="text">
      <style:text-properties style:font-name="Arial" fo:font-size="10pt" style:font-name-asian="Arial" style:font-size-asian="10pt" style:font-name-complex="Arial" style:font-size-complex="10pt"/>
    </style:style>
    <style:style style:name="T68_17" style:family="text">
      <style:text-properties style:font-name="Arial" fo:font-size="10pt" style:font-name-asian="Arial" style:font-size-asian="10pt" style:font-name-complex="Arial" style:font-size-complex="10pt"/>
    </style:style>
    <style:style style:name="T68_18" style:family="text">
      <style:text-properties style:font-name="Arial" fo:font-size="10pt" style:font-name-asian="Arial" style:font-size-asian="10pt" style:font-name-complex="Arial" style:font-size-complex="10pt"/>
    </style:style>
    <style:style style:name="T68_19" style:family="text">
      <style:text-properties style:font-name="Arial" fo:font-size="10pt" style:font-name-asian="Arial" style:font-size-asian="10pt" style:font-name-complex="Arial" style:font-size-complex="10pt"/>
    </style:style>
    <style:style style:name="T68_20" style:family="text">
      <style:text-properties style:font-name="Arial" fo:font-size="10pt" style:font-name-asian="Arial" style:font-size-asian="10pt" style:font-name-complex="Arial" style:font-size-complex="10pt"/>
    </style:style>
    <style:style style:name="T68_21" style:family="text">
      <style:text-properties style:font-name="Arial" fo:font-size="10pt" style:font-name-asian="Arial" style:font-size-asian="10pt" style:font-name-complex="Arial" style:font-size-complex="10pt"/>
    </style:style>
    <style:style style:name="T68_22" style:family="text">
      <style:text-properties style:font-name="Arial" fo:font-size="10pt" style:font-name-asian="Arial" style:font-size-asian="10pt" style:font-name-complex="Arial" style:font-size-complex="10pt"/>
    </style:style>
    <style:style style:name="T68_23" style:family="text">
      <style:text-properties style:font-name="Arial" fo:font-size="10pt" style:font-name-asian="Arial" style:font-size-asian="10pt" style:font-name-complex="Arial" style:font-size-complex="10pt"/>
    </style:style>
    <style:style style:name="T68_24" style:family="text">
      <style:text-properties style:font-name="Arial" fo:font-size="10pt" style:font-name-asian="Arial" style:font-size-asian="10pt" style:font-name-complex="Arial" style:font-size-complex="10pt"/>
    </style:style>
    <style:style style:name="T68_25" style:family="text">
      <style:text-properties style:font-name="Arial" fo:font-size="10pt" style:font-name-asian="Arial" style:font-size-asian="10pt" style:font-name-complex="Arial" style:font-size-complex="10pt"/>
    </style:style>
    <style:style style:name="P69" style:family="paragraph" style:parent-style-name="Standard">
      <style:paragraph-properties fo:break-before="auto" fo:line-height="100%" style:writing-mode="lr-tb"/>
    </style:style>
    <style:style style:name="T69_1" style:family="text">
      <style:text-properties style:font-name="Arial" fo:font-size="10pt" style:font-name-asian="Arial" style:font-size-asian="10pt" style:font-name-complex="Arial" style:font-size-complex="10pt"/>
    </style:style>
    <style:style style:name="T69_2" style:family="text">
      <style:text-properties style:font-name="Arial" fo:font-size="10pt" style:font-name-asian="Arial" style:font-size-asian="10pt" style:font-name-complex="Arial" style:font-size-complex="10pt"/>
    </style:style>
    <style:style style:name="T69_3" style:family="text">
      <style:text-properties style:font-name="Arial" fo:font-size="10pt" style:font-name-asian="Arial" style:font-size-asian="10pt" style:font-name-complex="Arial" style:font-size-complex="10pt"/>
    </style:style>
    <style:style style:name="T69_4" style:family="text">
      <style:text-properties style:font-name="Arial" fo:font-size="10pt" style:font-name-asian="Arial" style:font-size-asian="10pt" style:font-name-complex="Arial" style:font-size-complex="10pt"/>
    </style:style>
    <style:style style:name="T69_5" style:family="text">
      <style:text-properties style:font-name="Arial" fo:font-size="10pt" style:font-name-asian="Arial" style:font-size-asian="10pt" style:font-name-complex="Arial" style:font-size-complex="10pt"/>
    </style:style>
    <style:style style:name="T69_6" style:family="text">
      <style:text-properties style:font-name="Arial" fo:font-size="10pt" style:font-name-asian="Arial" style:font-size-asian="10pt" style:font-name-complex="Arial" style:font-size-complex="10pt"/>
    </style:style>
    <style:style style:name="T69_7" style:family="text">
      <style:text-properties style:font-name="Arial" fo:font-size="10pt" style:font-name-asian="Arial" style:font-size-asian="10pt" style:font-name-complex="Arial" style:font-size-complex="10pt"/>
    </style:style>
    <style:style style:name="T69_8" style:family="text">
      <style:text-properties style:font-name="Arial" fo:font-size="10pt" style:font-name-asian="Arial" style:font-size-asian="10pt" style:font-name-complex="Arial" style:font-size-complex="10pt"/>
    </style:style>
    <style:style style:name="T69_9" style:family="text">
      <style:text-properties style:font-name="Arial" fo:font-size="10pt" style:font-name-asian="Arial" style:font-size-asian="10pt" style:font-name-complex="Arial" style:font-size-complex="10pt"/>
    </style:style>
    <style:style style:name="T69_10" style:family="text">
      <style:text-properties style:font-name="Arial" fo:font-size="10pt" style:font-name-asian="Arial" style:font-size-asian="10pt" style:font-name-complex="Arial" style:font-size-complex="10pt"/>
    </style:style>
    <style:style style:name="T69_11" style:family="text">
      <style:text-properties style:font-name="Arial" fo:font-size="10pt" style:font-name-asian="Arial" style:font-size-asian="10pt" style:font-name-complex="Arial" style:font-size-complex="10pt"/>
    </style:style>
    <style:style style:name="T69_12" style:family="text">
      <style:text-properties style:font-name="Arial" fo:font-size="10pt" style:font-name-asian="Arial" style:font-size-asian="10pt" style:font-name-complex="Arial" style:font-size-complex="10pt"/>
    </style:style>
    <style:style style:name="T69_13" style:family="text">
      <style:text-properties style:font-name="Arial" fo:font-size="10pt" style:font-name-asian="Arial" style:font-size-asian="10pt" style:font-name-complex="Arial" style:font-size-complex="10pt"/>
    </style:style>
    <style:style style:name="T69_14" style:family="text">
      <style:text-properties style:font-name="Arial" fo:font-size="10pt" style:font-name-asian="Arial" style:font-size-asian="10pt" style:font-name-complex="Arial" style:font-size-complex="10pt"/>
    </style:style>
    <style:style style:name="T69_15" style:family="text">
      <style:text-properties style:font-name="Arial" fo:font-size="10pt" style:font-name-asian="Arial" style:font-size-asian="10pt" style:font-name-complex="Arial" style:font-size-complex="10pt"/>
    </style:style>
    <style:style style:name="T69_16" style:family="text">
      <style:text-properties style:font-name="Arial" fo:font-size="10pt" style:font-name-asian="Arial" style:font-size-asian="10pt" style:font-name-complex="Arial" style:font-size-complex="10pt"/>
    </style:style>
    <style:style style:name="T69_17" style:family="text">
      <style:text-properties style:font-name="Arial" fo:font-size="10pt" style:font-name-asian="Arial" style:font-size-asian="10pt" style:font-name-complex="Arial" style:font-size-complex="10pt"/>
    </style:style>
    <style:style style:name="T69_18" style:family="text">
      <style:text-properties style:font-name="Arial" fo:font-size="10pt" style:font-name-asian="Arial" style:font-size-asian="10pt" style:font-name-complex="Arial" style:font-size-complex="10pt"/>
    </style:style>
    <style:style style:name="P70" style:family="paragraph" style:parent-style-name="Standard">
      <style:paragraph-properties fo:break-before="auto" fo:line-height="100%" style:writing-mode="lr-tb"/>
      <style:text-properties style:font-name="Arial" fo:font-size="10pt" style:font-name-asian="Arial" style:font-size-asian="10pt" style:font-name-complex="Arial" style:font-size-complex="10pt"/>
    </style:style>
    <style:style style:name="P71" style:family="paragraph" style:parent-style-name="Standard">
      <style:paragraph-properties fo:text-align="justify" fo:break-before="auto" fo:text-indent="-0.75cm" fo:line-height="100%" fo:margin-left="1.998cm" style:writing-mode="lr-tb">
        <style:tab-stops>
          <style:tab-stop style:type="left" style:leader-style="none" style:position="-0.748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72" style:family="paragraph" style:parent-style-name="Standard">
      <style:paragraph-properties fo:text-align="justify" fo:break-before="auto" fo:line-height="100%" fo:margin-top="0cm" style:writing-mode="lr-tb"/>
    </style:style>
    <style:style style:name="T72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72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.494cm" style:writing-mode="lr-tb"/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able1" style:family="table">
      <style:table-properties table:align="center" style:width="7.948cm" fo:margin-left="4.526cm"/>
    </style:style>
    <style:style style:name="Column1" style:family="table-column">
      <style:table-column-properties style:column-width="2.198cm"/>
    </style:style>
    <style:style style:name="Column2" style:family="table-column">
      <style:table-column-properties style:column-width="2.499cm"/>
    </style:style>
    <style:style style:name="Column3" style:family="table-column">
      <style:table-column-properties style:column-width="3.251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center" fo:break-before="auto" fo:text-indent="0cm" fo:line-height="100%" fo:margin-top="0cm" fo:margin-left="0.494cm" style:writing-mode="lr-tb"/>
    </style:style>
    <style:style style:name="P93" style:family="paragraph" style:parent-style-name="Standard">
      <style:paragraph-properties fo:text-align="justify" fo:break-before="auto" fo:text-indent="0cm" fo:line-height="100%" fo:margin-top="0cm" fo:margin-left="0.63cm" style:writing-mode="lr-tb"/>
    </style:style>
    <style:style style:name="T93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3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4" style:family="paragraph" style:parent-style-name="Standard">
      <style:paragraph-properties fo:text-align="justify" fo:break-before="auto" fo:line-height="115%" fo:margin-top="0cm" style:writing-mode="lr-tb">
        <style:tab-stops>
          <style:tab-stop style:type="left" style:leader-style="none" style:position="-0.259cm"/>
          <style:tab-stop style:type="left" style:leader-style="none" style:position="1.741cm"/>
          <style:tab-stop style:type="left" style:leader-style="none" style:position="3.741cm"/>
          <style:tab-stop style:type="left" style:leader-style="none" style:position="5.741cm"/>
        </style:tab-stops>
      </style:paragraph-properties>
    </style:style>
    <style:style style:name="T94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4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5" style:family="paragraph" style:parent-style-name="Standard">
      <style:paragraph-properties fo:text-align="justify" fo:break-before="auto" fo:text-indent="-0.63cm" fo:line-height="115%" fo:margin-top="0cm" fo:margin-bottom="0.353cm" fo:margin-left="1.259cm" style:writing-mode="lr-tb">
        <style:tab-stops>
          <style:tab-stop style:type="left" style:leader-style="none" style:position="-0.009cm"/>
          <style:tab-stop style:type="left" style:leader-style="none" style:position="3.242cm"/>
          <style:tab-stop style:type="left" style:leader-style="none" style:position="6.493cm"/>
          <style:tab-stop style:type="left" style:leader-style="none" style:position="9.493cm"/>
        </style:tab-stops>
      </style:paragraph-properties>
    </style:style>
    <style:style style:name="T95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5_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5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6" style:family="paragraph" style:parent-style-name="Standard">
      <style:paragraph-properties fo:text-align="justify" fo:break-before="auto" fo:line-height="115%" fo:margin-top="0cm" style:writing-mode="lr-tb">
        <style:tab-stops>
          <style:tab-stop style:type="left" style:leader-style="none" style:position="-0.259cm"/>
          <style:tab-stop style:type="left" style:leader-style="none" style:position="1.741cm"/>
          <style:tab-stop style:type="left" style:leader-style="none" style:position="3.741cm"/>
          <style:tab-stop style:type="left" style:leader-style="none" style:position="5.741cm"/>
        </style:tab-stops>
      </style:paragraph-properties>
    </style:style>
    <style:style style:name="T96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5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6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6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6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6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6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6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6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7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7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7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7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7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7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7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7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7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7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8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8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6_8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7" style:family="paragraph" style:parent-style-name="Standard">
      <style:paragraph-properties fo:text-align="justify" fo:break-before="auto" fo:text-indent="-0.63cm" fo:line-height="100%" fo:margin-top="0cm" fo:margin-bottom="0.212cm" fo:margin-left="1.259cm" style:writing-mode="lr-tb">
        <style:tab-stops>
          <style:tab-stop style:type="left" style:leader-style="none" style:position="-0.009cm"/>
          <style:tab-stop style:type="left" style:leader-style="none" style:position="3.242cm"/>
          <style:tab-stop style:type="left" style:leader-style="none" style:position="6.493cm"/>
          <style:tab-stop style:type="left" style:leader-style="none" style:position="9.493cm"/>
        </style:tab-stops>
      </style:paragraph-properties>
    </style:style>
    <style:style style:name="T97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7_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7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98" style:family="paragraph" style:parent-style-name="Standard">
      <style:paragraph-properties fo:text-align="justify" fo:break-before="auto" fo:text-indent="-0.75cm" fo:line-height="100%" fo:margin-left="1.998cm" style:writing-mode="lr-tb">
        <style:tab-stops>
          <style:tab-stop style:type="left" style:leader-style="none" style:position="-0.748cm"/>
        </style:tab-stops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99" style:family="paragraph" style:parent-style-name="Standard">
      <style:paragraph-properties fo:text-align="justify" fo:break-before="auto" fo:line-height="100%" fo:margin-top="0cm" style:writing-mode="lr-tb"/>
    </style:style>
    <style:style style:name="T99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3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3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3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3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4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4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4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4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4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4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4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4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4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4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5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5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5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5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5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5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5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5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5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5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6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6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6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6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6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6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6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6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6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6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7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7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7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7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7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7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7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7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7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7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8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8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8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8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8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8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8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8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8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8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9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9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9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9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9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9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9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9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9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9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0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0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0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0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0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0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0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0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0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0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99_1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0" style:family="paragraph" style:parent-style-name="Standard">
      <style:paragraph-properties fo:text-align="justify" fo:break-before="auto" fo:text-indent="0cm" fo:line-height="100%" fo:margin-top="0cm" fo:margin-left="0.494cm" style:writing-mode="lr-tb"/>
    </style:style>
    <style:style style:name="T100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3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1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11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12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13" style:family="text">
      <style:text-properties fo:background-color="#ffff00" style:font-name="Arial" fo:font-size="10pt" style:font-name-asian="Arial" style:font-size-asian="10pt" style:font-name-complex="Arial" style:font-size-complex="10pt"/>
    </style:style>
    <style:style style:name="T100_14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15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1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17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18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19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20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0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1" style:family="paragraph" style:parent-style-name="Standard">
      <style:paragraph-properties fo:text-align="justify" fo:break-before="auto" fo:text-indent="0cm" fo:line-height="100%" fo:margin-top="0cm" fo:margin-left="0.494cm" style:writing-mode="lr-tb"/>
    </style:style>
    <style:style style:name="T101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1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2" style:family="paragraph" style:parent-style-name="Standard">
      <style:paragraph-properties fo:text-align="justify" fo:break-before="auto" fo:text-indent="0cm" fo:line-height="100%" fo:margin-top="0cm" fo:margin-left="0.494cm" style:writing-mode="lr-tb"/>
    </style:style>
    <style:style style:name="T102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2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3" style:family="paragraph" style:parent-style-name="Standard">
      <style:paragraph-properties fo:text-align="justify" fo:break-before="auto" fo:text-indent="0cm" fo:line-height="100%" fo:margin-top="0cm" fo:margin-bottom="0cm" fo:margin-left="0.494cm" style:writing-mode="lr-tb"/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4" style:family="paragraph" style:parent-style-name="Standard">
      <style:paragraph-properties fo:break-before="auto" fo:text-indent="0cm" fo:line-height="100%" fo:margin-left="0cm" style:writing-mode="lr-tb"/>
      <style:text-properties fo:color="#000000" style:font-name="Arial" fo:font-size="10pt" style:font-name-asian="Arial" style:font-size-asian="10pt" style:font-name-complex="Arial" style:font-size-complex="10pt"/>
    </style:style>
    <style:style style:name="P105" style:family="paragraph" style:parent-style-name="Standard">
      <style:paragraph-properties fo:text-align="justify" fo:break-before="auto" fo:line-height="100%" fo:margin-top="0cm" style:writing-mode="lr-tb"/>
    </style:style>
    <style:style style:name="T105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5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6" style:family="paragraph" style:parent-style-name="Standard">
      <style:paragraph-properties fo:text-align="justify" fo:break-before="auto" fo:line-height="100%" fo:margin-top="0cm" style:writing-mode="lr-tb"/>
    </style:style>
    <style:style style:name="T106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3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3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06_3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7" style:family="paragraph" style:parent-style-name="Standard">
      <style:paragraph-properties fo:text-align="justify" fo:break-before="auto" fo:text-indent="0cm" fo:line-height="100%" fo:margin-top="0cm" fo:margin-bottom="0cm" fo:margin-left="1.764cm" style:writing-mode="lr-tb"/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08" style:family="paragraph" style:parent-style-name="Standard">
      <style:paragraph-properties fo:text-align="justify" fo:break-before="auto" fo:text-indent="0cm" fo:line-height="100%" fo:margin-bottom="0.212cm" fo:margin-left="-0.141cm" style:writing-mode="lr-tb">
        <style:tab-stops>
          <style:tab-stop style:type="left" style:leader-style="none" style:position="1.141cm"/>
          <style:tab-stop style:type="left" style:leader-style="none" style:position="5.142cm"/>
          <style:tab-stop style:type="left" style:leader-style="none" style:position="9.142cm"/>
          <style:tab-stop style:type="left" style:leader-style="none" style:position="12.143cm"/>
        </style:tab-stops>
      </style:paragraph-properties>
    </style:style>
    <style:style style:name="T108_1" style:family="text">
      <style:text-properties style:font-name="Arial" fo:font-size="10pt" style:font-name-asian="Arial" style:font-size-asian="10pt" style:font-name-complex="Arial" style:font-size-complex="10pt"/>
    </style:style>
    <style:style style:name="T108_2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108_3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108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08_5" style:family="text">
      <style:text-properties style:font-name="Arial" fo:font-size="10pt" style:font-name-asian="Arial" style:font-size-asian="10pt" style:font-name-complex="Arial" style:font-size-complex="10pt"/>
    </style:style>
    <style:style style:name="T108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08_7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08_8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08_9" style:family="text">
      <style:text-properties style:font-name="Arial" fo:font-size="10pt" style:font-name-asian="Arial" style:font-size-asian="10pt" style:font-name-complex="Arial" style:font-size-complex="10pt"/>
    </style:style>
    <style:style style:name="T108_10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08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08_1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08_13" style:family="text">
      <style:text-properties style:font-name="Arial" fo:font-size="10pt" style:font-name-asian="Arial" style:font-size-asian="10pt" style:font-name-complex="Arial" style:font-size-complex="10pt"/>
    </style:style>
    <style:style style:name="T108_1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08_15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109" style:family="paragraph" style:parent-style-name="Standard">
      <style:paragraph-properties fo:text-align="justify" fo:break-before="auto" fo:text-indent="0cm" fo:line-height="100%" fo:margin-top="0cm" fo:margin-left="1.764cm" style:writing-mode="lr-tb"/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10" style:family="paragraph" style:parent-style-name="Standard">
      <style:paragraph-properties fo:text-align="justify" fo:break-before="auto" fo:line-height="100%" fo:margin-top="0cm" style:writing-mode="lr-tb"/>
    </style:style>
    <style:style style:name="T110_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1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3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4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5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6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7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8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29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0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1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2" style:family="text">
      <style:text-properties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0_36" style:family="text">
      <style:text-properties fo:background-color="#ffff00" fo:color="#000000"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11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11_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1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2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2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2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2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2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2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2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2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2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2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3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3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3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3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3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3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3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37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38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39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40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41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42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43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44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45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T111_46" style:family="text">
      <style:text-properties style:font-name="Arial" fo:font-size="10pt" style:font-name-asian="Arial" style:font-size-asian="10pt" style:font-name-complex="Arial" style:font-size-complex="10pt" fo:font-weight="normal" style:font-weight-asian="normal" style:font-weight-complex="normal"/>
    </style:style>
    <style:style style:name="P112" style:family="paragraph" style:parent-style-name="Standard">
      <style:paragraph-properties fo:text-align="justify" fo:break-before="auto" fo:line-height="100%" style:writing-mode="lr-tb"/>
      <style:text-properties fo:color="#000000" style:font-name="Arial" fo:font-size="10pt" style:font-name-asian="Arial" style:font-size-asian="10pt" style:font-name-complex="Arial" style:font-size-complex="10pt"/>
    </style:style>
    <style:style style:name="P113" style:family="paragraph" style:parent-style-name="Standard">
      <style:paragraph-properties fo:text-align="justify" fo:break-before="auto" fo:text-indent="0cm" fo:line-height="100%" fo:margin-bottom="0.212cm" fo:margin-left="-0.141cm" style:writing-mode="lr-tb">
        <style:tab-stops>
          <style:tab-stop style:type="left" style:leader-style="none" style:position="1.392cm"/>
          <style:tab-stop style:type="left" style:leader-style="none" style:position="3.392cm"/>
          <style:tab-stop style:type="left" style:leader-style="none" style:position="5.392cm"/>
          <style:tab-stop style:type="left" style:leader-style="none" style:position="7.392cm"/>
          <style:tab-stop style:type="left" style:leader-style="none" style:position="9.393cm"/>
          <style:tab-stop style:type="left" style:leader-style="none" style:position="12.143cm"/>
        </style:tab-stops>
      </style:paragraph-properties>
    </style:style>
    <style:style style:name="T113_1" style:family="text">
      <style:text-properties style:font-name="Arial" fo:font-size="10pt" style:font-name-asian="Arial" style:font-size-asian="10pt" style:font-name-complex="Arial" style:font-size-complex="10pt"/>
    </style:style>
    <style:style style:name="T113_2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13_3" style:family="text">
      <style:text-properties style:font-name="Arial" fo:font-size="10pt" style:font-name-asian="Arial" style:font-size-asian="10pt" style:font-name-complex="Arial" style:font-size-complex="10pt"/>
    </style:style>
    <style:style style:name="T113_4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13_5" style:family="text">
      <style:text-properties style:font-name="Arial" fo:font-size="10pt" style:font-name-asian="Arial" style:font-size-asian="10pt" style:font-name-complex="Arial" style:font-size-complex="10pt"/>
    </style:style>
    <style:style style:name="T113_6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13_7" style:family="text">
      <style:text-properties style:font-name="Arial" fo:font-size="10pt" style:font-name-asian="Arial" style:font-size-asian="10pt" style:font-name-complex="Arial" style:font-size-complex="10pt"/>
    </style:style>
    <style:style style:name="T113_8" style:family="text">
      <style:text-properties fo:background-color="#ffff00" fo:color="#000000" style:font-name="Arial" fo:font-size="10pt" style:font-name-asian="Arial" style:font-size-asian="10pt" style:font-name-complex="Arial" style:font-size-complex="10pt"/>
    </style:style>
    <style:style style:name="T113_9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T113_10" style:family="text">
      <style:text-properties style:font-name="Arial" fo:font-size="10pt" style:font-name-asian="Arial" style:font-size-asian="10pt" style:font-name-complex="Arial" style:font-size-complex="10pt"/>
    </style:style>
    <style:style style:name="T113_11" style:family="text">
      <style:text-properties fo:color="#000000" style:font-name="Arial" fo:font-size="10pt" style:font-name-asian="Arial" style:font-size-asian="10pt" style:font-name-complex="Arial" style:font-size-complex="10pt"/>
    </style:style>
    <style:style style:name="P114" style:family="paragraph" style:parent-style-name="Standard">
      <style:paragraph-properties fo:break-before="auto" fo:text-indent="0cm" fo:line-height="100%" fo:margin-left="0cm" style:writing-mode="lr-tb"/>
      <style:text-properties fo:font-style="italic" style:font-style-asian="italic" style:font-style-complex="italic" fo:color="#000081" style:font-name="Arial" fo:font-size="10pt" style:font-name-asian="Arial" style:font-size-asian="10pt" style:font-name-complex="Arial" style:font-size-complex="10pt"/>
    </style:style>
    <style:style style:name="P115" style:family="paragraph" style:parent-style-name="Standard">
      <style:paragraph-properties fo:break-before="auto" fo:line-height="100%" style:writing-mode="lr-tb"/>
      <style:text-properties fo:color="#000081" style:font-name="Arial" fo:font-size="10pt" style:font-name-asian="Arial" style:font-size-asian="10pt" style:font-name-complex="Arial" style:font-size-complex="10pt"/>
    </style:style>
  </office:automatic-styles>
  <office:body>
    <office:text>
      <text:p text:style-name="P1"/>
      <text:p text:style-name="P2"/>
      <text:list text:style-name="LS1" xml:id="list0">
        <text:list-item>
          <text:p text:style-name="P3"><text:span text:style-name="T3_1">El</text:span><text:span text:style-name="T3_2"><text:s/></text:span><text:span text:style-name="T3_3">proveedor</text:span><text:span text:style-name="T3_4"><text:s/></text:span><text:span text:style-name="T3_5">A</text:span><text:span text:style-name="T3_6"><text:s/></text:span><text:span text:style-name="T3_7">ofrece</text:span><text:span text:style-name="T3_8"><text:s/></text:span><text:span text:style-name="T3_9">un</text:span><text:span text:style-name="T3_10"><text:s/></text:span><text:span text:style-name="T3_11">canal</text:span><text:span text:style-name="T3_12"><text:s/></text:span><text:span text:style-name="T3_13">de</text:span><text:span text:style-name="T3_14"><text:s/>512<text:s/></text:span><text:span text:style-name="T3_15">kbps</text:span><text:span text:style-name="T3_16">,<text:s/></text:span><text:span text:style-name="T3_17">con</text:span><text:span text:style-name="T3_18"><text:s/></text:span><text:span text:style-name="T3_19">un</text:span><text:span text:style-name="T3_20"><text:s/></text:span><text:span text:style-name="T3_21">retardo</text:span><text:span text:style-name="T3_22"><text:s/></text:span><text:span text:style-name="T3_23">de</text:span><text:span text:style-name="T3_24"><text:s/>120<text:s/></text:span><text:span text:style-name="T3_25">ms</text:span><text:span text:style-name="T3_26">.<text:s/></text:span><text:span text:style-name="T3_27">El</text:span><text:span text:style-name="T3_28"><text:s/></text:span><text:span text:style-name="T3_29">proveedor</text:span><text:span text:style-name="T3_30"><text:s/></text:span><text:span text:style-name="T3_31">B</text:span><text:span text:style-name="T3_32"><text:s/></text:span><text:span text:style-name="T3_33">ofrece</text:span><text:span text:style-name="T3_34"><text:s/></text:span><text:span text:style-name="T3_35">un</text:span><text:span text:style-name="T3_36"><text:s/></text:span><text:span text:style-name="T3_37">canal</text:span><text:span text:style-name="T3_38"><text:s/></text:span><text:span text:style-name="T3_39">de</text:span><text:span text:style-name="T3_40"><text:s/>256<text:s/></text:span><text:span text:style-name="T3_41">kbps</text:span><text:span text:style-name="T3_42"><text:s/></text:span><text:span text:style-name="T3_43">con</text:span><text:span text:style-name="T3_44"><text:s/></text:span><text:span text:style-name="T3_45">un</text:span><text:span text:style-name="T3_46"><text:s/></text:span><text:span text:style-name="T3_47">retardo</text:span><text:span text:style-name="T3_48"><text:s/></text:span><text:span text:style-name="T3_49">de</text:span><text:span text:style-name="T3_50"><text:s/>20<text:s/></text:span><text:span text:style-name="T3_51">ms</text:span><text:span text:style-name="T3_52">.<text:s/></text:span><text:span text:style-name="T3_53">Si</text:span><text:span text:style-name="T3_54"><text:s/></text:span><text:span text:style-name="T3_55">como</text:span><text:span text:style-name="T3_56"><text:s/></text:span><text:span text:style-name="T3_57">mínimo</text:span><text:span text:style-name="T3_58"><text:s/></text:span><text:span text:style-name="T3_59">la</text:span><text:span text:style-name="T3_60"><text:s/></text:span><text:span text:style-name="T3_61">cantidad</text:span><text:span text:style-name="T3_62"><text:s/></text:span><text:span text:style-name="T3_63">de</text:span><text:span text:style-name="T3_64"><text:s/></text:span><text:span text:style-name="T3_65">datos</text:span><text:span text:style-name="T3_66"><text:s/></text:span><text:span text:style-name="T3_67">a</text:span><text:span text:style-name="T3_68"><text:s/></text:span><text:span text:style-name="T3_69">transferir</text:span><text:span text:style-name="T3_70"><text:s/></text:span><text:span text:style-name="T3_71">es</text:span><text:span text:style-name="T3_72"><text:s/></text:span><text:span text:style-name="T3_73">de</text:span><text:span text:style-name="T3_74"><text:s/>40<text:s/></text:span><text:span text:style-name="T3_75">kiB</text:span><text:span text:style-name="T3_76">,<text:s/></text:span><text:span text:style-name="T3_77">el</text:span><text:span text:style-name="T3_78"><text:s/></text:span><text:span text:style-name="T3_79">proveedor</text:span><text:span text:style-name="T3_80"><text:s/></text:span><text:span text:style-name="T3_81">más</text:span><text:span text:style-name="T3_82"><text:s/></text:span><text:span text:style-name="T3_83">conveniente</text:span><text:span text:style-name="T3_84"><text:s/></text:span><text:span text:style-name="T3_85">es</text:span><text:span text:style-name="T3_86">:</text:span></text:p>
        </text:list-item>
      </text:list>
      <text:p text:style-name="P4"><text:span text:style-name="T4_1"><text:tab/>☐<text:s/></text:span><text:span text:style-name="T4_2">Proveedor</text:span><text:span text:style-name="T4_3"><text:s/></text:span><text:span text:style-name="T4_4">A</text:span><text:span text:style-name="T4_5"><text:tab/><text:tab/></text:span><text:span text:style-name="T4_6">☐<text:s/></text:span><text:span text:style-name="T4_7">Proveedor</text:span><text:span text:style-name="T4_8"><text:s/></text:span><text:span text:style-name="T4_9">B</text:span></text:p>
      <text:p text:style-name="P5"/>
      <text:list text:style-name="LS1" xml:id="list1" text:continue-list="list0">
        <text:list-item>
          <text:p text:style-name="P6"><text:span text:style-name="T6_1">Suponga</text:span><text:span text:style-name="T6_2"><text:s/></text:span><text:span text:style-name="T6_3">que</text:span><text:span text:style-name="T6_4"><text:s/></text:span><text:span text:style-name="T6_5">N</text:span><text:span text:style-name="T6_6"><text:s/></text:span><text:span text:style-name="T6_7">usuarios</text:span><text:span text:style-name="T6_8"><text:s/></text:span><text:span text:style-name="T6_9">comparten</text:span><text:span text:style-name="T6_10"><text:s/></text:span><text:span text:style-name="T6_11">un</text:span><text:span text:style-name="T6_12"><text:s/></text:span><text:span text:style-name="T6_13">enlace</text:span><text:span text:style-name="T6_14"><text:s/></text:span><text:span text:style-name="T6_15">de</text:span><text:span text:style-name="T6_16"><text:s/>150<text:s/></text:span><text:span text:style-name="T6_17">Mbps</text:span><text:span text:style-name="T6_18">.<text:s/></text:span></text:p>
          <text:list>
            <text:list-item>
              <text:p text:style-name="P7"><text:span text:style-name="T7_1">Si</text:span><text:span text:style-name="T7_2"><text:s/></text:span><text:span text:style-name="T7_3">se</text:span><text:span text:style-name="T7_4"><text:s/></text:span><text:span text:style-name="T7_5">usa</text:span><text:span text:style-name="T7_6"><text:s/></text:span><text:span text:style-name="T7_7">conmutación</text:span><text:span text:style-name="T7_8"><text:s/></text:span><text:span text:style-name="T7_9">de</text:span><text:span text:style-name="T7_10"><text:s/></text:span><text:span text:style-name="T7_11">circuitos</text:span><text:span text:style-name="T7_12">,<text:s/></text:span><text:span text:style-name="T7_13">y</text:span><text:span text:style-name="T7_14"><text:s/></text:span><text:span text:style-name="T7_15">cada</text:span><text:span text:style-name="T7_16"><text:s/></text:span><text:span text:style-name="T7_17">usuario</text:span><text:span text:style-name="T7_18"><text:s/></text:span><text:span text:style-name="T7_19">requiere</text:span><text:span text:style-name="T7_20"><text:s/></text:span><text:span text:style-name="T7_21">un</text:span><text:span text:style-name="T7_22"><text:s/></text:span><text:span text:style-name="T7_23">ancho</text:span><text:span text:style-name="T7_24"><text:s/></text:span><text:span text:style-name="T7_25">de</text:span><text:span text:style-name="T7_26"><text:s/></text:span><text:span text:style-name="T7_27">banda</text:span><text:span text:style-name="T7_28"><text:s/></text:span><text:span text:style-name="T7_29">de</text:span><text:span text:style-name="T7_30"><text:s/>25<text:s/></text:span><text:span text:style-name="T7_31">Mbps</text:span><text:span text:style-name="T7_32">,<text:s/></text:span><text:span text:style-name="T7_33">la</text:span><text:span text:style-name="T7_34"><text:s/></text:span><text:span text:style-name="T7_35">cantidad</text:span><text:span text:style-name="T7_36"><text:s/></text:span><text:span text:style-name="T7_37">máxima</text:span><text:span text:style-name="T7_38"><text:s/></text:span><text:span text:style-name="T7_39">de</text:span><text:span text:style-name="T7_40"><text:s/></text:span><text:span text:style-name="T7_41">usuarios</text:span><text:span text:style-name="T7_42"><text:s/></text:span><text:span text:style-name="T7_43">que</text:span><text:span text:style-name="T7_44"><text:s/></text:span><text:span text:style-name="T7_45">puede</text:span><text:span text:style-name="T7_46"><text:s/></text:span><text:span text:style-name="T7_47">soportarse</text:span><text:span text:style-name="T7_48"><text:s/></text:span><text:span text:style-name="T7_49">es</text:span><text:span text:style-name="T7_50">:<text:s/></text:span></text:p>
            </text:list-item>
          </text:list>
        </text:list-item>
      </text:list>
      <text:p text:style-name="P8"><text:span text:style-name="T8_1">☐<text:s/>3<text:tab/>☐<text:s/>4<text:tab/>☐<text:s/>5<text:s/><text:tab/>☐<text:s/></text:span><text:span text:style-name="T8_2">6</text:span><text:span text:style-name="T8_3"><text:tab/>☐<text:s/>8<text:tab/>☐<text:s/></text:span><text:span text:style-name="T8_4">N</text:span></text:p>
      <text:list text:style-name="LS1" xml:id="list3" text:continue-list="list0">
        <text:list-item>
          <text:list>
            <text:list-item>
              <text:p text:style-name="P9"><text:span text:style-name="T9_1">Si</text:span><text:span text:style-name="T9_2"><text:s/></text:span><text:span text:style-name="T9_3">se</text:span><text:span text:style-name="T9_4"><text:s/></text:span><text:span text:style-name="T9_5">usa</text:span><text:span text:style-name="T9_6"><text:s/></text:span><text:span text:style-name="T9_7">conmutación</text:span><text:span text:style-name="T9_8"><text:s/></text:span><text:span text:style-name="T9_9">de</text:span><text:span text:style-name="T9_10"><text:s/></text:span><text:span text:style-name="T9_11">paquetes</text:span><text:span text:style-name="T9_12">,<text:s/></text:span><text:span text:style-name="T9_13">y</text:span><text:span text:style-name="T9_14"><text:s/></text:span><text:span text:style-name="T9_15">cada</text:span><text:span text:style-name="T9_16"><text:s/></text:span><text:span text:style-name="T9_17">usuario</text:span><text:span text:style-name="T9_18"><text:s/></text:span><text:span text:style-name="T9_19">requiere</text:span><text:span text:style-name="T9_20"><text:s/></text:span><text:span text:style-name="T9_21">un</text:span><text:span text:style-name="T9_22"><text:s/></text:span><text:span text:style-name="T9_23">ancho</text:span><text:span text:style-name="T9_24"><text:s/></text:span><text:span text:style-name="T9_25">de</text:span><text:span text:style-name="T9_26"><text:s/></text:span><text:span text:style-name="T9_27">banda</text:span><text:span text:style-name="T9_28"><text:s/></text:span><text:span text:style-name="T9_29">de</text:span><text:span text:style-name="T9_30"><text:s/>25<text:s/></text:span><text:span text:style-name="T9_31">Mbps</text:span><text:span text:style-name="T9_32"><text:s/></text:span><text:span text:style-name="T9_33">cuando</text:span><text:span text:style-name="T9_34"><text:s/></text:span><text:span text:style-name="T9_35">transmite</text:span><text:span text:style-name="T9_36">,<text:s/></text:span><text:span text:style-name="T9_37">pero</text:span><text:span text:style-name="T9_38"><text:s/></text:span><text:span text:style-name="T9_39">solo</text:span><text:span text:style-name="T9_40"><text:s/></text:span><text:span text:style-name="T9_41">necesita</text:span><text:span text:style-name="T9_42"><text:s/></text:span><text:span text:style-name="T9_43">transmitir</text:span><text:span text:style-name="T9_44"><text:s/></text:span><text:span text:style-name="T9_45">el</text:span><text:span text:style-name="T9_46"><text:s/>30%<text:s/></text:span><text:span text:style-name="T9_47">del</text:span><text:span text:style-name="T9_48"><text:s/></text:span><text:span text:style-name="T9_49">tiempo</text:span><text:span text:style-name="T9_50">,<text:s/></text:span><text:span text:style-name="T9_51">el</text:span><text:span text:style-name="T9_52"><text:s/></text:span><text:span text:style-name="T9_53">sistema</text:span><text:span text:style-name="T9_54"><text:s/></text:span><text:span text:style-name="T9_55">puede</text:span><text:span text:style-name="T9_56"><text:s/></text:span><text:span text:style-name="T9_57">soportar</text:span><text:span text:style-name="T9_58"><text:s/>11<text:s/></text:span><text:span text:style-name="T9_59">usuarios</text:span><text:span text:style-name="T9_60">.<text:s/><text:tab/><text:line-break/></text:span><text:span text:style-name="T9_61">☐<text:s/></text:span><text:span text:style-name="T9_62">VERDADERO</text:span><text:span text:style-name="T9_63"><text:s/><text:tab/>☐<text:s/></text:span><text:span text:style-name="T9_64">FALSO</text:span></text:p>
            </text:list-item>
          </text:list>
        </text:list-item>
      </text:list>
      <text:p text:style-name="P10"/>
      <text:list text:style-name="LS1" xml:id="list4" text:continue-list="list0">
        <text:list-item>
          <text:p text:style-name="P11"><text:span text:style-name="T11_1">Suponga</text:span><text:span text:style-name="T11_2"><text:s/></text:span><text:span text:style-name="T11_3">un</text:span><text:span text:style-name="T11_4"><text:s/></text:span><text:span text:style-name="T11_5">enlace</text:span><text:span text:style-name="T11_6"><text:s/></text:span><text:span text:style-name="T11_7">de</text:span><text:span text:style-name="T11_8"><text:s/>2</text:span><text:span text:style-name="T11_9">km</text:span><text:span text:style-name="T11_10"><text:s/></text:span><text:span text:style-name="T11_11">de</text:span><text:span text:style-name="T11_12"><text:s/></text:span><text:span text:style-name="T11_13">longitud</text:span><text:span text:style-name="T11_14"><text:s/></text:span><text:span text:style-name="T11_15">con</text:span><text:span text:style-name="T11_16"><text:s/></text:span><text:span text:style-name="T11_17">capacidad</text:span><text:span text:style-name="T11_18"><text:s/>100<text:s/></text:span><text:span text:style-name="T11_19">kbps</text:span><text:span text:style-name="T11_20">,<text:s/></text:span><text:span text:style-name="T11_21">por</text:span><text:span text:style-name="T11_22"><text:s/></text:span><text:span text:style-name="T11_23">el</text:span><text:span text:style-name="T11_24"><text:s/></text:span><text:span text:style-name="T11_25">cual</text:span><text:span text:style-name="T11_26"><text:s/></text:span><text:span text:style-name="T11_27">se</text:span><text:span text:style-name="T11_28"><text:s/></text:span><text:span text:style-name="T11_29">quiere</text:span><text:span text:style-name="T11_30"><text:s/></text:span><text:span text:style-name="T11_31">transmitir</text:span><text:span text:style-name="T11_32"><text:s/></text:span><text:span text:style-name="T11_33">un</text:span><text:span text:style-name="T11_34"><text:s/></text:span><text:span text:style-name="T11_35">paquete</text:span><text:span text:style-name="T11_36"><text:s/></text:span><text:span text:style-name="T11_37">de</text:span><text:span text:style-name="T11_38"><text:s/>1250<text:s/></text:span><text:span text:style-name="T11_39">bytes</text:span><text:span text:style-name="T11_40"><text:s/></text:span><text:span text:style-name="T11_41">desde</text:span><text:span text:style-name="T11_42"><text:s/></text:span><text:span text:style-name="T11_43">el</text:span><text:span text:style-name="T11_44"><text:s/></text:span><text:span text:style-name="T11_45">host</text:span><text:span text:style-name="T11_46"><text:s/></text:span><text:span text:style-name="T11_47">A</text:span><text:span text:style-name="T11_48"><text:s/></text:span><text:span text:style-name="T11_49">al</text:span><text:span text:style-name="T11_50"><text:s/></text:span><text:span text:style-name="T11_51">host</text:span><text:span text:style-name="T11_52"><text:s/></text:span><text:span text:style-name="T11_53">B</text:span><text:span text:style-name="T11_54">.<text:s/></text:span><text:span text:style-name="T11_55">Suponiendo</text:span><text:span text:style-name="T11_56"><text:s/></text:span><text:span text:style-name="T11_57">que</text:span><text:span text:style-name="T11_58"><text:s/></text:span><text:span text:style-name="T11_59">la</text:span><text:span text:style-name="T11_60"><text:s/></text:span><text:span text:style-name="T11_61">velocidad</text:span><text:span text:style-name="T11_62"><text:s/></text:span><text:span text:style-name="T11_63">de</text:span><text:span text:style-name="T11_64"><text:s/></text:span><text:span text:style-name="T11_65">propagación</text:span><text:span text:style-name="T11_66"><text:s/></text:span><text:span text:style-name="T11_67">en</text:span><text:span text:style-name="T11_68"><text:s/></text:span><text:span text:style-name="T11_69">este</text:span><text:span text:style-name="T11_70"><text:s/></text:span><text:span text:style-name="T11_71">enlace</text:span><text:span text:style-name="T11_72"><text:s/></text:span><text:span text:style-name="T11_73">es</text:span><text:span text:style-name="T11_74"><text:s/></text:span><text:span text:style-name="T11_75">de</text:span><text:span text:style-name="T11_76"><text:s/>2</text:span><text:span text:style-name="T11_77">x</text:span><text:span text:style-name="T11_78">10</text:span><text:span text:style-name="T11_79">8</text:span><text:span text:style-name="T11_80"><text:s/></text:span><text:span text:style-name="T11_81">m</text:span><text:span text:style-name="T11_82">/</text:span><text:span text:style-name="T11_83">s</text:span><text:span text:style-name="T11_84">:</text:span></text:p>
          <text:list>
            <text:list-item>
              <text:p text:style-name="P12"><text:span text:style-name="T12_1">El</text:span><text:span text:style-name="T12_2"><text:s/></text:span><text:span text:style-name="T12_3">retardo</text:span><text:span text:style-name="T12_4"><text:s/></text:span><text:span text:style-name="T12_5">de</text:span><text:span text:style-name="T12_6"><text:s/></text:span><text:span text:style-name="T12_7">transmisión</text:span><text:span text:style-name="T12_8"><text:s/></text:span><text:span text:style-name="T12_9">es</text:span><text:span text:style-name="T12_10"><text:s/></text:span><text:span text:style-name="T12_11">mayor</text:span><text:span text:style-name="T12_12"><text:s/></text:span><text:span text:style-name="T12_13">al</text:span><text:span text:style-name="T12_14"><text:s/></text:span><text:span text:style-name="T12_15">retardo</text:span><text:span text:style-name="T12_16"><text:s/></text:span><text:span text:style-name="T12_17">de</text:span><text:span text:style-name="T12_18"><text:s/></text:span><text:span text:style-name="T12_19">propagación</text:span><text:span text:style-name="T12_20">.☐<text:s/></text:span><text:span text:style-name="T12_21">VERDADERO</text:span><text:span text:style-name="T12_22"><text:s/><text:tab/><text:s text:c="11"/>☐<text:s/></text:span><text:span text:style-name="T12_23">FALSO</text:span></text:p>
            </text:list-item>
            <text:list-item>
              <text:p text:style-name="P13"><text:span text:style-name="T13_1">Si</text:span><text:span text:style-name="T13_2"><text:s/></text:span><text:span text:style-name="T13_3">la</text:span><text:span text:style-name="T13_4"><text:s/></text:span><text:span text:style-name="T13_5">capacidad</text:span><text:span text:style-name="T13_6"><text:s/></text:span><text:span text:style-name="T13_7">del</text:span><text:span text:style-name="T13_8"><text:s/></text:span><text:span text:style-name="T13_9">enlace</text:span><text:span text:style-name="T13_10"><text:s/></text:span><text:span text:style-name="T13_11">se</text:span><text:span text:style-name="T13_12"><text:s/></text:span><text:span text:style-name="T13_13">aumenta</text:span><text:span text:style-name="T13_14"><text:s/></text:span><text:span text:style-name="T13_15">a</text:span><text:span text:style-name="T13_16"><text:s/>10<text:s/></text:span><text:span text:style-name="T13_17">Gbps</text:span><text:span text:style-name="T13_18">,<text:s/></text:span><text:span text:style-name="T13_19">en</text:span><text:span text:style-name="T13_20"><text:s/></text:span><text:span text:style-name="T13_21">tiempo</text:span><text:span text:style-name="T13_22"><text:s/></text:span><text:span text:style-name="T13_23">t</text:span><text:span text:style-name="T13_24"><text:s/>=<text:s/></text:span><text:span text:style-name="T13_25">tiempo</text:span><text:span text:style-name="T13_26"><text:s/></text:span><text:span text:style-name="T13_27">de</text:span><text:span text:style-name="T13_28"><text:s/></text:span><text:span text:style-name="T13_29">transmisión</text:span><text:span text:style-name="T13_30">,<text:s/></text:span><text:span text:style-name="T13_31">el</text:span><text:span text:style-name="T13_32"><text:s/></text:span><text:span text:style-name="T13_33">primer</text:span><text:span text:style-name="T13_34"><text:s/></text:span><text:span text:style-name="T13_35">bit</text:span><text:span text:style-name="T13_36"><text:s/></text:span><text:span text:style-name="T13_37">del</text:span><text:span text:style-name="T13_38"><text:s/></text:span><text:span text:style-name="T13_39">paquete</text:span><text:span text:style-name="T13_40"><text:note text:note-class="footnote"><text:note-citation/><text:note-body><text:p text:style-name="P14"><text:span text:style-name="T14_1"><text:s/></text:span><text:span text:style-name="T14_2">Suponga</text:span><text:span text:style-name="T14_3"><text:s/></text:span><text:span text:style-name="T14_4">que</text:span><text:span text:style-name="T14_5"><text:s/></text:span><text:span text:style-name="T14_6">el</text:span><text:span text:style-name="T14_7"><text:s/></text:span><text:span text:style-name="T14_8">emisor</text:span><text:span text:style-name="T14_9"><text:s/></text:span><text:span text:style-name="T14_10">empieza</text:span><text:span text:style-name="T14_11"><text:s/></text:span><text:span text:style-name="T14_12">a</text:span><text:span text:style-name="T14_13"><text:s/></text:span><text:span text:style-name="T14_14">enviar</text:span><text:span text:style-name="T14_15"><text:s/></text:span><text:span text:style-name="T14_16">el</text:span><text:span text:style-name="T14_17"><text:s/></text:span><text:span text:style-name="T14_18">paquete</text:span><text:span text:style-name="T14_19"><text:s/></text:span><text:span text:style-name="T14_20">en</text:span><text:span text:style-name="T14_21"><text:s/></text:span><text:span text:style-name="T14_22">tiempo</text:span><text:span text:style-name="T14_23"><text:s/></text:span><text:span text:style-name="T14_24">igual</text:span><text:span text:style-name="T14_25"><text:s/></text:span><text:span text:style-name="T14_26">a</text:span><text:span text:style-name="T14_27"><text:s/>0.</text:span></text:p></text:note-body></text:note></text:span><text:span text:style-name="T14_28">:</text:span></text:p>
            </text:list-item>
          </text:list>
        </text:list-item>
      </text:list>
      <text:p text:style-name="P15"><text:span text:style-name="T15_1">☐<text:tab/></text:span><text:span text:style-name="T15_2">Está</text:span><text:span text:style-name="T15_3"><text:s/></text:span><text:span text:style-name="T15_4">esperando</text:span><text:span text:style-name="T15_5"><text:s/></text:span><text:span text:style-name="T15_6">ser</text:span><text:span text:style-name="T15_7"><text:s/></text:span><text:span text:style-name="T15_8">transmitido</text:span><text:span text:style-name="T15_9"><text:s/></text:span><text:span text:style-name="T15_10">por</text:span><text:span text:style-name="T15_11"><text:s/></text:span><text:span text:style-name="T15_12">la</text:span><text:span text:style-name="T15_13"><text:s/></text:span><text:span text:style-name="T15_14">interfaz</text:span><text:span text:style-name="T15_15"><text:s/></text:span><text:span text:style-name="T15_16">del</text:span><text:span text:style-name="T15_17"><text:s/></text:span><text:span text:style-name="T15_18">host</text:span><text:span text:style-name="T15_19"><text:s/></text:span><text:span text:style-name="T15_20">A</text:span><text:span text:style-name="T15_21">.</text:span></text:p>
      <text:p text:style-name="P16"><text:span text:style-name="T16_1">☐<text:tab/></text:span><text:span text:style-name="T16_2">Está</text:span><text:span text:style-name="T16_3"><text:s/></text:span><text:span text:style-name="T16_4">en</text:span><text:span text:style-name="T16_5"><text:s/></text:span><text:span text:style-name="T16_6">tránsito</text:span><text:span text:style-name="T16_7"><text:s/></text:span><text:span text:style-name="T16_8">al</text:span><text:span text:style-name="T16_9"><text:s/></text:span><text:span text:style-name="T16_10">host</text:span><text:span text:style-name="T16_11"><text:s/></text:span><text:span text:style-name="T16_12">B</text:span><text:span text:style-name="T16_13">.</text:span></text:p>
      <text:p text:style-name="P17"><text:span text:style-name="T17_1">☐<text:tab/></text:span><text:span text:style-name="T17_2">Arribó</text:span><text:span text:style-name="T17_3"><text:s/></text:span><text:span text:style-name="T17_4">al</text:span><text:span text:style-name="T17_5"><text:s/></text:span><text:span text:style-name="T17_6">host</text:span><text:span text:style-name="T17_7"><text:s/></text:span><text:span text:style-name="T17_8">B</text:span><text:span text:style-name="T17_9">.</text:span></text:p>
      <text:p text:style-name="P18"/>
      <text:list text:style-name="LS1" xml:id="list7" text:continue-list="list0">
        <text:list-item>
          <text:p text:style-name="P19"><text:span text:style-name="T19_1">A</text:span><text:span text:style-name="T19_2"><text:s/></text:span><text:span text:style-name="T19_3">cada</text:span><text:span text:style-name="T19_4"><text:s/></text:span><text:span text:style-name="T19_5">sincronización</text:span><text:span text:style-name="T19_6">,<text:s/></text:span><text:span text:style-name="T19_7">Dropbox</text:span><text:span text:style-name="T19_8"><text:s/></text:span><text:span text:style-name="T19_9">guarda</text:span><text:span text:style-name="T19_10"><text:s/></text:span><text:span text:style-name="T19_11">en</text:span><text:span text:style-name="T19_12"><text:s/></text:span><text:span text:style-name="T19_13">el</text:span><text:span text:style-name="T19_14"><text:s/></text:span><text:span text:style-name="T19_15">historial</text:span><text:span text:style-name="T19_16"><text:s/></text:span><text:span text:style-name="T19_17">de</text:span><text:span text:style-name="T19_18"><text:s/></text:span><text:span text:style-name="T19_19">modificaciones</text:span><text:span text:style-name="T19_20">:</text:span></text:p>
        </text:list-item>
      </text:list>
      <text:p text:style-name="P20"><text:span text:style-name="T20_1">☐<text:tab/></text:span><text:span text:style-name="T20_2">las</text:span><text:span text:style-name="T20_3"><text:s/></text:span><text:span text:style-name="T20_4">modificaciones</text:span><text:span text:style-name="T20_5"><text:s/></text:span><text:span text:style-name="T20_6">desde</text:span><text:span text:style-name="T20_7"><text:s/></text:span><text:span text:style-name="T20_8">la</text:span><text:span text:style-name="T20_9"><text:s/></text:span><text:span text:style-name="T20_10">última</text:span><text:span text:style-name="T20_11"><text:s/></text:span><text:span text:style-name="T20_12">sincronización</text:span><text:span text:style-name="T20_13"><text:s/></text:span></text:p>
      <text:p text:style-name="P21"><text:span text:style-name="T21_1">☐<text:tab/></text:span><text:span text:style-name="T21_2">la</text:span><text:span text:style-name="T21_3"><text:s/></text:span><text:span text:style-name="T21_4">última</text:span><text:span text:style-name="T21_5"><text:s/></text:span><text:span text:style-name="T21_6">modificación</text:span><text:span text:style-name="T21_7"><text:s/></text:span><text:span text:style-name="T21_8">a</text:span><text:span text:style-name="T21_9"><text:s/></text:span><text:span text:style-name="T21_10">un</text:span><text:span text:style-name="T21_11"><text:s/></text:span><text:span text:style-name="T21_12">archivo</text:span><text:span text:style-name="T21_13"><text:s/></text:span><text:span text:style-name="T21_14">realizada</text:span></text:p>
      <text:p text:style-name="P22"><text:span text:style-name="T22_1">☐<text:tab/></text:span><text:span text:style-name="T22_2">todas</text:span><text:span text:style-name="T22_3"><text:s/></text:span><text:span text:style-name="T22_4">las</text:span><text:span text:style-name="T22_5"><text:s/></text:span><text:span text:style-name="T22_6">modificaciones</text:span><text:span text:style-name="T22_7"><text:s/></text:span><text:span text:style-name="T22_8">desde</text:span><text:span text:style-name="T22_9"><text:s/></text:span><text:span text:style-name="T22_10">la</text:span><text:span text:style-name="T22_11"><text:s/></text:span><text:span text:style-name="T22_12">creación</text:span><text:span text:style-name="T22_13"><text:s/></text:span><text:span text:style-name="T22_14">del</text:span><text:span text:style-name="T22_15"><text:s/></text:span><text:span text:style-name="T22_16">archivo</text:span><text:span text:style-name="T22_17"><text:s/></text:span></text:p>
      <text:p text:style-name="P23"><text:span text:style-name="T23_1">☐<text:tab/></text:span><text:span text:style-name="T23_2">la</text:span><text:span text:style-name="T23_3"><text:s/></text:span><text:span text:style-name="T23_4">versión</text:span><text:span text:style-name="T23_5"><text:s/></text:span><text:span text:style-name="T23_6">completa</text:span><text:span text:style-name="T23_7"><text:s/></text:span><text:span text:style-name="T23_8">de</text:span><text:span text:style-name="T23_9"><text:s/></text:span><text:span text:style-name="T23_10">cada</text:span><text:span text:style-name="T23_11"><text:s/></text:span><text:span text:style-name="T23_12">archivo</text:span></text:p>
      <text:p text:style-name="P24"/>
      <text:list text:style-name="LS1" xml:id="list8" text:continue-list="list0">
        <text:list-item>
          <text:p text:style-name="P25"><text:span text:style-name="T25_1">En</text:span><text:span text:style-name="T25_2"><text:s/></text:span><text:span text:style-name="T25_3">relación</text:span><text:span text:style-name="T25_4"><text:s/></text:span><text:span text:style-name="T25_5">a</text:span><text:span text:style-name="T25_6"><text:s/></text:span><text:span text:style-name="T25_7">los</text:span><text:span text:style-name="T25_8"><text:s/></text:span><text:span text:style-name="T25_9">servidores</text:span><text:span text:style-name="T25_10"><text:s/></text:span><text:span text:style-name="T25_11">DNS</text:span><text:span text:style-name="T25_12">:</text:span></text:p>
          <text:list>
            <text:list-item>
              <text:p text:style-name="P26"><text:span text:style-name="T26_1">Cuando</text:span><text:span text:style-name="T26_2"><text:s/></text:span><text:span text:style-name="T26_3">un</text:span><text:span text:style-name="T26_4"><text:s/></text:span><text:span text:style-name="T26_5">DNS</text:span><text:span text:style-name="T26_6"><text:s/></text:span><text:span text:style-name="T26_7">utiliza</text:span><text:span text:style-name="T26_8"><text:s/></text:span><text:span text:style-name="T26_9">consultas</text:span><text:span text:style-name="T26_10"><text:s/></text:span><text:span text:style-name="T26_11">iterativas</text:span><text:span text:style-name="T26_12">,<text:s/></text:span><text:span text:style-name="T26_13">el</text:span><text:span text:style-name="T26_14"><text:s/></text:span><text:span text:style-name="T26_15">servidor</text:span><text:span text:style-name="T26_16"><text:s/></text:span><text:span text:style-name="T26_17">contactado</text:span><text:span text:style-name="T26_18"><text:s/></text:span><text:span text:style-name="T26_19">debe</text:span><text:span text:style-name="T26_20"><text:s/></text:span><text:span text:style-name="T26_21">resolver</text:span><text:span text:style-name="T26_22"><text:s/></text:span><text:span text:style-name="T26_23">la</text:span><text:span text:style-name="T26_24"><text:s/></text:span><text:span text:style-name="T26_25">consulta</text:span><text:span text:style-name="T26_26">.<text:s/><text:tab/><text:tab/><text:tab/><text:tab/><text:tab/><text:tab/><text:tab/></text:span><text:span text:style-name="T26_27">☐<text:s/></text:span><text:span text:style-name="T26_28">VERDADERO</text:span><text:span text:style-name="T26_29"><text:s/><text:tab/>☐<text:s/></text:span><text:span text:style-name="T26_30">FALSO</text:span><text:span text:style-name="T26_31"><text:s/></text:span></text:p>
            </text:list-item>
            <text:list-item>
              <text:p text:style-name="P27"><text:span text:style-name="T27_1">Los</text:span><text:span text:style-name="T27_2"><text:s/></text:span><text:span text:style-name="T27_3">servidores</text:span><text:span text:style-name="T27_4"><text:s/></text:span><text:span text:style-name="T27_5">raíz</text:span><text:span text:style-name="T27_6"><text:s/></text:span><text:span text:style-name="T27_7">contienen</text:span><text:span text:style-name="T27_8"><text:s/></text:span><text:span text:style-name="T27_9">todos</text:span><text:span text:style-name="T27_10"><text:s/></text:span><text:span text:style-name="T27_11">los</text:span><text:span text:style-name="T27_12"><text:s/></text:span><text:span text:style-name="T27_13">mapeos</text:span><text:span text:style-name="T27_14"><text:s/></text:span><text:span text:style-name="T27_15">entre</text:span><text:span text:style-name="T27_16"><text:s/></text:span><text:span text:style-name="T27_17">los</text:span><text:span text:style-name="T27_18"><text:s/></text:span><text:span text:style-name="T27_19">hostnames</text:span><text:span text:style-name="T27_20"><text:s/></text:span><text:span text:style-name="T27_21">y</text:span><text:span text:style-name="T27_22"><text:s/></text:span><text:span text:style-name="T27_23">las</text:span><text:span text:style-name="T27_24"><text:s/></text:span><text:span text:style-name="T27_25">respectivas</text:span><text:span text:style-name="T27_26"><text:s/></text:span><text:span text:style-name="T27_27">IPs</text:span><text:span text:style-name="T27_28"><text:s/></text:span><text:span text:style-name="T27_29">de</text:span><text:span text:style-name="T27_30"><text:s/></text:span><text:span text:style-name="T27_31">todas</text:span><text:span text:style-name="T27_32"><text:s/></text:span><text:span text:style-name="T27_33">las</text:span><text:span text:style-name="T27_34"><text:s/></text:span><text:span text:style-name="T27_35">redes</text:span><text:span text:style-name="T27_36"><text:s/></text:span><text:span text:style-name="T27_37">existentes</text:span><text:span text:style-name="T27_38">.<text:tab/><text:tab/><text:tab/></text:span><text:span text:style-name="T27_39">☐<text:s/></text:span><text:span text:style-name="T27_40">VERDADERO</text:span><text:span text:style-name="T27_41"><text:s/><text:tab/>☐<text:s/></text:span><text:span text:style-name="T27_42">FALSO</text:span><text:span text:style-name="T27_43"><text:line-break/></text:span></text:p>
            </text:list-item>
          </text:list>
        </text:list-item>
        <text:list-item>
          <text:p text:style-name="P28"><text:span text:style-name="T28_1">Suponga</text:span><text:span text:style-name="T28_2"><text:s/></text:span><text:span text:style-name="T28_3">que</text:span><text:span text:style-name="T28_4"><text:s/></text:span><text:span text:style-name="T28_5">se</text:span><text:span text:style-name="T28_6"><text:s/></text:span><text:span text:style-name="T28_7">envían</text:span><text:span text:style-name="T28_8"><text:s/></text:span><text:span text:style-name="T28_9">varios</text:span><text:span text:style-name="T28_10"><text:s/></text:span><text:span text:style-name="T28_11">segmentos</text:span><text:span text:style-name="T28_12"><text:s/></text:span><text:span text:style-name="T28_13">UDP</text:span><text:span text:style-name="T28_14"><text:s/></text:span><text:span text:style-name="T28_15">a</text:span><text:span text:style-name="T28_16"><text:s/></text:span><text:span text:style-name="T28_17">un</text:span><text:span text:style-name="T28_18"><text:s/></text:span><text:span text:style-name="T28_19">mismo</text:span><text:span text:style-name="T28_20"><text:s/></text:span><text:span text:style-name="T28_21">puerto</text:span><text:span text:style-name="T28_22"><text:s/></text:span><text:span text:style-name="T28_23">y</text:span><text:span text:style-name="T28_24"><text:s/></text:span><text:span text:style-name="T28_25">una</text:span><text:span text:style-name="T28_26"><text:s/></text:span><text:span text:style-name="T28_27">misma</text:span><text:span text:style-name="T28_28"><text:s/></text:span><text:span text:style-name="T28_29">IP</text:span><text:span text:style-name="T28_30"><text:s/></text:span><text:span text:style-name="T28_31">de</text:span><text:span text:style-name="T28_32"><text:s/></text:span><text:span text:style-name="T28_33">destino</text:span><text:span text:style-name="T28_34">,<text:s/></text:span><text:span text:style-name="T28_35">pero</text:span><text:span text:style-name="T28_36"><text:s/></text:span><text:span text:style-name="T28_37">al</text:span><text:span text:style-name="T28_38"><text:s/></text:span><text:span text:style-name="T28_39">arribar</text:span><text:span text:style-name="T28_40"><text:s/></text:span><text:span text:style-name="T28_41">al</text:span><text:span text:style-name="T28_42"><text:s/></text:span><text:span text:style-name="T28_43">destino</text:span><text:span text:style-name="T28_44"><text:s/></text:span><text:span text:style-name="T28_45">llegan</text:span><text:span text:style-name="T28_46"><text:s/></text:span><text:span text:style-name="T28_47">todos</text:span><text:span text:style-name="T28_48"><text:s/></text:span><text:span text:style-name="T28_49">los</text:span><text:span text:style-name="T28_50"><text:s/></text:span><text:span text:style-name="T28_51">segmentos</text:span><text:span text:style-name="T28_52"><text:s/></text:span><text:span text:style-name="T28_53">excepto</text:span><text:span text:style-name="T28_54"><text:s/></text:span><text:span text:style-name="T28_55">uno</text:span><text:span text:style-name="T28_56">.<text:s/></text:span><text:span text:style-name="T28_57">Si</text:span><text:span text:style-name="T28_58"><text:s/></text:span><text:span text:style-name="T28_59">a</text:span><text:span text:style-name="T28_60"><text:s/></text:span><text:span text:style-name="T28_61">nivel</text:span><text:span text:style-name="T28_62"><text:s/></text:span><text:span text:style-name="T28_63">de</text:span><text:span text:style-name="T28_64"><text:s/></text:span><text:span text:style-name="T28_65">aplicación</text:span><text:span text:style-name="T28_66"><text:s/></text:span><text:span text:style-name="T28_67">no</text:span><text:span text:style-name="T28_68"><text:s/></text:span><text:span text:style-name="T28_69">se</text:span><text:span text:style-name="T28_70"><text:s/></text:span><text:span text:style-name="T28_71">implementa</text:span><text:span text:style-name="T28_72"><text:s/></text:span><text:span text:style-name="T28_73">un</text:span><text:span text:style-name="T28_74"><text:s/></text:span><text:span text:style-name="T28_75">servicio</text:span><text:span text:style-name="T28_76"><text:s/></text:span><text:span text:style-name="T28_77">confiable</text:span><text:span text:style-name="T28_78">:</text:span></text:p>
        </text:list-item>
      </text:list>
      <text:p text:style-name="P29"><text:span text:style-name="T29_1">☐<text:s/></text:span><text:span text:style-name="T29_2">En</text:span><text:span text:style-name="T29_3"><text:s/></text:span><text:span text:style-name="T29_4">el</text:span><text:span text:style-name="T29_5"><text:s/></text:span><text:span text:style-name="T29_6">receptor</text:span><text:span text:style-name="T29_7">,<text:s/></text:span><text:span text:style-name="T29_8">la</text:span><text:span text:style-name="T29_9"><text:s/></text:span><text:span text:style-name="T29_10">capa</text:span><text:span text:style-name="T29_11"><text:s/></text:span><text:span text:style-name="T29_12">de</text:span><text:span text:style-name="T29_13"><text:s/></text:span><text:span text:style-name="T29_14">aplicación</text:span><text:span text:style-name="T29_15"><text:s/></text:span><text:span text:style-name="T29_16">detecta</text:span><text:span text:style-name="T29_17"><text:s/></text:span><text:span text:style-name="T29_18">que</text:span><text:span text:style-name="T29_19"><text:s/></text:span><text:span text:style-name="T29_20">falta</text:span><text:span text:style-name="T29_21"><text:s/></text:span><text:span text:style-name="T29_22">un</text:span><text:span text:style-name="T29_23"><text:s/></text:span><text:span text:style-name="T29_24">segmento</text:span><text:span text:style-name="T29_25"><text:s/></text:span><text:span text:style-name="T29_26">y</text:span><text:span text:style-name="T29_27"><text:s/></text:span><text:span text:style-name="T29_28">lo</text:span><text:span text:style-name="T29_29"><text:s/></text:span><text:span text:style-name="T29_30">solicita</text:span><text:span text:style-name="T29_31">.</text:span></text:p>
      <text:p text:style-name="P30"><text:span text:style-name="T30_1">☐<text:s/></text:span><text:span text:style-name="T30_2">En</text:span><text:span text:style-name="T30_3"><text:s/></text:span><text:span text:style-name="T30_4">el</text:span><text:span text:style-name="T30_5"><text:s/></text:span><text:span text:style-name="T30_6">receptor</text:span><text:span text:style-name="T30_7">,<text:s/></text:span><text:span text:style-name="T30_8">la</text:span><text:span text:style-name="T30_9"><text:s/></text:span><text:span text:style-name="T30_10">capa</text:span><text:span text:style-name="T30_11"><text:s/></text:span><text:span text:style-name="T30_12">de</text:span><text:span text:style-name="T30_13"><text:s/></text:span><text:span text:style-name="T30_14">transporte</text:span><text:span text:style-name="T30_15"><text:s/></text:span><text:span text:style-name="T30_16">detecta</text:span><text:span text:style-name="T30_17"><text:s/></text:span><text:span text:style-name="T30_18">que</text:span><text:span text:style-name="T30_19"><text:s/></text:span><text:span text:style-name="T30_20">falta</text:span><text:span text:style-name="T30_21"><text:s/></text:span><text:span text:style-name="T30_22">un</text:span><text:span text:style-name="T30_23"><text:s/></text:span><text:span text:style-name="T30_24">segmento</text:span><text:span text:style-name="T30_25"><text:s/></text:span><text:span text:style-name="T30_26">y</text:span><text:span text:style-name="T30_27"><text:s/></text:span><text:span text:style-name="T30_28">no</text:span><text:span text:style-name="T30_29"><text:s/></text:span><text:span text:style-name="T30_30">entrega</text:span><text:span text:style-name="T30_31"><text:s/></text:span><text:span text:style-name="T30_32">datos</text:span><text:span text:style-name="T30_33"><text:s/></text:span><text:span text:style-name="T30_34">a</text:span><text:span text:style-name="T30_35"><text:s/></text:span><text:span text:style-name="T30_36">la</text:span><text:span text:style-name="T30_37"><text:s/></text:span><text:span text:style-name="T30_38">capa</text:span><text:span text:style-name="T30_39"><text:s/></text:span><text:span text:style-name="T30_40">de</text:span><text:span text:style-name="T30_41"><text:s/></text:span><text:span text:style-name="T30_42">aplicación</text:span><text:span text:style-name="T30_43"><text:s/></text:span><text:span text:style-name="T30_44">hasta</text:span><text:span text:style-name="T30_45"><text:s/></text:span><text:span text:style-name="T30_46">que</text:span><text:span text:style-name="T30_47"><text:s/></text:span><text:span text:style-name="T30_48">el</text:span><text:span text:style-name="T30_49"><text:s/></text:span><text:span text:style-name="T30_50">datagrama</text:span><text:span text:style-name="T30_51"><text:s/></text:span><text:span text:style-name="T30_52">faltante</text:span><text:span text:style-name="T30_53"><text:s/></text:span><text:span text:style-name="T30_54">sea</text:span><text:span text:style-name="T30_55"><text:s/></text:span><text:span text:style-name="T30_56">reenviado</text:span><text:span text:style-name="T30_57"><text:s/></text:span><text:span text:style-name="T30_58">y</text:span><text:span text:style-name="T30_59"><text:s/></text:span><text:span text:style-name="T30_60">llegue</text:span><text:span text:style-name="T30_61"><text:s/></text:span><text:span text:style-name="T30_62">al</text:span><text:span text:style-name="T30_63"><text:s/></text:span><text:span text:style-name="T30_64">receptor</text:span><text:span text:style-name="T30_65">.<text:s/></text:span></text:p>
      <text:p text:style-name="P31"><text:span text:style-name="T31_1">☐<text:s/></text:span><text:span text:style-name="T31_2">En</text:span><text:span text:style-name="T31_3"><text:s/></text:span><text:span text:style-name="T31_4">el</text:span><text:span text:style-name="T31_5"><text:s/></text:span><text:span text:style-name="T31_6">receptor</text:span><text:span text:style-name="T31_7">,<text:s/></text:span><text:span text:style-name="T31_8">la</text:span><text:span text:style-name="T31_9"><text:s/></text:span><text:span text:style-name="T31_10">capa</text:span><text:span text:style-name="T31_11"><text:s/></text:span><text:span text:style-name="T31_12">de</text:span><text:span text:style-name="T31_13"><text:s/></text:span><text:span text:style-name="T31_14">transporte</text:span><text:span text:style-name="T31_15"><text:s/></text:span><text:span text:style-name="T31_16">entrega</text:span><text:span text:style-name="T31_17"><text:s/></text:span><text:span text:style-name="T31_18">los</text:span><text:span text:style-name="T31_19"><text:s/></text:span><text:span text:style-name="T31_20">segmentos</text:span><text:span text:style-name="T31_21"><text:s/></text:span><text:span text:style-name="T31_22">a</text:span><text:span text:style-name="T31_23"><text:s/></text:span><text:span text:style-name="T31_24">la</text:span><text:span text:style-name="T31_25"><text:s/></text:span><text:span text:style-name="T31_26">capa</text:span><text:span text:style-name="T31_27"><text:s/></text:span><text:span text:style-name="T31_28">de</text:span><text:span text:style-name="T31_29"><text:s/></text:span><text:span text:style-name="T31_30">aplicación</text:span><text:span text:style-name="T31_31"><text:s/></text:span><text:span text:style-name="T31_32">sin</text:span><text:span text:style-name="T31_33"><text:s/></text:span><text:span text:style-name="T31_34">detectar</text:span><text:span text:style-name="T31_35"><text:s/></text:span><text:span text:style-name="T31_36">el</text:span><text:span text:style-name="T31_37"><text:s/></text:span><text:span text:style-name="T31_38">faltante</text:span><text:span text:style-name="T31_39">.<text:s/></text:span></text:p>
      <text:p text:style-name="P32"><text:span text:style-name="T32_1">☐<text:s/></text:span><text:span text:style-name="T32_2">El</text:span><text:span text:style-name="T32_3"><text:s/></text:span><text:span text:style-name="T32_4">emisor</text:span><text:span text:style-name="T32_5"><text:s/></text:span><text:span text:style-name="T32_6">detectará</text:span><text:span text:style-name="T32_7"><text:s/></text:span><text:span text:style-name="T32_8">la</text:span><text:span text:style-name="T32_9"><text:s/></text:span><text:span text:style-name="T32_10">pérdida</text:span><text:span text:style-name="T32_11"><text:s/></text:span><text:span text:style-name="T32_12">del</text:span><text:span text:style-name="T32_13"><text:s/></text:span><text:span text:style-name="T32_14">segmento</text:span><text:span text:style-name="T32_15"><text:s/></text:span><text:span text:style-name="T32_16">y</text:span><text:span text:style-name="T32_17"><text:s/></text:span><text:span text:style-name="T32_18">realizará</text:span><text:span text:style-name="T32_19"><text:s/></text:span><text:span text:style-name="T32_20">la</text:span><text:span text:style-name="T32_21"><text:s/></text:span><text:span text:style-name="T32_22">retransmisión</text:span><text:span text:style-name="T32_23"><text:s/></text:span><text:span text:style-name="T32_24">del</text:span><text:span text:style-name="T32_25"><text:s/></text:span><text:span text:style-name="T32_26">mismo</text:span><text:span text:style-name="T32_27">.<text:s/></text:span></text:p>
      <text:p text:style-name="P33"/>
      <text:list text:style-name="LS1" xml:id="list12" text:continue-list="list0">
        <text:list-item>
          <text:p text:style-name="P34"><text:span text:style-name="T34_1">Se</text:span><text:span text:style-name="T34_2"><text:s/></text:span><text:span text:style-name="T34_3">establece</text:span><text:span text:style-name="T34_4"><text:s/></text:span><text:span text:style-name="T34_5">una</text:span><text:span text:style-name="T34_6"><text:s/></text:span><text:span text:style-name="T34_7">conexión</text:span><text:span text:style-name="T34_8"><text:s/></text:span><text:span text:style-name="T34_9">FTP</text:span><text:span text:style-name="T34_10"><text:s/></text:span><text:span text:style-name="T34_11">para</text:span><text:span text:style-name="T34_12"><text:s/></text:span><text:span text:style-name="T34_13">descargar</text:span><text:span text:style-name="T34_14"><text:s/></text:span><text:span text:style-name="T34_15">un</text:span><text:span text:style-name="T34_16"><text:s/></text:span><text:span text:style-name="T34_17">archivo</text:span><text:span text:style-name="T34_18">.<text:s/></text:span><text:span text:style-name="T34_19">Al</text:span><text:span text:style-name="T34_20"><text:s/></text:span><text:span text:style-name="T34_21">hacerlo</text:span><text:span text:style-name="T34_22"><text:s/></text:span><text:span text:style-name="T34_23">se</text:span><text:span text:style-name="T34_24"><text:s/></text:span><text:span text:style-name="T34_25">capturan</text:span><text:span text:style-name="T34_26"><text:s/></text:span><text:span text:style-name="T34_27">los</text:span><text:span text:style-name="T34_28"><text:s/></text:span><text:span text:style-name="T34_29">siguientes</text:span><text:span text:style-name="T34_30"><text:s/></text:span><text:span text:style-name="T34_31">tipos</text:span><text:span text:style-name="T34_32"><text:s/></text:span><text:span text:style-name="T34_33">de</text:span><text:span text:style-name="T34_34"><text:s/></text:span><text:span text:style-name="T34_35">paquetes</text:span><text:span text:style-name="T34_36"><text:s/></text:span><text:span text:style-name="T34_37">y</text:span><text:span text:style-name="T34_38"><text:s/></text:span><text:span text:style-name="T34_39">en</text:span><text:span text:style-name="T34_40"><text:s/></text:span><text:span text:style-name="T34_41">este</text:span><text:span text:style-name="T34_42"><text:s/></text:span><text:span text:style-name="T34_43">orden</text:span><text:span text:style-name="T34_44">:<text:s/></text:span></text:p>
        </text:list-item>
      </text:list>
      <text:p text:style-name="P35"><text:span text:style-name="T35_1">☐<text:s/></text:span><text:span text:style-name="T35_2">TCP</text:span><text:span text:style-name="T35_3"><text:s/></text:span><text:span text:style-name="T35_4">o</text:span><text:span text:style-name="T35_5"><text:s/></text:span><text:span text:style-name="T35_6">UDP</text:span><text:span text:style-name="T35_7"><text:s/></text:span><text:span text:style-name="T35_8">para</text:span><text:span text:style-name="T35_9"><text:s/></text:span><text:span text:style-name="T35_10">conexión</text:span><text:span text:style-name="T35_11">,<text:s/></text:span><text:span text:style-name="T35_12">UDP</text:span><text:span text:style-name="T35_13"><text:s/></text:span><text:span text:style-name="T35_14">para</text:span><text:span text:style-name="T35_15"><text:s/></text:span><text:span text:style-name="T35_16">servicio</text:span><text:span text:style-name="T35_17"><text:s/></text:span><text:span text:style-name="T35_18">DNS</text:span><text:span text:style-name="T35_19">,<text:s/></text:span><text:span text:style-name="T35_20">intercambio</text:span><text:span text:style-name="T35_21"><text:s/></text:span><text:span text:style-name="T35_22">de</text:span><text:span text:style-name="T35_23"><text:s/></text:span><text:span text:style-name="T35_24">información</text:span><text:span text:style-name="T35_25"><text:s/></text:span><text:span text:style-name="T35_26">FTP</text:span><text:span text:style-name="T35_27"><text:s/></text:span><text:span text:style-name="T35_28">únicamente</text:span><text:span text:style-name="T35_29"><text:s/></text:span><text:span text:style-name="T35_30">sobre</text:span><text:span text:style-name="T35_31"><text:s/></text:span><text:span text:style-name="T35_32">puerto</text:span><text:span text:style-name="T35_33"><text:s/>21,<text:s/></text:span><text:span text:style-name="T35_34">cierre</text:span><text:span text:style-name="T35_35"><text:s/></text:span><text:span text:style-name="T35_36">de</text:span><text:span text:style-name="T35_37"><text:s/></text:span><text:span text:style-name="T35_38">conexión</text:span><text:span text:style-name="T35_39"><text:s/></text:span><text:span text:style-name="T35_40">TCP</text:span><text:span text:style-name="T35_41"><text:s/></text:span><text:span text:style-name="T35_42">si</text:span><text:span text:style-name="T35_43"><text:s/></text:span><text:span text:style-name="T35_44">es</text:span><text:span text:style-name="T35_45"><text:s/></text:span><text:span text:style-name="T35_46">el</text:span><text:span text:style-name="T35_47"><text:s/></text:span><text:span text:style-name="T35_48">caso</text:span><text:span text:style-name="T35_49"><text:s/></text:span><text:span text:style-name="T35_50">o</text:span><text:span text:style-name="T35_51"><text:s/></text:span><text:span text:style-name="T35_52">timeout</text:span><text:span text:style-name="T35_53"><text:s/></text:span><text:span text:style-name="T35_54">en</text:span><text:span text:style-name="T35_55"><text:s/></text:span><text:span text:style-name="T35_56">el</text:span><text:span text:style-name="T35_57"><text:s/></text:span><text:span text:style-name="T35_58">caso</text:span><text:span text:style-name="T35_59"><text:s/></text:span><text:span text:style-name="T35_60">de</text:span><text:span text:style-name="T35_61"><text:s/></text:span><text:span text:style-name="T35_62">UDP</text:span></text:p>
      <text:p text:style-name="P36"><text:span text:style-name="T36_1">☐<text:s/></text:span><text:span text:style-name="T36_2">TCP</text:span><text:span text:style-name="T36_3"><text:s/></text:span><text:span text:style-name="T36_4">o</text:span><text:span text:style-name="T36_5"><text:s/></text:span><text:span text:style-name="T36_6">UDP</text:span><text:span text:style-name="T36_7"><text:s/></text:span><text:span text:style-name="T36_8">para</text:span><text:span text:style-name="T36_9"><text:s/></text:span><text:span text:style-name="T36_10">conexión</text:span><text:span text:style-name="T36_11">,<text:s/></text:span><text:span text:style-name="T36_12">intercambio</text:span><text:span text:style-name="T36_13"><text:s/></text:span><text:span text:style-name="T36_14">de</text:span><text:span text:style-name="T36_15"><text:s/></text:span><text:span text:style-name="T36_16">información</text:span><text:span text:style-name="T36_17"><text:s/></text:span><text:span text:style-name="T36_18">FTP</text:span><text:span text:style-name="T36_19"><text:s/></text:span><text:span text:style-name="T36_20">únicamente</text:span><text:span text:style-name="T36_21"><text:s/></text:span><text:span text:style-name="T36_22">sobre</text:span><text:span text:style-name="T36_23"><text:s/></text:span><text:span text:style-name="T36_24">puerto</text:span><text:span text:style-name="T36_25"><text:s/>21,<text:s/></text:span><text:span text:style-name="T36_26">cierre</text:span><text:span text:style-name="T36_27"><text:s/></text:span><text:span text:style-name="T36_28">de</text:span><text:span text:style-name="T36_29"><text:s/></text:span><text:span text:style-name="T36_30">conexión</text:span><text:span text:style-name="T36_31"><text:s/></text:span><text:span text:style-name="T36_32">TCP</text:span><text:span text:style-name="T36_33"><text:s/></text:span><text:span text:style-name="T36_34">si</text:span><text:span text:style-name="T36_35"><text:s/></text:span><text:span text:style-name="T36_36">es</text:span><text:span text:style-name="T36_37"><text:s/></text:span><text:span text:style-name="T36_38">el</text:span><text:span text:style-name="T36_39"><text:s/></text:span><text:span text:style-name="T36_40">caso</text:span><text:span text:style-name="T36_41"><text:s/></text:span><text:span text:style-name="T36_42">o</text:span><text:span text:style-name="T36_43"><text:s/></text:span><text:span text:style-name="T36_44">timeout</text:span><text:span text:style-name="T36_45"><text:s/></text:span><text:span text:style-name="T36_46">en</text:span><text:span text:style-name="T36_47"><text:s/></text:span><text:span text:style-name="T36_48">el</text:span><text:span text:style-name="T36_49"><text:s/></text:span><text:span text:style-name="T36_50">caso</text:span><text:span text:style-name="T36_51"><text:s/></text:span><text:span text:style-name="T36_52">de</text:span><text:span text:style-name="T36_53"><text:s/></text:span><text:span text:style-name="T36_54">UDP</text:span></text:p>
      <text:p text:style-name="P37"><text:span text:style-name="T37_1">☐<text:s/></text:span><text:span text:style-name="T37_2">Establecimiento</text:span><text:span text:style-name="T37_3"><text:s/></text:span><text:span text:style-name="T37_4">de</text:span><text:span text:style-name="T37_5"><text:s/></text:span><text:span text:style-name="T37_6">conexión</text:span><text:span text:style-name="T37_7"><text:s/></text:span><text:span text:style-name="T37_8">TCP</text:span><text:span text:style-name="T37_9">,<text:s/></text:span><text:span text:style-name="T37_10">intercambio</text:span><text:span text:style-name="T37_11"><text:s/></text:span><text:span text:style-name="T37_12">de</text:span><text:span text:style-name="T37_13"><text:s/></text:span><text:span text:style-name="T37_14">información</text:span><text:span text:style-name="T37_15"><text:s/></text:span><text:span text:style-name="T37_16">FTP</text:span><text:span text:style-name="T37_17"><text:s/></text:span><text:span text:style-name="T37_18">sobre</text:span><text:span text:style-name="T37_19"><text:s/></text:span><text:span text:style-name="T37_20">puertos</text:span><text:span text:style-name="T37_21"><text:s/>20<text:s/></text:span><text:span text:style-name="T37_22">y</text:span><text:span text:style-name="T37_23"><text:s/>21,<text:s/></text:span><text:span text:style-name="T37_24">cierre</text:span><text:span text:style-name="T37_25"><text:s/></text:span><text:span text:style-name="T37_26">de</text:span><text:span text:style-name="T37_27"><text:s/></text:span><text:span text:style-name="T37_28">conexión</text:span><text:span text:style-name="T37_29"><text:s/></text:span><text:span text:style-name="T37_30">TCP</text:span></text:p>
      <text:p text:style-name="P38"><text:span text:style-name="T38_1">☐<text:s/></text:span><text:span text:style-name="T38_2">Establecimiento</text:span><text:span text:style-name="T38_3"><text:s/></text:span><text:span text:style-name="T38_4">de</text:span><text:span text:style-name="T38_5"><text:s/></text:span><text:span text:style-name="T38_6">conexión</text:span><text:span text:style-name="T38_7"><text:s/></text:span><text:span text:style-name="T38_8">TCP</text:span><text:span text:style-name="T38_9">,<text:s/></text:span><text:span text:style-name="T38_10">UDP</text:span><text:span text:style-name="T38_11"><text:s/></text:span><text:span text:style-name="T38_12">para</text:span><text:span text:style-name="T38_13"><text:s/></text:span><text:span text:style-name="T38_14">servicio</text:span><text:span text:style-name="T38_15"><text:s/></text:span><text:span text:style-name="T38_16">DNS</text:span><text:span text:style-name="T38_17">,<text:s/></text:span><text:span text:style-name="T38_18">intercambio</text:span><text:span text:style-name="T38_19"><text:s/></text:span><text:span text:style-name="T38_20">de</text:span><text:span text:style-name="T38_21"><text:s/></text:span><text:span text:style-name="T38_22">información</text:span><text:span text:style-name="T38_23"><text:s/></text:span><text:span text:style-name="T38_24">FTP</text:span><text:span text:style-name="T38_25"><text:s/></text:span><text:span text:style-name="T38_26">sobre</text:span><text:span text:style-name="T38_27"><text:s/></text:span><text:span text:style-name="T38_28">puertos</text:span><text:span text:style-name="T38_29"><text:s/>20<text:s/></text:span><text:span text:style-name="T38_30">y</text:span><text:span text:style-name="T38_31"><text:s/>21,<text:s/></text:span><text:span text:style-name="T38_32">cierre</text:span><text:span text:style-name="T38_33"><text:s/></text:span><text:span text:style-name="T38_34">de</text:span><text:span text:style-name="T38_35"><text:s/></text:span><text:span text:style-name="T38_36">conexión</text:span><text:span text:style-name="T38_37"><text:s/></text:span><text:span text:style-name="T38_38">TCP</text:span></text:p>
      <text:p text:style-name="P39"/>
      <text:p text:style-name="P40"/>
      <text:list text:style-name="LS1" xml:id="list13" text:continue-list="list0">
        <text:list-item>
          <text:p text:style-name="P41"><text:span text:style-name="T41_1">Suponga</text:span><text:span text:style-name="T41_2"><text:s/></text:span><text:span text:style-name="T41_3">que</text:span><text:span text:style-name="T41_4"><text:s/></text:span><text:span text:style-name="T41_5">un</text:span><text:span text:style-name="T41_6"><text:s/></text:span><text:span text:style-name="T41_7">proceso</text:span><text:span text:style-name="T41_8"><text:s/></text:span><text:span text:style-name="T41_9">en</text:span><text:span text:style-name="T41_10"><text:s/></text:span><text:span text:style-name="T41_11">un</text:span><text:span text:style-name="T41_12"><text:s/></text:span><text:span text:style-name="T41_13">Host</text:span><text:span text:style-name="T41_14"><text:s/></text:span><text:span text:style-name="T41_15">C</text:span><text:span text:style-name="T41_16"><text:s/></text:span><text:span text:style-name="T41_17">tiene</text:span><text:span text:style-name="T41_18"><text:s/></text:span><text:span text:style-name="T41_19">un</text:span><text:span text:style-name="T41_20"><text:s/></text:span><text:span text:style-name="T41_21">socket</text:span><text:span text:style-name="T41_22"><text:s/></text:span><text:span text:style-name="T41_23">UDP</text:span><text:span text:style-name="T41_24"><text:s/></text:span><text:span text:style-name="T41_25">ligado</text:span><text:span text:style-name="T41_26"><text:s/></text:span><text:span text:style-name="T41_27">al</text:span><text:span text:style-name="T41_28"><text:s/></text:span><text:span text:style-name="T41_29">puerto</text:span><text:span text:style-name="T41_30"><text:s/>6789.<text:s/></text:span><text:span text:style-name="T41_31">El</text:span><text:span text:style-name="T41_32"><text:s/></text:span><text:span text:style-name="T41_33">Host</text:span><text:span text:style-name="T41_34"><text:s/></text:span><text:span text:style-name="T41_35">A</text:span><text:span text:style-name="T41_36"><text:s/></text:span><text:span text:style-name="T41_37">y</text:span><text:span text:style-name="T41_38"><text:s/></text:span><text:span text:style-name="T41_39">Host</text:span><text:span text:style-name="T41_40"><text:s/></text:span><text:span text:style-name="T41_41">B</text:span><text:span text:style-name="T41_42"><text:s/></text:span><text:span text:style-name="T41_43">envían</text:span><text:span text:style-name="T41_44"><text:s/></text:span><text:span text:style-name="T41_45">cada</text:span><text:span text:style-name="T41_46"><text:s/></text:span><text:span text:style-name="T41_47">uno</text:span><text:span text:style-name="T41_48"><text:s/></text:span><text:span text:style-name="T41_49">segmentos</text:span><text:span text:style-name="T41_50"><text:s/></text:span><text:span text:style-name="T41_51">UDP</text:span><text:span text:style-name="T41_52"><text:s/></text:span><text:span text:style-name="T41_53">al</text:span><text:span text:style-name="T41_54"><text:s/></text:span><text:span text:style-name="T41_55">Host</text:span><text:span text:style-name="T41_56"><text:s/></text:span><text:span text:style-name="T41_57">C</text:span><text:span text:style-name="T41_58"><text:s/></text:span><text:span text:style-name="T41_59">con</text:span><text:span text:style-name="T41_60"><text:s/></text:span><text:span text:style-name="T41_61">puerto</text:span><text:span text:style-name="T41_62"><text:s/></text:span><text:span text:style-name="T41_63">destino</text:span><text:span text:style-name="T41_64"><text:s/>6789.<text:s/></text:span><text:span text:style-name="T41_65">Entonces</text:span><text:span text:style-name="T41_66">,<text:s text:c="2"/></text:span></text:p>
        </text:list-item>
      </text:list>
      <text:p text:style-name="P42"><text:span text:style-name="T42_1">☐<text:tab/></text:span><text:span text:style-name="T42_2">El</text:span><text:span text:style-name="T42_3"><text:s/></text:span><text:span text:style-name="T42_4">host</text:span><text:span text:style-name="T42_5"><text:s/></text:span><text:span text:style-name="T42_6">C</text:span><text:span text:style-name="T42_7"><text:s/></text:span><text:span text:style-name="T42_8">debe</text:span><text:span text:style-name="T42_9"><text:s/></text:span><text:span text:style-name="T42_10">necesariamente</text:span><text:span text:style-name="T42_11"><text:s/></text:span><text:span text:style-name="T42_12">crear</text:span><text:span text:style-name="T42_13"><text:s/></text:span><text:span text:style-name="T42_14">un</text:span><text:span text:style-name="T42_15"><text:s/></text:span><text:span text:style-name="T42_16">nuevo</text:span><text:span text:style-name="T42_17"><text:s/></text:span><text:span text:style-name="T42_18">socket</text:span><text:span text:style-name="T42_19"><text:s/></text:span><text:span text:style-name="T42_20">para</text:span><text:span text:style-name="T42_21"><text:s/></text:span><text:span text:style-name="T42_22">recibir</text:span><text:span text:style-name="T42_23"><text:s/></text:span><text:span text:style-name="T42_24">el</text:span><text:span text:style-name="T42_25"><text:s/></text:span><text:span text:style-name="T42_26">segmento</text:span><text:span text:style-name="T42_27"><text:s/></text:span><text:span text:style-name="T42_28">del</text:span><text:span text:style-name="T42_29"><text:s/></text:span><text:span text:style-name="T42_30">segundo</text:span><text:span text:style-name="T42_31"><text:s/></text:span><text:span text:style-name="T42_32">host</text:span><text:span text:style-name="T42_33">.</text:span></text:p>
      <text:p text:style-name="P43"><text:span text:style-name="T43_1">☐<text:tab/></text:span><text:span text:style-name="T43_2">Los</text:span><text:span text:style-name="T43_3"><text:s/></text:span><text:span text:style-name="T43_4">segmentos</text:span><text:span text:style-name="T43_5"><text:s/></text:span><text:span text:style-name="T43_6">UDP</text:span><text:span text:style-name="T43_7"><text:s/></text:span><text:span text:style-name="T43_8">llegan</text:span><text:span text:style-name="T43_9"><text:s/></text:span><text:span text:style-name="T43_10">al</text:span><text:span text:style-name="T43_11"><text:s/></text:span><text:span text:style-name="T43_12">mismo</text:span><text:span text:style-name="T43_13"><text:s/></text:span><text:span text:style-name="T43_14">socket</text:span><text:span text:style-name="T43_15"><text:s/></text:span><text:span text:style-name="T43_16">en</text:span><text:span text:style-name="T43_17"><text:s/></text:span><text:span text:style-name="T43_18">el</text:span><text:span text:style-name="T43_19"><text:s/></text:span><text:span text:style-name="T43_20">host</text:span><text:span text:style-name="T43_21"><text:s/></text:span><text:span text:style-name="T43_22">C</text:span><text:span text:style-name="T43_23"><text:s/></text:span><text:span text:style-name="T43_24">y</text:span><text:span text:style-name="T43_25"><text:s/></text:span><text:span text:style-name="T43_26">la</text:span><text:span text:style-name="T43_27"><text:s/></text:span><text:span text:style-name="T43_28">aplicación</text:span><text:span text:style-name="T43_29"><text:s/></text:span><text:span text:style-name="T43_30">determina</text:span><text:span text:style-name="T43_31"><text:s/></text:span><text:span text:style-name="T43_32">que</text:span><text:span text:style-name="T43_33"><text:s/></text:span><text:span text:style-name="T43_34">los</text:span><text:span text:style-name="T43_35"><text:s/></text:span><text:span text:style-name="T43_36">segmentos</text:span><text:span text:style-name="T43_37"><text:s/></text:span><text:span text:style-name="T43_38">corresponden</text:span><text:span text:style-name="T43_39"><text:s/></text:span><text:span text:style-name="T43_40">a</text:span><text:span text:style-name="T43_41"><text:s/></text:span><text:span text:style-name="T43_42">distintos</text:span><text:span text:style-name="T43_43"><text:s/></text:span><text:span text:style-name="T43_44">hosts</text:span><text:span text:style-name="T43_45"><text:s/></text:span><text:span text:style-name="T43_46">al</text:span><text:span text:style-name="T43_47"><text:s/></text:span><text:span text:style-name="T43_48">ver</text:span><text:span text:style-name="T43_49"><text:s/></text:span><text:span text:style-name="T43_50">la</text:span><text:span text:style-name="T43_51"><text:s/></text:span><text:span text:style-name="T43_52">dirección</text:span><text:span text:style-name="T43_53"><text:s/></text:span><text:span text:style-name="T43_54">IP</text:span><text:span text:style-name="T43_55">.</text:span><text:span text:style-name="T43_56"><text:s/></text:span></text:p>
      <text:p text:style-name="P44"><text:span text:style-name="T44_1">☐<text:tab/></text:span><text:span text:style-name="T44_2">Los</text:span><text:span text:style-name="T44_3"><text:s/></text:span><text:span text:style-name="T44_4">segmentos</text:span><text:span text:style-name="T44_5"><text:s/></text:span><text:span text:style-name="T44_6">UDP</text:span><text:span text:style-name="T44_7"><text:s/></text:span><text:span text:style-name="T44_8">llegan</text:span><text:span text:style-name="T44_9"><text:s/></text:span><text:span text:style-name="T44_10">al</text:span><text:span text:style-name="T44_11"><text:s/></text:span><text:span text:style-name="T44_12">mismo</text:span><text:span text:style-name="T44_13"><text:s/></text:span><text:span text:style-name="T44_14">socket</text:span><text:span text:style-name="T44_15"><text:s/></text:span><text:span text:style-name="T44_16">en</text:span><text:span text:style-name="T44_17"><text:s/></text:span><text:span text:style-name="T44_18">el</text:span><text:span text:style-name="T44_19"><text:s/></text:span><text:span text:style-name="T44_20">host</text:span><text:span text:style-name="T44_21"><text:s/></text:span><text:span text:style-name="T44_22">C</text:span><text:span text:style-name="T44_23"><text:s/></text:span><text:span text:style-name="T44_24">y</text:span><text:span text:style-name="T44_25"><text:s/></text:span><text:span text:style-name="T44_26">la</text:span><text:span text:style-name="T44_27"><text:s/></text:span><text:span text:style-name="T44_28">aplicación</text:span><text:span text:style-name="T44_29"><text:s/></text:span><text:span text:style-name="T44_30">determina</text:span><text:span text:style-name="T44_31"><text:s/></text:span><text:span text:style-name="T44_32">que</text:span><text:span text:style-name="T44_33"><text:s/></text:span><text:span text:style-name="T44_34">los</text:span><text:span text:style-name="T44_35"><text:s/></text:span><text:span text:style-name="T44_36">segmentos</text:span><text:span text:style-name="T44_37"><text:s/></text:span><text:span text:style-name="T44_38">corresponden</text:span><text:span text:style-name="T44_39"><text:s/></text:span><text:span text:style-name="T44_40">a</text:span><text:span text:style-name="T44_41"><text:s/></text:span><text:span text:style-name="T44_42">distintos</text:span><text:span text:style-name="T44_43"><text:s/></text:span><text:span text:style-name="T44_44">hosts</text:span><text:span text:style-name="T44_45"><text:s/></text:span><text:span text:style-name="T44_46">al</text:span><text:span text:style-name="T44_47"><text:s/></text:span><text:span text:style-name="T44_48">ver</text:span><text:span text:style-name="T44_49"><text:s/></text:span><text:span text:style-name="T44_50">el</text:span><text:span text:style-name="T44_51"><text:s/></text:span><text:span text:style-name="T44_52">campo</text:span><text:span text:style-name="T44_53"><text:s/></text:span><text:span text:style-name="T44_54">puerto</text:span><text:span text:style-name="T44_55">.<text:s/></text:span></text:p>
      <text:p text:style-name="P45"/>
      <text:list text:style-name="LS1" xml:id="list14" text:continue-list="list0">
        <text:list-item>
          <text:p text:style-name="P46"><text:span text:style-name="T46_1">Suponga</text:span><text:span text:style-name="T46_2"><text:s/></text:span><text:span text:style-name="T46_3">que</text:span><text:span text:style-name="T46_4"><text:s/></text:span><text:span text:style-name="T46_5">una</text:span><text:span text:style-name="T46_6"><text:s/></text:span><text:span text:style-name="T46_7">capa</text:span><text:span text:style-name="T46_8"><text:s/></text:span><text:span text:style-name="T46_9">superior</text:span><text:span text:style-name="T46_10">,<text:s/></text:span><text:span text:style-name="T46_11">que</text:span><text:span text:style-name="T46_12"><text:s/></text:span><text:span text:style-name="T46_13">implementa</text:span><text:span text:style-name="T46_14"><text:s/></text:span><text:span text:style-name="T46_15">un</text:span><text:span text:style-name="T46_16"><text:s/></text:span><text:span text:style-name="T46_17">protocolo</text:span><text:span text:style-name="T46_18"><text:s/></text:span><text:span text:style-name="T46_19">confiable</text:span><text:span text:style-name="T46_20"><text:s/></text:span><text:span text:style-name="T46_21">de</text:span><text:span text:style-name="T46_22"><text:s/></text:span><text:span text:style-name="T46_23">transmisión</text:span><text:span text:style-name="T46_24"><text:s/></text:span><text:span text:style-name="T46_25">de</text:span><text:span text:style-name="T46_26"><text:s/></text:span><text:span text:style-name="T46_27">datos</text:span><text:span text:style-name="T46_28">,<text:s/></text:span><text:span text:style-name="T46_29">envía</text:span><text:span text:style-name="T46_30"><text:s/>10<text:s/></text:span><text:span text:style-name="T46_31">paquetes</text:span><text:span text:style-name="T46_32"><text:s/></text:span><text:span text:style-name="T46_33">haciendo</text:span><text:span text:style-name="T46_34"><text:s/></text:span><text:span text:style-name="T46_35">uso</text:span><text:span text:style-name="T46_36"><text:s/></text:span><text:span text:style-name="T46_37">de</text:span><text:span text:style-name="T46_38"><text:s/></text:span><text:span text:style-name="T46_39">los</text:span><text:span text:style-name="T46_40"><text:s/></text:span><text:span text:style-name="T46_41">servicios</text:span><text:span text:style-name="T46_42"><text:s/></text:span><text:span text:style-name="T46_43">de</text:span><text:span text:style-name="T46_44"><text:s/></text:span><text:span text:style-name="T46_45">una</text:span><text:span text:style-name="T46_46"><text:s/></text:span><text:span text:style-name="T46_47">capa</text:span><text:span text:style-name="T46_48"><text:s/></text:span><text:span text:style-name="T46_49">inferior</text:span><text:span text:style-name="T46_50">,<text:s/></text:span><text:span text:style-name="T46_51">que</text:span><text:span text:style-name="T46_52"><text:s/></text:span><text:span text:style-name="T46_53">no</text:span><text:span text:style-name="T46_54"><text:s/></text:span><text:span text:style-name="T46_55">implementa</text:span><text:span text:style-name="T46_56"><text:s/></text:span><text:span text:style-name="T46_57">un</text:span><text:span text:style-name="T46_58"><text:s/></text:span><text:span text:style-name="T46_59">servicio</text:span><text:span text:style-name="T46_60"><text:s/></text:span><text:span text:style-name="T46_61">confiable</text:span><text:span text:style-name="T46_62"><text:s/></text:span><text:span text:style-name="T46_63">de</text:span><text:span text:style-name="T46_64"><text:s/></text:span><text:span text:style-name="T46_65">transmisión</text:span><text:span text:style-name="T46_66"><text:s/></text:span><text:span text:style-name="T46_67">de</text:span><text:span text:style-name="T46_68"><text:s/></text:span><text:span text:style-name="T46_69">datos</text:span><text:span text:style-name="T46_70">,<text:s/></text:span><text:span text:style-name="T46_71">y</text:span><text:span text:style-name="T46_72"><text:s/></text:span><text:span text:style-name="T46_73">se</text:span><text:span text:style-name="T46_74"><text:s/></text:span><text:span text:style-name="T46_75">pierden</text:span><text:span text:style-name="T46_76"><text:s/>4<text:s/></text:span><text:span text:style-name="T46_77">paquetes</text:span><text:span text:style-name="T46_78"><text:s/></text:span><text:span text:style-name="T46_79">en</text:span><text:span text:style-name="T46_80"><text:s/></text:span><text:span text:style-name="T46_81">total</text:span><text:span text:style-name="T46_82"><text:s/></text:span><text:span text:style-name="T46_83">en</text:span><text:span text:style-name="T46_84"><text:s/></text:span><text:span text:style-name="T46_85">la</text:span><text:span text:style-name="T46_86"><text:s/></text:span><text:span text:style-name="T46_87">capa</text:span><text:span text:style-name="T46_88"><text:s/></text:span><text:span text:style-name="T46_89">inferior</text:span><text:span text:style-name="T46_90">.<text:s/></text:span><text:span text:style-name="T46_91">Considerando</text:span><text:span text:style-name="T46_92"><text:s/></text:span><text:span text:style-name="T46_93">además</text:span><text:span text:style-name="T46_94"><text:s/></text:span><text:span text:style-name="T46_95">que</text:span><text:span text:style-name="T46_96"><text:s/></text:span><text:span text:style-name="T46_97">la</text:span><text:span text:style-name="T46_98"><text:s/></text:span><text:span text:style-name="T46_99">capa</text:span><text:span text:style-name="T46_100"><text:s/></text:span><text:span text:style-name="T46_101">inferior</text:span><text:span text:style-name="T46_102"><text:s/></text:span><text:span text:style-name="T46_103">fragmenta</text:span><text:span text:style-name="T46_104"><text:s/></text:span><text:span text:style-name="T46_105">los</text:span><text:span text:style-name="T46_106"><text:s/></text:span><text:span text:style-name="T46_107">paquetes</text:span><text:span text:style-name="T46_108"><text:s/></text:span><text:span text:style-name="T46_109">de</text:span><text:span text:style-name="T46_110"><text:s/></text:span><text:span text:style-name="T46_111">la</text:span><text:span text:style-name="T46_112"><text:s/></text:span><text:span text:style-name="T46_113">superior</text:span><text:span text:style-name="T46_114"><text:s/></text:span><text:span text:style-name="T46_115">en</text:span><text:span text:style-name="T46_116"><text:s/>2,<text:s/></text:span><text:span text:style-name="T46_117">marque</text:span><text:span text:style-name="T46_118"><text:s/></text:span><text:span text:style-name="T46_119">la</text:span><text:span text:style-name="T46_120"><text:s/></text:span><text:span text:style-name="T46_121">opción</text:span><text:span text:style-name="T46_122"><text:s/></text:span><text:span text:style-name="T46_123">correcta</text:span><text:span text:style-name="T46_124">:<text:s/></text:span></text:p>
        </text:list-item>
      </text:list>
      <text:p text:style-name="P47"><text:span text:style-name="T47_1">☐<text:s/><text:tab/></text:span><text:span text:style-name="T47_2">La</text:span><text:span text:style-name="T47_3"><text:s/></text:span><text:span text:style-name="T47_4">capa</text:span><text:span text:style-name="T47_5"><text:s/></text:span><text:span text:style-name="T47_6">inferior</text:span><text:span text:style-name="T47_7"><text:s/></text:span><text:span text:style-name="T47_8">solicita</text:span><text:span text:style-name="T47_9"><text:s/></text:span><text:span text:style-name="T47_10">los</text:span><text:span text:style-name="T47_11"><text:s/>4<text:s/></text:span><text:span text:style-name="T47_12">paquetes</text:span><text:span text:style-name="T47_13"><text:s/></text:span><text:span text:style-name="T47_14">perdidos</text:span><text:span text:style-name="T47_15"><text:s/></text:span><text:span text:style-name="T47_16">a</text:span><text:span text:style-name="T47_17"><text:s/></text:span><text:span text:style-name="T47_18">la</text:span><text:span text:style-name="T47_19"><text:s/></text:span><text:span text:style-name="T47_20">capa</text:span><text:span text:style-name="T47_21"><text:s/></text:span><text:span text:style-name="T47_22">superior</text:span><text:span text:style-name="T47_23"><text:s/></text:span><text:span text:style-name="T47_24">para</text:span><text:span text:style-name="T47_25"><text:s/></text:span><text:span text:style-name="T47_26">reenviarlos</text:span><text:span text:style-name="T47_27">.<text:s/></text:span></text:p>
      <text:p text:style-name="P48"><text:span text:style-name="T48_1">☐<text:s/><text:tab/></text:span><text:span text:style-name="T48_2">La</text:span><text:span text:style-name="T48_3"><text:s/></text:span><text:span text:style-name="T48_4">capa</text:span><text:span text:style-name="T48_5"><text:s/></text:span><text:span text:style-name="T48_6">inferior</text:span><text:span text:style-name="T48_7"><text:s/></text:span><text:span text:style-name="T48_8">s</text:span><text:span text:style-name="T48_9">ó</text:span><text:span text:style-name="T48_10">lo</text:span><text:span text:style-name="T48_11"><text:s/></text:span><text:span text:style-name="T48_12">informa</text:span><text:span text:style-name="T48_13"><text:s/></text:span><text:span text:style-name="T48_14">del</text:span><text:span text:style-name="T48_15"><text:s/></text:span><text:span text:style-name="T48_16">error</text:span><text:span text:style-name="T48_17"><text:s/></text:span><text:span text:style-name="T48_18">a</text:span><text:span text:style-name="T48_19"><text:s/></text:span><text:span text:style-name="T48_20">la</text:span><text:span text:style-name="T48_21"><text:s/></text:span><text:span text:style-name="T48_22">capa</text:span><text:span text:style-name="T48_23"><text:s/></text:span><text:span text:style-name="T48_24">superior</text:span><text:span text:style-name="T48_25"><text:s/></text:span><text:span text:style-name="T48_26">y</text:span><text:span text:style-name="T48_27"><text:s/></text:span><text:span text:style-name="T48_28">deja</text:span><text:span text:style-name="T48_29"><text:s/></text:span><text:span text:style-name="T48_30">que</text:span><text:span text:style-name="T48_31"><text:s/></text:span><text:span text:style-name="T48_32">esta</text:span><text:span text:style-name="T48_33"><text:s/></text:span><text:span text:style-name="T48_34">reenvíe</text:span><text:span text:style-name="T48_35"><text:s/></text:span><text:span text:style-name="T48_36">los</text:span><text:span text:style-name="T48_37"><text:s/></text:span><text:span text:style-name="T48_38">paquetes</text:span><text:span text:style-name="T48_39">.<text:s/></text:span></text:p>
      <text:p text:style-name="P49"><text:span text:style-name="T49_1">☐<text:s/><text:tab/></text:span><text:span text:style-name="T49_2">La</text:span><text:span text:style-name="T49_3"><text:s/></text:span><text:span text:style-name="T49_4">capa</text:span><text:span text:style-name="T49_5"><text:s/></text:span><text:span text:style-name="T49_6">superior</text:span><text:span text:style-name="T49_7"><text:s/></text:span><text:span text:style-name="T49_8">detecta</text:span><text:span text:style-name="T49_9"><text:s/></text:span><text:span text:style-name="T49_10">el</text:span><text:span text:style-name="T49_11"><text:s/></text:span><text:span text:style-name="T49_12">error</text:span><text:span text:style-name="T49_13"><text:s/></text:span><text:span text:style-name="T49_14">y</text:span><text:span text:style-name="T49_15"><text:s/></text:span><text:span text:style-name="T49_16">solicita</text:span><text:span text:style-name="T49_17"><text:s/></text:span><text:span text:style-name="T49_18">a</text:span><text:span text:style-name="T49_19"><text:s/></text:span><text:span text:style-name="T49_20">la</text:span><text:span text:style-name="T49_21"><text:s/></text:span><text:span text:style-name="T49_22">capa</text:span><text:span text:style-name="T49_23"><text:s/></text:span><text:span text:style-name="T49_24">inferior</text:span><text:span text:style-name="T49_25"><text:s/></text:span><text:span text:style-name="T49_26">que</text:span><text:span text:style-name="T49_27"><text:s/></text:span><text:span text:style-name="T49_28">reenvíe</text:span><text:span text:style-name="T49_29"><text:s/></text:span><text:span text:style-name="T49_30">los</text:span><text:span text:style-name="T49_31"><text:s/></text:span><text:span text:style-name="T49_32">paquetes</text:span><text:span text:style-name="T49_33"><text:s/></text:span><text:span text:style-name="T49_34">perdidos</text:span><text:span text:style-name="T49_35">.<text:s/></text:span></text:p>
      <text:p text:style-name="P50"><text:span text:style-name="T50_1">☐<text:s/><text:tab/></text:span><text:span text:style-name="T50_2">La</text:span><text:span text:style-name="T50_3"><text:s/></text:span><text:span text:style-name="T50_4">capa</text:span><text:span text:style-name="T50_5"><text:s/></text:span><text:span text:style-name="T50_6">superior</text:span><text:span text:style-name="T50_7"><text:s/></text:span><text:span text:style-name="T50_8">sin</text:span><text:span text:style-name="T50_9"><text:s/></text:span><text:span text:style-name="T50_10">consultar</text:span><text:span text:style-name="T50_11"><text:s/></text:span><text:span text:style-name="T50_12">a</text:span><text:span text:style-name="T50_13"><text:s/></text:span><text:span text:style-name="T50_14">la</text:span><text:span text:style-name="T50_15"><text:s/></text:span><text:span text:style-name="T50_16">capa</text:span><text:span text:style-name="T50_17"><text:s/></text:span><text:span text:style-name="T50_18">inferior</text:span><text:span text:style-name="T50_19">,<text:s/></text:span><text:span text:style-name="T50_20">reenvía</text:span><text:span text:style-name="T50_21"><text:s/></text:span><text:span text:style-name="T50_22">los</text:span><text:span text:style-name="T50_23"><text:s/></text:span><text:span text:style-name="T50_24">paquetes</text:span><text:span text:style-name="T50_25"><text:s/></text:span><text:span text:style-name="T50_26">perdidos</text:span><text:span text:style-name="T50_27"><text:s/></text:span><text:span text:style-name="T50_28">luego</text:span><text:span text:style-name="T50_29"><text:s/></text:span><text:span text:style-name="T50_30">de</text:span><text:span text:style-name="T50_31"><text:s/></text:span><text:span text:style-name="T50_32">detectar</text:span><text:span text:style-name="T50_33"><text:s/></text:span><text:span text:style-name="T50_34">su</text:span><text:span text:style-name="T50_35"><text:s/></text:span><text:span text:style-name="T50_36">posible</text:span><text:span text:style-name="T50_37"><text:s/></text:span><text:span text:style-name="T50_38">p</text:span><text:span text:style-name="T50_39">é</text:span><text:span text:style-name="T50_40">rdida</text:span><text:span text:style-name="T50_41">.</text:span><text:span text:style-name="T50_42"><text:s/></text:span></text:p>
      <text:p text:style-name="P51"><text:span text:style-name="T51_1">☐<text:s/><text:tab/></text:span><text:span text:style-name="T51_2">Ambas</text:span><text:span text:style-name="T51_3"><text:s/></text:span><text:span text:style-name="T51_4">capas</text:span><text:span text:style-name="T51_5"><text:s/></text:span><text:span text:style-name="T51_6">reenvían</text:span><text:span text:style-name="T51_7"><text:s/></text:span><text:span text:style-name="T51_8">por</text:span><text:span text:style-name="T51_9"><text:s/></text:span><text:span text:style-name="T51_10">su</text:span><text:span text:style-name="T51_11"><text:s/></text:span><text:span text:style-name="T51_12">cuenta</text:span><text:span text:style-name="T51_13"><text:s/></text:span><text:span text:style-name="T51_14">y</text:span><text:span text:style-name="T51_15"><text:s/></text:span><text:span text:style-name="T51_16">en</text:span><text:span text:style-name="T51_17"><text:s/></text:span><text:span text:style-name="T51_18">simultáneo</text:span><text:span text:style-name="T51_19"><text:s/></text:span><text:span text:style-name="T51_20">los</text:span><text:span text:style-name="T51_21"><text:s/></text:span><text:span text:style-name="T51_22">paquetes</text:span><text:span text:style-name="T51_23"><text:s/></text:span><text:span text:style-name="T51_24">perdidos</text:span><text:span text:style-name="T51_25"><text:s/></text:span><text:span text:style-name="T51_26">y</text:span><text:span text:style-name="T51_27"><text:s/></text:span><text:span text:style-name="T51_28">en</text:span><text:span text:style-name="T51_29"><text:s/></text:span><text:span text:style-name="T51_30">el</text:span><text:span text:style-name="T51_31"><text:s/></text:span><text:span text:style-name="T51_32">receptor</text:span><text:span text:style-name="T51_33"><text:s/></text:span><text:span text:style-name="T51_34">se</text:span><text:span text:style-name="T51_35"><text:s/></text:span><text:span text:style-name="T51_36">descartan</text:span><text:span text:style-name="T51_37"><text:s/></text:span><text:span text:style-name="T51_38">los</text:span><text:span text:style-name="T51_39"><text:s/></text:span><text:span text:style-name="T51_40">duplicados</text:span><text:span text:style-name="T51_41">.</text:span></text:p>
      <text:p text:style-name="P52"/>
      <text:list text:style-name="LS1" xml:id="list15" text:continue-list="list0">
        <text:list-item>
          <text:p text:style-name="P53"><text:span text:style-name="T53_1">En</text:span><text:span text:style-name="T53_2"><text:s/></text:span><text:span text:style-name="T53_3">lo</text:span><text:span text:style-name="T53_4"><text:s/></text:span><text:span text:style-name="T53_5">que</text:span><text:span text:style-name="T53_6"><text:s/></text:span><text:span text:style-name="T53_7">respecta</text:span><text:span text:style-name="T53_8"><text:s/></text:span><text:span text:style-name="T53_9">al</text:span><text:span text:style-name="T53_10"><text:s/></text:span><text:span text:style-name="T53_11">número</text:span><text:span text:style-name="T53_12"><text:s/></text:span><text:span text:style-name="T53_13">de</text:span><text:span text:style-name="T53_14"><text:s/></text:span><text:span text:style-name="T53_15">secuencia</text:span><text:span text:style-name="T53_16"><text:s/></text:span><text:span text:style-name="T53_17">elegido</text:span><text:span text:style-name="T53_18"><text:s/></text:span><text:span text:style-name="T53_19">por</text:span><text:span text:style-name="T53_20"><text:s/></text:span><text:span text:style-name="T53_21">el</text:span><text:span text:style-name="T53_22"><text:s/></text:span><text:span text:style-name="T53_23">cliente</text:span><text:span text:style-name="T53_24"><text:s/></text:span><text:span text:style-name="T53_25">y</text:span><text:span text:style-name="T53_26"><text:s/></text:span><text:span text:style-name="T53_27">el</text:span><text:span text:style-name="T53_28"><text:s/></text:span><text:span text:style-name="T53_29">servidor</text:span><text:span text:style-name="T53_30"><text:s/></text:span><text:span text:style-name="T53_31">en</text:span><text:span text:style-name="T53_32"><text:s/></text:span><text:span text:style-name="T53_33">una</text:span><text:span text:style-name="T53_34"><text:s/></text:span><text:span text:style-name="T53_35">conexión</text:span><text:span text:style-name="T53_36"><text:s/></text:span><text:span text:style-name="T53_37">TCP</text:span><text:span text:style-name="T53_38">:<text:s/></text:span></text:p>
        </text:list-item>
      </text:list>
      <text:p text:style-name="P54"><text:span text:style-name="T54_1">☐<text:s text:c="4"/></text:span><text:span text:style-name="T54_2">Inicialmente</text:span><text:span text:style-name="T54_3"><text:s/></text:span><text:span text:style-name="T54_4">deben</text:span><text:span text:style-name="T54_5"><text:s/></text:span><text:span text:style-name="T54_6">ser</text:span><text:span text:style-name="T54_7"><text:s/></text:span><text:span text:style-name="T54_8">iguales</text:span><text:span text:style-name="T54_9">.</text:span></text:p>
      <text:p text:style-name="P55"><text:span text:style-name="T55_1">☐<text:tab/></text:span><text:span text:style-name="T55_2">El</text:span><text:span text:style-name="T55_3"><text:s/></text:span><text:span text:style-name="T55_4">número</text:span><text:span text:style-name="T55_5"><text:s/></text:span><text:span text:style-name="T55_6">elegido</text:span><text:span text:style-name="T55_7"><text:s/></text:span><text:span text:style-name="T55_8">por</text:span><text:span text:style-name="T55_9"><text:s/></text:span><text:span text:style-name="T55_10">el</text:span><text:span text:style-name="T55_11"><text:s/></text:span><text:span text:style-name="T55_12">servidor</text:span><text:span text:style-name="T55_13"><text:s/></text:span><text:span text:style-name="T55_14">es</text:span><text:span text:style-name="T55_15"><text:s/></text:span><text:span text:style-name="T55_16">igual</text:span><text:span text:style-name="T55_17"><text:s/></text:span><text:span text:style-name="T55_18">al</text:span><text:span text:style-name="T55_19"><text:s/></text:span><text:span text:style-name="T55_20">elegido</text:span><text:span text:style-name="T55_21"><text:s/></text:span><text:span text:style-name="T55_22">por</text:span><text:span text:style-name="T55_23"><text:s/></text:span><text:span text:style-name="T55_24">el</text:span><text:span text:style-name="T55_25"><text:s/></text:span><text:span text:style-name="T55_26">cliente</text:span><text:span text:style-name="T55_27"><text:s/></text:span><text:span text:style-name="T55_28">más</text:span><text:span text:style-name="T55_29"><text:s/></text:span><text:span text:style-name="T55_30">los</text:span><text:span text:style-name="T55_31"><text:s/></text:span><text:span text:style-name="T55_32">datos</text:span><text:span text:style-name="T55_33"><text:s/></text:span><text:span text:style-name="T55_34">enviados</text:span><text:span text:style-name="T55_35"><text:s/></text:span><text:span text:style-name="T55_36">en</text:span><text:span text:style-name="T55_37"><text:s/></text:span><text:span text:style-name="T55_38">el</text:span><text:span text:style-name="T55_39"><text:s/></text:span><text:span text:style-name="T55_40">primer</text:span><text:span text:style-name="T55_41"><text:s/></text:span><text:span text:style-name="T55_42">segmento</text:span></text:p>
      <text:p text:style-name="P56"><text:span text:style-name="T56_1">☐<text:tab/></text:span><text:span text:style-name="T56_2">El</text:span><text:span text:style-name="T56_3"><text:s/></text:span><text:span text:style-name="T56_4">número</text:span><text:span text:style-name="T56_5"><text:s/></text:span><text:span text:style-name="T56_6">elegido</text:span><text:span text:style-name="T56_7"><text:s/></text:span><text:span text:style-name="T56_8">por</text:span><text:span text:style-name="T56_9"><text:s/></text:span><text:span text:style-name="T56_10">el</text:span><text:span text:style-name="T56_11"><text:s/></text:span><text:span text:style-name="T56_12">servidor</text:span><text:span text:style-name="T56_13"><text:s/></text:span><text:span text:style-name="T56_14">no</text:span><text:span text:style-name="T56_15"><text:s/></text:span><text:span text:style-name="T56_16">tiene</text:span><text:span text:style-name="T56_17"><text:s/></text:span><text:span text:style-name="T56_18">ninguna</text:span><text:span text:style-name="T56_19"><text:s/></text:span><text:span text:style-name="T56_20">relación</text:span><text:span text:style-name="T56_21"><text:s/></text:span><text:span text:style-name="T56_22">con</text:span><text:span text:style-name="T56_23"><text:s/></text:span><text:span text:style-name="T56_24">el</text:span><text:span text:style-name="T56_25"><text:s/></text:span><text:span text:style-name="T56_26">elegido</text:span><text:span text:style-name="T56_27"><text:s/></text:span><text:span text:style-name="T56_28">por</text:span><text:span text:style-name="T56_29"><text:s/></text:span><text:span text:style-name="T56_30">el</text:span><text:span text:style-name="T56_31"><text:s/></text:span><text:span text:style-name="T56_32">cliente</text:span></text:p>
      <text:p text:style-name="P57"><text:span text:style-name="T57_1">☐<text:tab/></text:span><text:span text:style-name="T57_2">El</text:span><text:span text:style-name="T57_3"><text:s/></text:span><text:span text:style-name="T57_4">número</text:span><text:span text:style-name="T57_5"><text:s/></text:span><text:span text:style-name="T57_6">elegido</text:span><text:span text:style-name="T57_7"><text:s/></text:span><text:span text:style-name="T57_8">por</text:span><text:span text:style-name="T57_9"><text:s/></text:span><text:span text:style-name="T57_10">el</text:span><text:span text:style-name="T57_11"><text:s/></text:span><text:span text:style-name="T57_12">servidor</text:span><text:span text:style-name="T57_13"><text:s/></text:span><text:span text:style-name="T57_14">es</text:span><text:span text:style-name="T57_15"><text:s/></text:span><text:span text:style-name="T57_16">el</text:span><text:span text:style-name="T57_17"><text:s/></text:span><text:span text:style-name="T57_18">número</text:span><text:span text:style-name="T57_19"><text:s/></text:span><text:span text:style-name="T57_20">siguiente</text:span><text:span text:style-name="T57_21"><text:s/></text:span><text:span text:style-name="T57_22">al</text:span><text:span text:style-name="T57_23"><text:s/></text:span><text:span text:style-name="T57_24">elegido</text:span><text:span text:style-name="T57_25"><text:s/></text:span><text:span text:style-name="T57_26">por</text:span><text:span text:style-name="T57_27"><text:s/></text:span><text:span text:style-name="T57_28">el</text:span><text:span text:style-name="T57_29"><text:s/></text:span><text:span text:style-name="T57_30">cliente</text:span><text:span text:style-name="T57_31"><text:s/></text:span></text:p>
      <text:p text:style-name="P58"/>
      <text:list text:style-name="LS1" xml:id="list16" text:continue-list="list0">
        <text:list-item>
          <text:p text:style-name="P59"><text:span text:style-name="T59_1">Para</text:span><text:span text:style-name="T59_2"><text:s/></text:span><text:span text:style-name="T59_3">realizar</text:span><text:span text:style-name="T59_4"><text:s/></text:span><text:span text:style-name="T59_5">el</text:span><text:span text:style-name="T59_6"><text:s/></text:span><text:span text:style-name="T59_7">control</text:span><text:span text:style-name="T59_8"><text:s/></text:span><text:span text:style-name="T59_9">de</text:span><text:span text:style-name="T59_10"><text:s/></text:span><text:span text:style-name="T59_11">flujo</text:span><text:span text:style-name="T59_12">,<text:s/></text:span><text:span text:style-name="T59_13">en</text:span><text:span text:style-name="T59_14"><text:s/></text:span><text:span text:style-name="T59_15">TCP</text:span><text:span text:style-name="T59_16"><text:s/></text:span><text:span text:style-name="T59_17">se</text:span><text:span text:style-name="T59_18"><text:s/></text:span><text:span text:style-name="T59_19">utiliza</text:span><text:span text:style-name="T59_20"><text:s/></text:span><text:span text:style-name="T59_21">el</text:span><text:span text:style-name="T59_22"><text:s/></text:span><text:span text:style-name="T59_23">campo</text:span><text:span text:style-name="T59_24"><text:s/></text:span><text:span text:style-name="T59_25">de</text:span><text:span text:style-name="T59_26"><text:s/></text:span><text:span text:style-name="T59_27">la</text:span><text:span text:style-name="T59_28"><text:s/></text:span><text:span text:style-name="T59_29">cabecera</text:span><text:span text:style-name="T59_30">:<text:s/></text:span></text:p>
        </text:list-item>
      </text:list>
      <text:p text:style-name="P60"><text:span text:style-name="T60_1">☐<text:s text:c="2"/></text:span><text:span text:style-name="T60_2">Ventana</text:span><text:span text:style-name="T60_3"><text:s/></text:span><text:span text:style-name="T60_4">de</text:span><text:span text:style-name="T60_5"><text:s/></text:span><text:span text:style-name="T60_6">recep</text:span><text:span text:style-name="T60_7">ción</text:span></text:p>
      <text:p text:style-name="P61"><text:span text:style-name="T61_1">☐<text:s text:c="2"/></text:span><text:span text:style-name="T61_2">El</text:span><text:span text:style-name="T61_3"><text:s/></text:span><text:span text:style-name="T61_4">MSS</text:span></text:p>
      <text:p text:style-name="P62"><text:span text:style-name="T62_1">☐<text:s text:c="2"/></text:span><text:span text:style-name="T62_2">El</text:span><text:span text:style-name="T62_3"><text:s/></text:span><text:span text:style-name="T62_4">flag</text:span><text:span text:style-name="T62_5"><text:s/></text:span><text:span text:style-name="T62_6">PSH</text:span></text:p>
      <text:p text:style-name="P63"><text:span text:style-name="T63_1">☐<text:s text:c="2"/></text:span><text:span text:style-name="T63_2">Ventana</text:span><text:span text:style-name="T63_3"><text:s/></text:span><text:span text:style-name="T63_4">de</text:span><text:span text:style-name="T63_5"><text:s/></text:span><text:span text:style-name="T63_6">congestión</text:span></text:p>
      <text:p text:style-name="P64"/>
      <text:list text:style-name="LS1" xml:id="list17" text:continue-list="list0">
        <text:list-item>
          <text:p text:style-name="P65"><text:span text:style-name="T65_1">Cuando</text:span><text:span text:style-name="T65_2"><text:s/></text:span><text:span text:style-name="T65_3">se</text:span><text:span text:style-name="T65_4"><text:s/></text:span><text:span text:style-name="T65_5">utiliza</text:span><text:span text:style-name="T65_6"><text:s/></text:span><text:span text:style-name="T65_7">TCP</text:span><text:span text:style-name="T65_8">,<text:s/></text:span><text:span text:style-name="T65_9">en</text:span><text:span text:style-name="T65_10"><text:s/></text:span><text:span text:style-name="T65_11">el</text:span><text:span text:style-name="T65_12"><text:s/></text:span><text:span text:style-name="T65_13">caso</text:span><text:span text:style-name="T65_14"><text:s/></text:span><text:span text:style-name="T65_15">en</text:span><text:span text:style-name="T65_16"><text:s/></text:span><text:span text:style-name="T65_17">que</text:span><text:span text:style-name="T65_18"><text:s/></text:span><text:span text:style-name="T65_19">se</text:span><text:span text:style-name="T65_20"><text:s/></text:span><text:span text:style-name="T65_21">reciba</text:span><text:span text:style-name="T65_22"><text:s/></text:span><text:span text:style-name="T65_23">un</text:span><text:span text:style-name="T65_24"><text:s/></text:span><text:span text:style-name="T65_25">segmento</text:span><text:span text:style-name="T65_26"><text:s/></text:span><text:span text:style-name="T65_27">duplicado</text:span><text:span text:style-name="T65_28">,<text:s/></text:span><text:span text:style-name="T65_29">la</text:span><text:span text:style-name="T65_30"><text:s/></text:span><text:span text:style-name="T65_31">capa</text:span><text:span text:style-name="T65_32"><text:s/></text:span><text:span text:style-name="T65_33">de</text:span><text:span text:style-name="T65_34"><text:s/></text:span><text:span text:style-name="T65_35">transporte</text:span><text:span text:style-name="T65_36"><text:s/></text:span><text:span text:style-name="T65_37">debe</text:span><text:span text:style-name="T65_38">:<text:s/></text:span></text:p>
        </text:list-item>
      </text:list>
      <text:p text:style-name="P66"><text:span text:style-name="T66_1">☐<text:s text:c="2"/></text:span><text:span text:style-name="T66_2">descartarlo</text:span><text:span text:style-name="T66_3"><text:s/></text:span><text:span text:style-name="T66_4">y</text:span><text:span text:style-name="T66_5"><text:s/></text:span><text:span text:style-name="T66_6">no</text:span><text:span text:style-name="T66_7"><text:s/></text:span><text:span text:style-name="T66_8">hacer</text:span><text:span text:style-name="T66_9"><text:s/></text:span><text:span text:style-name="T66_10">nada</text:span><text:span text:style-name="T66_11"><text:s/></text:span><text:span text:style-name="T66_12">más</text:span><text:span text:style-name="T66_13"><text:s/></text:span></text:p>
      <text:p text:style-name="P67"><text:span text:style-name="T67_1">☐<text:s text:c="2"/></text:span><text:span text:style-name="T67_2">descartarlo</text:span><text:span text:style-name="T67_3"><text:s/></text:span><text:span text:style-name="T67_4">y</text:span><text:span text:style-name="T67_5"><text:s/></text:span><text:span text:style-name="T67_6">enviar</text:span><text:span text:style-name="T67_7"><text:s/></text:span><text:span text:style-name="T67_8">el</text:span><text:span text:style-name="T67_9"><text:s/></text:span><text:span text:style-name="T67_10">ACK</text:span><text:span text:style-name="T67_11"><text:s/></text:span><text:span text:style-name="T67_12">que</text:span><text:span text:style-name="T67_13"><text:s/></text:span><text:span text:style-name="T67_14">correspond</text:span><text:span text:style-name="T67_15">a</text:span><text:span text:style-name="T67_16"><text:s/></text:span><text:span text:style-name="T67_17">al</text:span><text:span text:style-name="T67_18"><text:s/></text:span><text:span text:style-name="T67_19">emisor</text:span><text:span text:style-name="T67_20"><text:s/></text:span></text:p>
      <text:p text:style-name="P68"><text:span text:style-name="T68_1">☐<text:s text:c="2"/></text:span><text:span text:style-name="T68_2">entregarlo</text:span><text:span text:style-name="T68_3"><text:s/></text:span><text:span text:style-name="T68_4">a</text:span><text:span text:style-name="T68_5"><text:s/></text:span><text:span text:style-name="T68_6">la</text:span><text:span text:style-name="T68_7"><text:s/></text:span><text:span text:style-name="T68_8">aplicación</text:span><text:span text:style-name="T68_9"><text:s/></text:span><text:span text:style-name="T68_10">y</text:span><text:span text:style-name="T68_11"><text:s/></text:span><text:span text:style-name="T68_12">enviar</text:span><text:span text:style-name="T68_13"><text:s/></text:span><text:span text:style-name="T68_14">el</text:span><text:span text:style-name="T68_15"><text:s/></text:span><text:span text:style-name="T68_16">ACK</text:span><text:span text:style-name="T68_17"><text:s/></text:span><text:span text:style-name="T68_18">que</text:span><text:span text:style-name="T68_19"><text:s/></text:span><text:span text:style-name="T68_20">corresponda</text:span><text:span text:style-name="T68_21"><text:s/></text:span><text:span text:style-name="T68_22">al</text:span><text:span text:style-name="T68_23"><text:s/></text:span><text:span text:style-name="T68_24">emisor</text:span><text:span text:style-name="T68_25"><text:s/></text:span></text:p>
      <text:p text:style-name="P69"><text:span text:style-name="T69_1">☐<text:s text:c="2"/></text:span><text:span text:style-name="T69_2">entregarlo</text:span><text:span text:style-name="T69_3"><text:s/></text:span><text:span text:style-name="T69_4">a</text:span><text:span text:style-name="T69_5"><text:s/></text:span><text:span text:style-name="T69_6">la</text:span><text:span text:style-name="T69_7"><text:s/></text:span><text:span text:style-name="T69_8">aplicación</text:span><text:span text:style-name="T69_9"><text:s/></text:span><text:span text:style-name="T69_10">y</text:span><text:span text:style-name="T69_11"><text:s/></text:span><text:span text:style-name="T69_12">no</text:span><text:span text:style-name="T69_13"><text:s/></text:span><text:span text:style-name="T69_14">hacer</text:span><text:span text:style-name="T69_15"><text:s/></text:span><text:span text:style-name="T69_16">nada</text:span><text:span text:style-name="T69_17"><text:s/></text:span><text:span text:style-name="T69_18">más</text:span></text:p>
      <text:p text:style-name="P70"/>
      <text:p text:style-name="P71"/>
      <text:list text:style-name="LS1" xml:id="list18" text:continue-list="list0">
        <text:list-item>
          <text:p text:style-name="P72"><text:span text:style-name="T72_1">La</text:span><text:span text:style-name="T72_2"><text:s/></text:span><text:span text:style-name="T72_3">siguiente</text:span><text:span text:style-name="T72_4"><text:s/></text:span><text:span text:style-name="T72_5">secuencia</text:span><text:span text:style-name="T72_6"><text:s/></text:span><text:span text:style-name="T72_7">de</text:span><text:span text:style-name="T72_8"><text:s/></text:span><text:span text:style-name="T72_9">segmentos</text:span><text:span text:style-name="T72_10"><text:s/>(</text:span><text:span text:style-name="T72_11">ordenada</text:span><text:span text:style-name="T72_12"><text:s/></text:span><text:span text:style-name="T72_13">en</text:span><text:span text:style-name="T72_14"><text:s/></text:span><text:span text:style-name="T72_15">el</text:span><text:span text:style-name="T72_16"><text:s/></text:span><text:span text:style-name="T72_17">tiempo</text:span><text:span text:style-name="T72_18">)<text:s/></text:span><text:span text:style-name="T72_19">pertenece</text:span><text:span text:style-name="T72_20"><text:s/></text:span><text:span text:style-name="T72_21">a</text:span><text:span text:style-name="T72_22"><text:s/></text:span><text:span text:style-name="T72_23">un</text:span><text:span text:style-name="T72_24"><text:s/></text:span><text:span text:style-name="T72_25">tramo</text:span><text:span text:style-name="T72_26"><text:s/></text:span><text:span text:style-name="T72_27">de</text:span><text:span text:style-name="T72_28"><text:s/></text:span><text:span text:style-name="T72_29">una</text:span><text:span text:style-name="T72_30"><text:s/></text:span><text:span text:style-name="T72_31">comunicación</text:span><text:span text:style-name="T72_32"><text:s/></text:span><text:span text:style-name="T72_33">que</text:span><text:span text:style-name="T72_34"><text:s/></text:span><text:span text:style-name="T72_35">usa</text:span><text:span text:style-name="T72_36"><text:s/></text:span><text:span text:style-name="T72_37">el</text:span><text:span text:style-name="T72_38"><text:s/></text:span><text:span text:style-name="T72_39">protocolo</text:span><text:span text:style-name="T72_40"><text:s/></text:span><text:span text:style-name="T72_41">TCP</text:span><text:span text:style-name="T72_42">.<text:s/></text:span></text:p>
        </text:list-item>
      </text:list>
      <text:p text:style-name="P73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74"><text:span text:style-name="T74_1">IP</text:span><text:span text:style-name="T74_2"><text:s/></text:span><text:span text:style-name="T74_3">Origen</text:span></text:p>
          </table:table-cell>
          <table:table-cell table:style-name="Cell2">
            <text:p text:style-name="P75"><text:span text:style-name="T75_1">IP</text:span><text:span text:style-name="T75_2"><text:s/></text:span><text:span text:style-name="T75_3">Destino</text:span></text:p>
          </table:table-cell>
          <table:table-cell table:style-name="Cell3">
            <text:p text:style-name="P76"><text:span text:style-name="T76_1">Carga</text:span><text:span text:style-name="T76_2"><text:s/></text:span><text:span text:style-name="T76_3">útil</text:span><text:span text:style-name="T76_4"><text:s/>(</text:span><text:span text:style-name="T76_5">bytes</text:span><text:span text:style-name="T76_6">)</text:span></text:p>
          </table:table-cell>
        </table:table-row>
        <table:table-row table:style-name="Row2">
          <table:table-cell table:style-name="Cell4">
            <text:p text:style-name="P77"><text:span text:style-name="T77_1">A</text:span></text:p>
          </table:table-cell>
          <table:table-cell table:style-name="Cell5">
            <text:p text:style-name="P78"><text:span text:style-name="T78_1">B</text:span></text:p>
          </table:table-cell>
          <table:table-cell table:style-name="Cell6">
            <text:p text:style-name="P79"><text:span text:style-name="T79_1">10</text:span></text:p>
          </table:table-cell>
        </table:table-row>
        <table:table-row table:style-name="Row3">
          <table:table-cell table:style-name="Cell7">
            <text:p text:style-name="P80"><text:span text:style-name="T80_1">B</text:span></text:p>
          </table:table-cell>
          <table:table-cell table:style-name="Cell8">
            <text:p text:style-name="P81"><text:span text:style-name="T81_1">A</text:span></text:p>
          </table:table-cell>
          <table:table-cell table:style-name="Cell9">
            <text:p text:style-name="P82"><text:span text:style-name="T82_1">30</text:span></text:p>
          </table:table-cell>
        </table:table-row>
        <table:table-row table:style-name="Row4">
          <table:table-cell table:style-name="Cell10">
            <text:p text:style-name="P83"><text:span text:style-name="T83_1">A</text:span></text:p>
          </table:table-cell>
          <table:table-cell table:style-name="Cell11">
            <text:p text:style-name="P84"><text:span text:style-name="T84_1">B</text:span></text:p>
          </table:table-cell>
          <table:table-cell table:style-name="Cell12">
            <text:p text:style-name="P85"><text:span text:style-name="T85_1">10</text:span></text:p>
          </table:table-cell>
        </table:table-row>
        <table:table-row table:style-name="Row5">
          <table:table-cell table:style-name="Cell13">
            <text:p text:style-name="P86"><text:span text:style-name="T86_1">A</text:span></text:p>
          </table:table-cell>
          <table:table-cell table:style-name="Cell14">
            <text:p text:style-name="P87"><text:span text:style-name="T87_1">B</text:span></text:p>
          </table:table-cell>
          <table:table-cell table:style-name="Cell15">
            <text:p text:style-name="P88"><text:span text:style-name="T88_1">20</text:span></text:p>
          </table:table-cell>
        </table:table-row>
        <table:table-row table:style-name="Row6">
          <table:table-cell table:style-name="Cell16">
            <text:p text:style-name="P89"><text:span text:style-name="T89_1">B</text:span></text:p>
          </table:table-cell>
          <table:table-cell table:style-name="Cell17">
            <text:p text:style-name="P90"><text:span text:style-name="T90_1">A</text:span></text:p>
          </table:table-cell>
          <table:table-cell table:style-name="Cell18">
            <text:p text:style-name="P91"><text:span text:style-name="T91_1">40</text:span></text:p>
          </table:table-cell>
        </table:table-row>
      </table:table>
      <text:p text:style-name="P92"/>
      <text:p text:style-name="P93"><text:span text:style-name="T93_1">El</text:span><text:span text:style-name="T93_2"><text:s/></text:span><text:span text:style-name="T93_3">primer</text:span><text:span text:style-name="T93_4"><text:s/></text:span><text:span text:style-name="T93_5">segmento</text:span><text:span text:style-name="T93_6"><text:s/></text:span><text:span text:style-name="T93_7">enviado</text:span><text:span text:style-name="T93_8"><text:s/></text:span><text:span text:style-name="T93_9">desde</text:span><text:span text:style-name="T93_10"><text:s/></text:span><text:span text:style-name="T93_11">A</text:span><text:span text:style-name="T93_12"><text:s/></text:span><text:span text:style-name="T93_13">hacia</text:span><text:span text:style-name="T93_14"><text:s/></text:span><text:span text:style-name="T93_15">B</text:span><text:span text:style-name="T93_16"><text:s/></text:span><text:span text:style-name="T93_17">tiene</text:span><text:span text:style-name="T93_18"><text:s/></text:span><text:span text:style-name="T93_19">un</text:span><text:span text:style-name="T93_20"><text:s/></text:span><text:span text:style-name="T93_21">número</text:span><text:span text:style-name="T93_22"><text:s/></text:span><text:span text:style-name="T93_23">de</text:span><text:span text:style-name="T93_24"><text:s/></text:span><text:span text:style-name="T93_25">secuencia</text:span><text:span text:style-name="T93_26"><text:s/></text:span><text:span text:style-name="T93_27">igual</text:span><text:span text:style-name="T93_28"><text:s/></text:span><text:span text:style-name="T93_29">a</text:span><text:span text:style-name="T93_30"><text:s/>120<text:s/></text:span><text:span text:style-name="T93_31">y</text:span><text:span text:style-name="T93_32"><text:s/></text:span><text:span text:style-name="T93_33">el</text:span><text:span text:style-name="T93_34"><text:s/></text:span><text:span text:style-name="T93_35">número</text:span><text:span text:style-name="T93_36"><text:s/></text:span><text:span text:style-name="T93_37">de</text:span><text:span text:style-name="T93_38"><text:s/></text:span><text:span text:style-name="T93_39">reconocimiento</text:span><text:span text:style-name="T93_40"><text:s/></text:span><text:span text:style-name="T93_41">igual</text:span><text:span text:style-name="T93_42"><text:s/></text:span><text:span text:style-name="T93_43">a</text:span><text:span text:style-name="T93_44"><text:s/>520.<text:s/></text:span><text:span text:style-name="T93_45">Asumiendo</text:span><text:span text:style-name="T93_46"><text:s/></text:span><text:span text:style-name="T93_47">que</text:span><text:span text:style-name="T93_48"><text:s/></text:span><text:span text:style-name="T93_49">no</text:span><text:span text:style-name="T93_50"><text:s/></text:span><text:span text:style-name="T93_51">hay</text:span><text:span text:style-name="T93_52"><text:s/></text:span><text:span text:style-name="T93_53">segmentos</text:span><text:span text:style-name="T93_54"><text:s/></text:span><text:span text:style-name="T93_55">previos</text:span><text:span text:style-name="T93_56"><text:s/></text:span><text:span text:style-name="T93_57">pendientes</text:span><text:span text:style-name="T93_58"><text:s/></text:span><text:span text:style-name="T93_59">de</text:span><text:span text:style-name="T93_60"><text:s/></text:span><text:span text:style-name="T93_61">reconocimiento</text:span><text:span text:style-name="T93_62">:</text:span></text:p>
      <text:list text:style-name="LS2" xml:id="list19">
        <text:list-item>
          <text:p text:style-name="P94"><text:span text:style-name="T94_1">Si</text:span><text:span text:style-name="T94_2"><text:s/></text:span><text:span text:style-name="T94_3">A</text:span><text:span text:style-name="T94_4"><text:s/></text:span><text:span text:style-name="T94_5">ya</text:span><text:span text:style-name="T94_6"><text:s/></text:span><text:span text:style-name="T94_7">recibió</text:span><text:span text:style-name="T94_8"><text:s/></text:span><text:span text:style-name="T94_9">el</text:span><text:span text:style-name="T94_10"><text:s/></text:span><text:span text:style-name="T94_11">primer</text:span><text:span text:style-name="T94_12"><text:s/></text:span><text:span text:style-name="T94_13">segmento</text:span><text:span text:style-name="T94_14"><text:s/></text:span><text:span text:style-name="T94_15">enviado</text:span><text:span text:style-name="T94_16"><text:s/></text:span><text:span text:style-name="T94_17">desde</text:span><text:span text:style-name="T94_18"><text:s/></text:span><text:span text:style-name="T94_19">B</text:span><text:span text:style-name="T94_20">,<text:s/></text:span><text:span text:style-name="T94_21">en</text:span><text:span text:style-name="T94_22"><text:s/></text:span><text:span text:style-name="T94_23">el</text:span><text:span text:style-name="T94_24"><text:s/></text:span><text:span text:style-name="T94_25">segundo</text:span><text:span text:style-name="T94_26"><text:s/></text:span><text:span text:style-name="T94_27">segmento</text:span><text:span text:style-name="T94_28"><text:s/></text:span><text:span text:style-name="T94_29">que</text:span><text:span text:style-name="T94_30"><text:s/></text:span><text:span text:style-name="T94_31">envíe</text:span><text:span text:style-name="T94_32"><text:s/></text:span><text:span text:style-name="T94_33">a</text:span><text:span text:style-name="T94_34"><text:s/></text:span><text:span text:style-name="T94_35">B</text:span><text:span text:style-name="T94_36">,<text:s/></text:span><text:span text:style-name="T94_37">el</text:span><text:span text:style-name="T94_38"><text:s/></text:span><text:span text:style-name="T94_39">número</text:span><text:span text:style-name="T94_40"><text:s/></text:span><text:span text:style-name="T94_41">de</text:span><text:span text:style-name="T94_42"><text:s/></text:span><text:span text:style-name="T94_43">secuencia</text:span><text:span text:style-name="T94_44"><text:s/></text:span><text:span text:style-name="T94_45">y</text:span><text:span text:style-name="T94_46"><text:s/></text:span><text:span text:style-name="T94_47">de</text:span><text:span text:style-name="T94_48"><text:s/></text:span><text:span text:style-name="T94_49">reconocimiento</text:span><text:span text:style-name="T94_50"><text:s/></text:span><text:span text:style-name="T94_51">es</text:span><text:span text:style-name="T94_52">,<text:s/></text:span><text:span text:style-name="T94_53">respectivamente</text:span><text:span text:style-name="T94_54">:</text:span></text:p>
        </text:list-item>
      </text:list>
      <text:p text:style-name="P95"><text:span text:style-name="T95_1"><text:tab/><text:tab/>☐<text:s/>121,<text:s/>520<text:s/><text:tab/>☐<text:s/></text:span><text:span text:style-name="T95_2">130,<text:s/>550</text:span><text:span text:style-name="T95_3"><text:s/><text:tab/>☐<text:s/>121,<text:s/>550<text:tab/>☐<text:s/>520,<text:s/>130</text:span></text:p>
      <text:list text:style-name="LS2" xml:id="list20" text:continue-list="list19">
        <text:list-item>
          <text:p text:style-name="P96"><text:span text:style-name="T96_1">Si</text:span><text:span text:style-name="T96_2"><text:s/></text:span><text:span text:style-name="T96_3">de</text:span><text:span text:style-name="T96_4"><text:s/></text:span><text:span text:style-name="T96_5">los</text:span><text:span text:style-name="T96_6"><text:s/></text:span><text:span text:style-name="T96_7">segmentos</text:span><text:span text:style-name="T96_8"><text:s/></text:span><text:span text:style-name="T96_9">enviados</text:span><text:span text:style-name="T96_10"><text:s/></text:span><text:span text:style-name="T96_11">desde</text:span><text:span text:style-name="T96_12"><text:s/></text:span><text:span text:style-name="T96_13">A</text:span><text:span text:style-name="T96_14"><text:s/></text:span><text:span text:style-name="T96_15">a</text:span><text:span text:style-name="T96_16"><text:s/></text:span><text:span text:style-name="T96_17">B</text:span><text:span text:style-name="T96_18">,<text:s/></text:span><text:span text:style-name="T96_19">el</text:span><text:span text:style-name="T96_20"><text:s/></text:span><text:span text:style-name="T96_21">tercero</text:span><text:span text:style-name="T96_22"><text:s/></text:span><text:span text:style-name="T96_23">arriba</text:span><text:span text:style-name="T96_24"><text:s/></text:span><text:span text:style-name="T96_25">antes</text:span><text:span text:style-name="T96_26"><text:s/></text:span><text:span text:style-name="T96_27">que</text:span><text:span text:style-name="T96_28"><text:s/></text:span><text:span text:style-name="T96_29">el</text:span><text:span text:style-name="T96_30"><text:s/></text:span><text:span text:style-name="T96_31">segundo</text:span><text:span text:style-name="T96_32">,<text:s/></text:span><text:span text:style-name="T96_33">y</text:span><text:span text:style-name="T96_34"><text:s/></text:span><text:span text:style-name="T96_35">B</text:span><text:span text:style-name="T96_36"><text:s/></text:span><text:span text:style-name="T96_37">envía</text:span><text:span text:style-name="T96_38"><text:s/></text:span><text:span text:style-name="T96_39">su</text:span><text:span text:style-name="T96_40"><text:s/></text:span><text:span text:style-name="T96_41">segundo</text:span><text:span text:style-name="T96_42"><text:s/></text:span><text:span text:style-name="T96_43">segmento</text:span><text:span text:style-name="T96_44"><text:s/></text:span><text:span text:style-name="T96_45">inmediatamente</text:span><text:span text:style-name="T96_46"><text:s/></text:span><text:span text:style-name="T96_47">después</text:span><text:span text:style-name="T96_48"><text:s/></text:span><text:span text:style-name="T96_49">de</text:span><text:span text:style-name="T96_50"><text:s/></text:span><text:span text:style-name="T96_51">recibir</text:span><text:span text:style-name="T96_52"><text:s/></text:span><text:span text:style-name="T96_53">el</text:span><text:span text:style-name="T96_54"><text:s/></text:span><text:span text:style-name="T96_55">tercer</text:span><text:span text:style-name="T96_56"><text:s/></text:span><text:span text:style-name="T96_57">segmento</text:span><text:span text:style-name="T96_58">,<text:s/></text:span><text:span text:style-name="T96_59">el</text:span><text:span text:style-name="T96_60"><text:s/></text:span><text:span text:style-name="T96_61">número</text:span><text:span text:style-name="T96_62"><text:s/></text:span><text:span text:style-name="T96_63">de</text:span><text:span text:style-name="T96_64"><text:s/></text:span><text:span text:style-name="T96_65">secuencia</text:span><text:span text:style-name="T96_66"><text:s/></text:span><text:span text:style-name="T96_67">y</text:span><text:span text:style-name="T96_68"><text:s/></text:span><text:span text:style-name="T96_69">de</text:span><text:span text:style-name="T96_70"><text:s/></text:span><text:span text:style-name="T96_71">reconocimiento</text:span><text:span text:style-name="T96_72"><text:s/></text:span><text:span text:style-name="T96_73">en</text:span><text:span text:style-name="T96_74"><text:s/></text:span><text:span text:style-name="T96_75">este</text:span><text:span text:style-name="T96_76"><text:s/></text:span><text:span text:style-name="T96_77">segmento</text:span><text:span text:style-name="T96_78"><text:s/></text:span><text:span text:style-name="T96_79">es</text:span><text:span text:style-name="T96_80">,<text:s/></text:span><text:span text:style-name="T96_81">respectivamente</text:span><text:span text:style-name="T96_82">:</text:span></text:p>
        </text:list-item>
      </text:list>
      <text:p text:style-name="P97"><text:span text:style-name="T97_1"><text:tab/>☐<text:s/>140,<text:s/>550<text:s text:c="2"/><text:tab/>☐<text:s/>550,<text:s/>160<text:s/><text:tab/>☐<text:s/></text:span><text:span text:style-name="T97_2">550,<text:s/>130</text:span><text:span text:style-name="T97_3"><text:tab/>☐<text:s/>550,<text:s/>140</text:span></text:p>
      <text:p text:style-name="P98"/>
      <text:list text:style-name="LS1" xml:id="list21" text:continue-list="list0">
        <text:list-item>
          <text:p text:style-name="P99"><text:span text:style-name="T99_1">Un</text:span><text:span text:style-name="T99_2"><text:s/></text:span><text:span text:style-name="T99_3">emisor</text:span><text:span text:style-name="T99_4"><text:s/></text:span><text:span text:style-name="T99_5">que</text:span><text:span text:style-name="T99_6"><text:s/></text:span><text:span text:style-name="T99_7">utiliza</text:span><text:span text:style-name="T99_8"><text:s/></text:span><text:span text:style-name="T99_9">un</text:span><text:span text:style-name="T99_10"><text:s/></text:span><text:span text:style-name="T99_11">protocolo</text:span><text:span text:style-name="T99_12"><text:s/></text:span><text:span text:style-name="T99_13">de</text:span><text:span text:style-name="T99_14"><text:s/></text:span><text:span text:style-name="T99_15">ventana</text:span><text:span text:style-name="T99_16"><text:s/></text:span><text:span text:style-name="T99_17">deslizante</text:span><text:span text:style-name="T99_18">,<text:s/></text:span><text:span text:style-name="T99_19">con</text:span><text:span text:style-name="T99_20"><text:s/></text:span><text:span text:style-name="T99_21">ventana</text:span><text:span text:style-name="T99_22"><text:s/></text:span><text:span text:style-name="T99_23">de</text:span><text:span text:style-name="T99_24"><text:s/></text:span><text:span text:style-name="T99_25">tamaño</text:span><text:span text:style-name="T99_26"><text:s/>10,<text:s/></text:span><text:span text:style-name="T99_27">transmite</text:span><text:span text:style-name="T99_28"><text:s/></text:span><text:span text:style-name="T99_29">paquetes</text:span><text:span text:style-name="T99_30"><text:s/></text:span><text:span text:style-name="T99_31">de</text:span><text:span text:style-name="T99_32"><text:s/>256<text:s/></text:span><text:span text:style-name="T99_33">bytes</text:span><text:span text:style-name="T99_34">.<text:s/></text:span><text:span text:style-name="T99_35">Suponga</text:span><text:span text:style-name="T99_36"><text:s/></text:span><text:span text:style-name="T99_37">que</text:span><text:span text:style-name="T99_38"><text:s/></text:span><text:span text:style-name="T99_39">el</text:span><text:span text:style-name="T99_40"><text:s/></text:span><text:span text:style-name="T99_41">emisor</text:span><text:span text:style-name="T99_42"><text:s/></text:span><text:span text:style-name="T99_43">envía</text:span><text:span text:style-name="T99_44"><text:s/></text:span><text:span text:style-name="T99_45">la</text:span><text:span text:style-name="T99_46"><text:s/></text:span><text:span text:style-name="T99_47">cantidad</text:span><text:span text:style-name="T99_48"><text:s/></text:span><text:span text:style-name="T99_49">máxima</text:span><text:span text:style-name="T99_50"><text:s/></text:span><text:span text:style-name="T99_51">de</text:span><text:span text:style-name="T99_52"><text:s/></text:span><text:span text:style-name="T99_53">paquetes</text:span><text:span text:style-name="T99_54"><text:s/></text:span><text:span text:style-name="T99_55">y</text:span><text:span text:style-name="T99_56"><text:s/></text:span><text:span text:style-name="T99_57">que</text:span><text:span text:style-name="T99_58"><text:s/></text:span><text:span text:style-name="T99_59">los</text:span><text:span text:style-name="T99_60"><text:s/></text:span><text:span text:style-name="T99_61">paquetes</text:span><text:span text:style-name="T99_62"><text:s/></text:span><text:span text:style-name="T99_63">llegan</text:span><text:span text:style-name="T99_64"><text:s/></text:span><text:span text:style-name="T99_65">en</text:span><text:span text:style-name="T99_66"><text:s/></text:span><text:span text:style-name="T99_67">orden</text:span><text:span text:style-name="T99_68">.<text:s/></text:span><text:span text:style-name="T99_69">El</text:span><text:span text:style-name="T99_70"><text:s/></text:span><text:span text:style-name="T99_71">receptor</text:span><text:span text:style-name="T99_72"><text:s/></text:span><text:span text:style-name="T99_73">envía</text:span><text:span text:style-name="T99_74"><text:s/></text:span><text:span text:style-name="T99_75">el</text:span><text:span text:style-name="T99_76"><text:s/></text:span><text:span text:style-name="T99_77">ACK</text:span><text:span text:style-name="T99_78"><text:s/></text:span><text:span text:style-name="T99_79">de</text:span><text:span text:style-name="T99_80"><text:s/></text:span><text:span text:style-name="T99_81">cada</text:span><text:span text:style-name="T99_82"><text:s/></text:span><text:span text:style-name="T99_83">uno</text:span><text:span text:style-name="T99_84"><text:s/></text:span><text:span text:style-name="T99_85">de</text:span><text:span text:style-name="T99_86"><text:s/></text:span><text:span text:style-name="T99_87">los</text:span><text:span text:style-name="T99_88"><text:s/></text:span><text:span text:style-name="T99_89">paquetes</text:span><text:span text:style-name="T99_90"><text:s/></text:span><text:span text:style-name="T99_91">los</text:span><text:span text:style-name="T99_92"><text:s/></text:span><text:span text:style-name="T99_93">cuales</text:span><text:span text:style-name="T99_94"><text:s/></text:span><text:span text:style-name="T99_95">llegan</text:span><text:span text:style-name="T99_96"><text:s/></text:span><text:span text:style-name="T99_97">al</text:span><text:span text:style-name="T99_98"><text:s/></text:span><text:span text:style-name="T99_99">emisor</text:span><text:span text:style-name="T99_100"><text:s/></text:span><text:span text:style-name="T99_101">con</text:span><text:span text:style-name="T99_102"><text:s/></text:span><text:span text:style-name="T99_103">excepción</text:span><text:span text:style-name="T99_104"><text:s/></text:span><text:span text:style-name="T99_105">del</text:span><text:span text:style-name="T99_106"><text:s/></text:span><text:span text:style-name="T99_107">ACK</text:span><text:span text:style-name="T99_108"><text:s/></text:span><text:span text:style-name="T99_109">del</text:span><text:span text:style-name="T99_110"><text:s/></text:span><text:span text:style-name="T99_111">primer</text:span><text:span text:style-name="T99_112"><text:s/></text:span><text:span text:style-name="T99_113">paquete</text:span><text:span text:style-name="T99_114">.<text:s/></text:span><text:span text:style-name="T99_115">En</text:span><text:span text:style-name="T99_116"><text:s/></text:span><text:span text:style-name="T99_117">esa</text:span><text:span text:style-name="T99_118"><text:s/></text:span><text:span text:style-name="T99_119">situación</text:span><text:span text:style-name="T99_120">,<text:s/></text:span><text:span text:style-name="T99_121">si</text:span><text:span text:style-name="T99_122"><text:s/></text:span><text:span text:style-name="T99_123">se</text:span><text:span text:style-name="T99_124"><text:s/></text:span><text:span text:style-name="T99_125">utiliza</text:span><text:span text:style-name="T99_126"><text:s/></text:span><text:span text:style-name="T99_127">Repetición</text:span><text:span text:style-name="T99_128"><text:s/></text:span><text:span text:style-name="T99_129">Selectiva</text:span><text:span text:style-name="T99_130">:</text:span></text:p>
        </text:list-item>
      </text:list>
      <text:p text:style-name="P100"><text:span text:style-name="T100_1">☐<text:s/></text:span><text:span text:style-name="T100_2">El</text:span><text:span text:style-name="T100_3"><text:s/></text:span><text:span text:style-name="T100_4">emisor</text:span><text:span text:style-name="T100_5"><text:s/></text:span><text:span text:style-name="T100_6">vuelve</text:span><text:span text:style-name="T100_7"><text:s/></text:span><text:span text:style-name="T100_8">a</text:span><text:span text:style-name="T100_9"><text:s/></text:span><text:span text:style-name="T100_10">enviar</text:span><text:span text:style-name="T100_11"><text:s/></text:span><text:span text:style-name="T100_12">s</text:span><text:span text:style-name="T100_13">ó</text:span><text:span text:style-name="T100_14">lo</text:span><text:span text:style-name="T100_15"><text:s/></text:span><text:span text:style-name="T100_16">el</text:span><text:span text:style-name="T100_17"><text:s/></text:span><text:span text:style-name="T100_18">primer</text:span><text:span text:style-name="T100_19"><text:s/></text:span><text:span text:style-name="T100_20">paquete</text:span><text:span text:style-name="T100_21"><text:s text:c="2"/></text:span></text:p>
      <text:p text:style-name="P101"><text:span text:style-name="T101_1">☐<text:s/></text:span><text:span text:style-name="T101_2">El</text:span><text:span text:style-name="T101_3"><text:s/></text:span><text:span text:style-name="T101_4">emisor</text:span><text:span text:style-name="T101_5"><text:s/></text:span><text:span text:style-name="T101_6">vuelve</text:span><text:span text:style-name="T101_7"><text:s/></text:span><text:span text:style-name="T101_8">a</text:span><text:span text:style-name="T101_9"><text:s/></text:span><text:span text:style-name="T101_10">enviar</text:span><text:span text:style-name="T101_11"><text:s/></text:span><text:span text:style-name="T101_12">la</text:span><text:span text:style-name="T101_13"><text:s/></text:span><text:span text:style-name="T101_14">totalidad</text:span><text:span text:style-name="T101_15"><text:s/></text:span><text:span text:style-name="T101_16">de</text:span><text:span text:style-name="T101_17"><text:s/></text:span><text:span text:style-name="T101_18">los</text:span><text:span text:style-name="T101_19"><text:s/></text:span><text:span text:style-name="T101_20">paquetes</text:span></text:p>
      <text:p text:style-name="P102"><text:span text:style-name="T102_1">☐<text:s/></text:span><text:span text:style-name="T102_2">El</text:span><text:span text:style-name="T102_3"><text:s/></text:span><text:span text:style-name="T102_4">emisor</text:span><text:span text:style-name="T102_5"><text:s/></text:span><text:span text:style-name="T102_6">no</text:span><text:span text:style-name="T102_7"><text:s/></text:span><text:span text:style-name="T102_8">repite</text:span><text:span text:style-name="T102_9"><text:s/></text:span><text:span text:style-name="T102_10">la</text:span><text:span text:style-name="T102_11"><text:s/></text:span><text:span text:style-name="T102_12">transmisión</text:span><text:span text:style-name="T102_13"><text:s/></text:span><text:span text:style-name="T102_14">de</text:span><text:span text:style-name="T102_15"><text:s/></text:span><text:span text:style-name="T102_16">ninguno</text:span><text:span text:style-name="T102_17"><text:s/></text:span><text:span text:style-name="T102_18">de</text:span><text:span text:style-name="T102_19"><text:s/></text:span><text:span text:style-name="T102_20">los</text:span><text:span text:style-name="T102_21"><text:s/></text:span><text:span text:style-name="T102_22">paquetes</text:span><text:span text:style-name="T102_23"><text:s/></text:span><text:span text:style-name="T102_24">y</text:span><text:span text:style-name="T102_25"><text:s/></text:span><text:span text:style-name="T102_26">adelanta</text:span><text:span text:style-name="T102_27"><text:s/></text:span><text:span text:style-name="T102_28">la</text:span><text:span text:style-name="T102_29"><text:s/></text:span><text:span text:style-name="T102_30">ventana</text:span><text:span text:style-name="T102_31"><text:s/></text:span><text:span text:style-name="T102_32">para</text:span><text:span text:style-name="T102_33"><text:s/></text:span><text:span text:style-name="T102_34">enviar</text:span><text:span text:style-name="T102_35"><text:s/></text:span><text:span text:style-name="T102_36">los</text:span><text:span text:style-name="T102_37"><text:s/></text:span><text:span text:style-name="T102_38">siguientes</text:span><text:span text:style-name="T102_39"><text:s/>10<text:s/></text:span><text:span text:style-name="T102_40">paquetes</text:span><text:span text:style-name="T102_41">.</text:span></text:p>
      <text:p text:style-name="P103"/>
      <text:p text:style-name="P104"/>
      <text:list text:style-name="LS1" xml:id="list22" text:continue-list="list0">
        <text:list-item>
          <text:p text:style-name="P105"><text:span text:style-name="T105_1">Por</text:span><text:span text:style-name="T105_2"><text:s/></text:span><text:span text:style-name="T105_3">un</text:span><text:span text:style-name="T105_4"><text:s/></text:span><text:span text:style-name="T105_5">canal</text:span><text:span text:style-name="T105_6"><text:s/></text:span><text:span text:style-name="T105_7">de</text:span><text:span text:style-name="T105_8"><text:s/>100<text:s/></text:span><text:span text:style-name="T105_9">Mbps</text:span><text:span text:style-name="T105_10"><text:s/></text:span><text:span text:style-name="T105_11">con</text:span><text:span text:style-name="T105_12"><text:s/></text:span><text:span text:style-name="T105_13">un</text:span><text:span text:style-name="T105_14"><text:s/></text:span><text:span text:style-name="T105_15">retardo</text:span><text:span text:style-name="T105_16"><text:s/></text:span><text:span text:style-name="T105_17">de</text:span><text:span text:style-name="T105_18"><text:s/>0.12<text:s/></text:span><text:span text:style-name="T105_19">s</text:span><text:span text:style-name="T105_20"><text:s/></text:span><text:span text:style-name="T105_21">se</text:span><text:span text:style-name="T105_22"><text:s/></text:span><text:span text:style-name="T105_23">envían</text:span><text:span text:style-name="T105_24"><text:s/></text:span><text:span text:style-name="T105_25">paquetes</text:span><text:span text:style-name="T105_26"><text:s/></text:span><text:span text:style-name="T105_27">de</text:span><text:span text:style-name="T105_28"><text:s/>1500<text:s/></text:span><text:span text:style-name="T105_29">bytes</text:span><text:span text:style-name="T105_30">.<text:s/></text:span></text:p>
          <text:list>
            <text:list-item>
              <text:p text:style-name="P106"><text:span text:style-name="T106_1">¿</text:span><text:span text:style-name="T106_2">Cuál</text:span><text:span text:style-name="T106_3"><text:s/></text:span><text:span text:style-name="T106_4">será</text:span><text:span text:style-name="T106_5"><text:s/></text:span><text:span text:style-name="T106_6">aproximadamente</text:span><text:span text:style-name="T106_7"><text:s/></text:span><text:span text:style-name="T106_8">el</text:span><text:span text:style-name="T106_9"><text:s/></text:span><text:span text:style-name="T106_10">ancho</text:span><text:span text:style-name="T106_11"><text:s/></text:span><text:span text:style-name="T106_12">de</text:span><text:span text:style-name="T106_13"><text:s/></text:span><text:span text:style-name="T106_14">banda</text:span><text:span text:style-name="T106_15"><text:s/></text:span><text:span text:style-name="T106_16">efectivo</text:span><text:span text:style-name="T106_17"><text:s/></text:span><text:span text:style-name="T106_18">si</text:span><text:span text:style-name="T106_19"><text:s/></text:span><text:span text:style-name="T106_20">se</text:span><text:span text:style-name="T106_21"><text:s/></text:span><text:span text:style-name="T106_22">utiliza</text:span><text:span text:style-name="T106_23"><text:s/></text:span><text:span text:style-name="T106_24">un</text:span><text:span text:style-name="T106_25"><text:s/></text:span><text:span text:style-name="T106_26">protocolo</text:span><text:span text:style-name="T106_27"><text:s/></text:span><text:span text:style-name="T106_28">de</text:span><text:span text:style-name="T106_29"><text:s/></text:span><text:span text:style-name="T106_30">parada</text:span><text:span text:style-name="T106_31"><text:s/></text:span><text:span text:style-name="T106_32">y</text:span><text:span text:style-name="T106_33"><text:s/></text:span><text:span text:style-name="T106_34">espera</text:span><text:span text:style-name="T106_35">?</text:span></text:p>
            </text:list-item>
          </text:list>
        </text:list-item>
      </text:list>
      <text:p text:style-name="P107"/>
      <text:p text:style-name="P108"><text:span text:style-name="T108_1"><text:tab/>☐<text:s/></text:span><text:span text:style-name="T108_2">0.05<text:s/></text:span><text:span text:style-name="T108_3">Mbps</text:span><text:span text:style-name="T108_4"><text:s/><text:tab/></text:span><text:span text:style-name="T108_5">☐<text:s/></text:span><text:span text:style-name="T108_6">50<text:s/></text:span><text:span text:style-name="T108_7">Mbps</text:span><text:span text:style-name="T108_8"><text:tab/></text:span><text:span text:style-name="T108_9">☐<text:s/></text:span><text:span text:style-name="T108_10">100<text:s/></text:span><text:span text:style-name="T108_11">Mbps</text:span><text:span text:style-name="T108_12"><text:tab/></text:span><text:span text:style-name="T108_13">☐<text:s/></text:span><text:span text:style-name="T108_14">Otro</text:span><text:span text:style-name="T108_15">:<text:s/>_____________</text:span></text:p>
      <text:p text:style-name="P109"/>
      <text:list text:style-name="LS1" xml:id="list24" text:continue-list="list0">
        <text:list-item>
          <text:list>
            <text:list-item>
              <text:p text:style-name="P110"><text:span text:style-name="T110_1">Si</text:span><text:span text:style-name="T110_2"><text:s/></text:span><text:span text:style-name="T110_3">se</text:span><text:span text:style-name="T110_4"><text:s/></text:span><text:span text:style-name="T110_5">incrementa</text:span><text:span text:style-name="T110_6"><text:s/></text:span><text:span text:style-name="T110_7">la</text:span><text:span text:style-name="T110_8"><text:s/></text:span><text:span text:style-name="T110_9">capacidad</text:span><text:span text:style-name="T110_10"><text:s/></text:span><text:span text:style-name="T110_11">del</text:span><text:span text:style-name="T110_12"><text:s/></text:span><text:span text:style-name="T110_13">enlace</text:span><text:span text:style-name="T110_14"><text:s/></text:span><text:span text:style-name="T110_15">a</text:span><text:span text:style-name="T110_16"><text:s/>1<text:s/></text:span><text:span text:style-name="T110_17">Gbps</text:span><text:span text:style-name="T110_18"><text:s/></text:span><text:span text:style-name="T110_19">se</text:span><text:span text:style-name="T110_20"><text:s/></text:span><text:span text:style-name="T110_21">logra</text:span><text:span text:style-name="T110_22"><text:s/></text:span><text:span text:style-name="T110_23">mejorar</text:span><text:span text:style-name="T110_24"><text:s/></text:span><text:span text:style-name="T110_25">la</text:span><text:span text:style-name="T110_26"><text:s/></text:span><text:span text:style-name="T110_27">utilización</text:span><text:span text:style-name="T110_28"><text:s/></text:span><text:span text:style-name="T110_29">del</text:span><text:span text:style-name="T110_30"><text:s/></text:span><text:span text:style-name="T110_31">canal</text:span><text:span text:style-name="T110_32">.<text:s/><text:tab/><text:tab/><text:tab/><text:tab/><text:tab/><text:tab/><text:tab/><text:tab/><text:tab/></text:span><text:span text:style-name="T110_33">☐<text:s/></text:span><text:span text:style-name="T110_34">VERDADERO</text:span><text:span text:style-name="T110_35"><text:s/><text:tab/>☐<text:s/></text:span><text:span text:style-name="T110_36">FALSO</text:span></text:p>
            </text:list-item>
            <text:list-item>
              <text:p text:style-name="P111"><text:span text:style-name="T111_1">Para</text:span><text:span text:style-name="T111_2"><text:s/></text:span><text:span text:style-name="T111_3">conseguir</text:span><text:span text:style-name="T111_4"><text:s/></text:span><text:span text:style-name="T111_5">una</text:span><text:span text:style-name="T111_6"><text:s/></text:span><text:span text:style-name="T111_7">mejora</text:span><text:span text:style-name="T111_8"><text:s/></text:span><text:span text:style-name="T111_9">del</text:span><text:span text:style-name="T111_10"><text:s/>20<text:s/>%<text:s/></text:span><text:span text:style-name="T111_11">en</text:span><text:span text:style-name="T111_12"><text:s/></text:span><text:span text:style-name="T111_13">la</text:span><text:span text:style-name="T111_14"><text:s/></text:span><text:span text:style-name="T111_15">utilización</text:span><text:span text:style-name="T111_16"><text:s/></text:span><text:span text:style-name="T111_17">del</text:span><text:span text:style-name="T111_18"><text:s/></text:span><text:span text:style-name="T111_19">canal</text:span><text:span text:style-name="T111_20">,<text:s/></text:span><text:span text:style-name="T111_21">se</text:span><text:span text:style-name="T111_22"><text:s/></text:span><text:span text:style-name="T111_23">debe</text:span><text:span text:style-name="T111_24"><text:s/></text:span><text:span text:style-name="T111_25">utilizar</text:span><text:span text:style-name="T111_26"><text:s/></text:span><text:span text:style-name="T111_27">un</text:span><text:span text:style-name="T111_28"><text:s/></text:span><text:span text:style-name="T111_29">protocolo</text:span><text:span text:style-name="T111_30"><text:s/></text:span><text:span text:style-name="T111_31">en</text:span><text:span text:style-name="T111_32"><text:s/></text:span><text:span text:style-name="T111_33">pipeline</text:span><text:span text:style-name="T111_34"><text:s/></text:span><text:span text:style-name="T111_35">con</text:span><text:span text:style-name="T111_36"><text:s/></text:span><text:span text:style-name="T111_37">una</text:span><text:span text:style-name="T111_38"><text:s/></text:span><text:span text:style-name="T111_39">ventana</text:span><text:span text:style-name="T111_40"><text:s/></text:span><text:span text:style-name="T111_41">deslizante</text:span><text:span text:style-name="T111_42"><text:s/></text:span><text:span text:style-name="T111_43">de</text:span><text:span text:style-name="T111_44"><text:s/></text:span><text:span text:style-name="T111_45">tamaño</text:span><text:span text:style-name="T111_46">:<text:s/></text:span></text:p>
            </text:list-item>
          </text:list>
        </text:list-item>
      </text:list>
      <text:p text:style-name="P112"/>
      <text:p text:style-name="P113"><text:span text:style-name="T113_1"><text:tab/>☐<text:s/></text:span><text:span text:style-name="T113_2">5<text:s/><text:tab/></text:span><text:span text:style-name="T113_3">☐<text:s/></text:span><text:span text:style-name="T113_4">50<text:tab/></text:span><text:span text:style-name="T113_5">☐<text:s/></text:span><text:span text:style-name="T113_6">100<text:tab/></text:span><text:span text:style-name="T113_7">☐<text:s/></text:span><text:span text:style-name="T113_8">400</text:span><text:span text:style-name="T113_9"><text:s text:c="2"/><text:tab/></text:span><text:span text:style-name="T113_10">☐<text:s/></text:span><text:span text:style-name="T113_11">_____________</text:span></text:p>
      <text:p text:style-name="P114"/>
      <text:p text:style-name="P1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Georgia" svg:font-family="Georgia"/>
    <style:font-face style:name="Tahoma" svg:font-family="Tahom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.63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00%" fo:margin-top="0.353cm" fo:margin-bottom="0cm" fo:margin-left="0.63cm" fo:keep-with-next="always" fo:keep-together="always" style:writing-mode="lr-tb"/>
      <style:text-properties fo:color="#4f81bd" style:font-name="Cambria" fo:font-size="13pt" style:font-name-asian="Cambria" style:font-size-asian="13pt" style:font-name-complex="Cambria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fo:color="#000000" style:font-name="Verdana" fo:font-size="10pt" style:font-name-asian="Verdana" style:font-size-asian="10pt" style:font-name-complex="Verdana" style:font-size-complex="10pt"/>
    </style:style>
    <text:list-style style:name="LS1">
      <text:list-level-style-number style:num-format="1" text:style-name="List1Level0" style:num-suffix=")" text:level="1">
        <style:list-level-properties text:space-before="0.635cm" text:min-label-width="-0.141cm" fo:text-align="start"/>
        <style:text-properties fo:color="#000000" style:font-name="Verdana" fo:font-size="10pt" style:font-name-asian="Verdana" style:font-size-asian="10pt" style:font-name-complex="Verdana" style:font-size-complex="10pt"/>
      </text:list-level-style-number>
      <text:list-level-style-number style:num-format="a" text:style-name="List1Level1" style:num-suffix="." text:level="2">
        <style:list-level-properties text:space-before="1.905cm" text:min-label-width="-0.141cm" fo:text-align="start"/>
      </text:list-level-style-number>
      <text:list-level-style-number style:num-format="i" text:style-name="List1Level2" style:num-suffix="." text:level="3">
        <style:list-level-properties text:min-label-width="3.034cm" text:min-label-distance="-0.459cm" fo:text-align="end"/>
      </text:list-level-style-number>
      <text:list-level-style-number style:num-format="1" text:style-name="List1Level3" style:num-suffix="." text:level="4">
        <style:list-level-properties text:space-before="4.445cm" text:min-label-width="-0.141cm" fo:text-align="start"/>
      </text:list-level-style-number>
      <text:list-level-style-number style:num-format="a" text:style-name="List1Level4" style:num-suffix="." text:level="5">
        <style:list-level-properties text:space-before="5.715cm" text:min-label-width="-0.141cm" fo:text-align="start"/>
      </text:list-level-style-number>
      <text:list-level-style-number style:num-format="i" text:style-name="List1Level5" style:num-suffix="." text:level="6">
        <style:list-level-properties text:min-label-width="6.844cm" text:min-label-distance="-0.459cm" fo:text-align="end"/>
      </text:list-level-style-number>
      <text:list-level-style-number style:num-format="1" text:style-name="List1Level6" style:num-suffix="." text:level="7">
        <style:list-level-properties text:space-before="8.255cm" text:min-label-width="-0.141cm" fo:text-align="start"/>
      </text:list-level-style-number>
      <text:list-level-style-number style:num-format="a" text:style-name="List1Level7" style:num-suffix="." text:level="8">
        <style:list-level-properties text:space-before="9.525cm" text:min-label-width="-0.141cm" fo:text-align="start"/>
      </text:list-level-style-number>
      <text:list-level-style-number style:num-format="i" text:style-name="List1Level8" style:num-suffix="." text:level="9">
        <style:list-level-properties text:min-label-width="10.654cm" text:min-label-distance="-0.459cm" fo:text-align="end"/>
      </text:list-level-style-number>
    </text:list-style>
    <style:style style:name="List2Level0" style:family="text">
      <style:text-properties style:font-name="Verdana" fo:font-size="10pt" style:font-name-asian="Verdana" style:font-size-asian="10pt" style:font-name-complex="Verdana" style:font-size-complex="10pt"/>
    </style:style>
    <text:list-style style:name="LS2">
      <text:list-level-style-number style:num-format="a" text:style-name="List2Level0" style:num-suffix=")" text:level="1">
        <style:list-level-properties text:space-before="0.635cm" text:min-label-width="1.129cm" fo:text-align="start"/>
        <style:text-properties style:font-name="Verdana" fo:font-size="10pt" style:font-name-asian="Verdana" style:font-size-asian="10pt" style:font-name-complex="Verdana" style:font-size-complex="10pt"/>
      </text:list-level-style-number>
      <text:list-level-style-number style:num-format="a" text:style-name="List2Level1" style:num-suffix="." text:level="2">
        <style:list-level-properties text:space-before="1.905cm" text:min-label-width="1.129cm" fo:text-align="start"/>
      </text:list-level-style-number>
      <text:list-level-style-number style:num-format="i" text:style-name="List2Level2" style:num-suffix="." text:level="3">
        <style:list-level-properties text:min-label-width="4.304cm" text:min-label-distance="0.811cm" fo:text-align="end"/>
      </text:list-level-style-number>
      <text:list-level-style-number style:num-format="1" text:style-name="List2Level3" style:num-suffix="." text:level="4">
        <style:list-level-properties text:space-before="4.445cm" text:min-label-width="1.129cm" fo:text-align="start"/>
      </text:list-level-style-number>
      <text:list-level-style-number style:num-format="a" text:style-name="List2Level4" style:num-suffix="." text:level="5">
        <style:list-level-properties text:space-before="5.715cm" text:min-label-width="1.129cm" fo:text-align="start"/>
      </text:list-level-style-number>
      <text:list-level-style-number style:num-format="i" text:style-name="List2Level5" style:num-suffix="." text:level="6">
        <style:list-level-properties text:min-label-width="8.114cm" text:min-label-distance="0.811cm" fo:text-align="end"/>
      </text:list-level-style-number>
      <text:list-level-style-number style:num-format="1" text:style-name="List2Level6" style:num-suffix="." text:level="7">
        <style:list-level-properties text:space-before="8.255cm" text:min-label-width="1.129cm" fo:text-align="start"/>
      </text:list-level-style-number>
      <text:list-level-style-number style:num-format="a" text:style-name="List2Level7" style:num-suffix="." text:level="8">
        <style:list-level-properties text:space-before="9.525cm" text:min-label-width="1.129cm" fo:text-align="start"/>
      </text:list-level-style-number>
      <text:list-level-style-number style:num-format="i" text:style-name="List2Level8" style:num-suffix="." text:level="9">
        <style:list-level-properties text:min-label-width="11.924cm" text:min-label-distance="0.811cm" fo:text-align="end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.501cm" fo:padding-left="0cm" fo:margin-left="2cm" fo:padding-right="0cm" fo:margin-right="1.998cm"/>
      <style:header-style>
        <style:header-footer-properties fo:min-height="1.252cm" fo:margin-bottom="1.252cm" style:dynamic-spacing="true"/>
      </style:head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00%" fo:margin-top="1.251cm" fo:margin-left="0cm" style:writing-mode="lr-tb">
        <style:tab-stops>
          <style:tab-stop style:type="center" style:leader-style="none" style:position="7.938cm"/>
          <style:tab-stop style:type="right" style:leader-style="none" style:position="15.875cm"/>
        </style:tab-stops>
      </style:paragraph-properties>
    </style:style>
    <style:style style:name="T1_1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1_2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1_3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1_4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1_5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1_6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1_7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P2" style:family="paragraph" style:parent-style-name="Standard">
      <style:paragraph-properties fo:text-align="center" fo:break-before="auto" fo:text-indent="0cm" fo:line-height="100%" fo:margin-top="0cm" fo:margin-left="0cm" style:writing-mode="lr-tb">
        <style:tab-stops>
          <style:tab-stop style:type="center" style:leader-style="none" style:position="7.938cm"/>
        </style:tab-stops>
      </style:paragraph-properties>
    </style:style>
    <style:style style:name="T2_1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2_2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2_3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2_4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2_5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T2_6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00%" fo:margin-top="0cm" fo:margin-left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3_1" style:family="text">
      <style:text-properties style:font-name="Tahoma" fo:font-size="8pt" style:font-name-asian="Tahoma" style:font-size-asian="8pt" style:font-name-complex="Tahoma" style:font-size-complex="8pt" fo:font-weight="bold" style:font-weight-asian="bold" style:font-weight-complex="bold"/>
    </style:style>
    <style:style style:name="P4" style:family="paragraph" style:parent-style-name="Standard">
      <style:paragraph-properties fo:break-before="auto" fo:text-indent="0cm" fo:line-height="150%" fo:margin-top="0cm" fo:margin-left="0cm" style:writing-mode="lr-tb">
        <style:tab-stops>
          <style:tab-stop style:type="right" style:leader-style="none" style:position="15.753cm"/>
        </style:tab-stops>
      </style:paragraph-properties>
    </style:style>
    <style:style style:name="T4_1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T4_2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T4_3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T4_4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T4_5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T4_6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00%" fo:margin-top="0cm" fo:margin-bottom="0.212cm" fo:margin-left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T5_2" style:family="text">
      <style:text-properties style:font-name="Tahoma" fo:font-size="11pt" style:font-name-asian="Tahoma" style:font-size-asian="11pt" style:font-name-complex="Tahoma" style:font-size-complex="11pt"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00%" fo:margin-top="0cm" fo:margin-bottom="0cm" fo:margin-left="0.63cm" style:writing-mode="lr-tb">
        <style:tab-stops>
          <style:tab-stop style:type="center" style:leader-style="none" style:position="6.87cm"/>
          <style:tab-stop style:type="right" style:leader-style="none" style:position="14.37cm"/>
        </style:tab-stops>
      </style:paragraph-properties>
    </style:style>
  </office:automatic-styles>
  <office:master-styles>
    <style:master-page style:name="Standard" style:page-layout-name="pm1">
      <style:header>
        <text:p text:style-name="P1"><text:span text:style-name="T1_1">REDES</text:span><text:span text:style-name="T1_2"><text:s/></text:span><text:span text:style-name="T1_3">DE</text:span><text:span text:style-name="T1_4"><text:s/></text:span><text:span text:style-name="T1_5">COMPUTADORAS</text:span><text:span text:style-name="T1_6"><text:s/></text:span><text:span text:style-name="T1_7">I</text:span></text:p>
        <text:p text:style-name="P2"><text:span text:style-name="T2_1">RECUPERATORIO</text:span><text:span text:style-name="T2_2"><text:s/>1</text:span><text:span text:style-name="T2_3">º</text:span><text:span text:style-name="T2_4"><text:s/></text:span><text:span text:style-name="T2_5">PARCIAL</text:span><text:span text:style-name="T2_6"><text:s/>(15/10/2015)</text:span></text:p>
        <text:p text:style-name="P3"><text:span text:style-name="T3_1"><text:tab/></text:span></text:p>
        <text:p text:style-name="P4"><text:span text:style-name="T4_1">APELLIDO</text:span><text:span text:style-name="T4_2"><text:s/></text:span><text:span text:style-name="T4_3">Y</text:span><text:span text:style-name="T4_4"><text:s/></text:span><text:span text:style-name="T4_5">NOMBRE</text:span><text:span text:style-name="T4_6">:<text:s/><text:tab/></text:span></text:p>
        <text:p text:style-name="P5"><text:span text:style-name="T5_1">LEGAJO</text:span><text:span text:style-name="T5_2">:<text:s/>__________________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